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5.503cm"/>
    </style:style>
    <style:style style:name="co4" style:family="table-column">
      <style:table-column-properties fo:break-before="auto" style:column-width="13.9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3" style:family="table-cell" style:parent-style-name="Default">
      <style:text-properties fo:language="fr" fo:country="FR"/>
    </style:style>
    <style:style style:name="ce5" style:family="table-cell" style:parent-style-name="Default">
      <style:table-cell-properties style:cell-protect="none" style:print-content="true"/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/>
    </style:style>
    <style:style style:name="ce25" style:family="table-cell" style:parent-style-name="Default">
      <style:text-properties style:font-name="Liberation Sans" fo:font-size="10pt" fo:language="en" fo:country="GB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20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2" table:row="420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3" table:row="420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3" table:row="420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20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21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21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2" table:row="421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3" table:row="421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421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2" table:row="422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2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23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3" table:row="422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422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2" table:row="423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3" table:row="423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3" table:row="423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2" table:row="422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2" table:row="423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3" table:row="422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3" table:row="423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2" table:row="424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3" table:row="424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3" table:row="424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2" table:row="425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3" table:row="425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425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6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6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5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3" table:row="22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3" table:row="26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3" table:row="33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3" table:row="34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3" table:row="35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3" table:row="36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3" table:row="37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3" table:row="38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3" table:row="39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3" table:row="42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3" table:row="42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3" table:row="46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3" table:row="48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3" table:row="49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3" table:row="50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3" table:row="52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3" table:row="53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3" table:row="46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3" table:row="177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3" table:row="178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3" table:row="179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3" table:row="182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3" table:row="183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3" table:row="184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3" table:row="211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3" table:row="236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3" table:row="237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3" table:row="273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3" table:row="274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3" table:row="284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3" table:row="285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3" table:row="284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3" table:row="385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3" table:row="412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3" table:row="414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3" table:row="422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3" table:row="43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3" table:row="385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2" table:row="426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6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6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3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3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31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3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2" table:row="428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3" table:row="428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2" table:row="430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3" table:row="430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3" table:row="428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3" table:row="430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2" table:row="430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2" table:row="431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31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32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33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31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30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7" table:table="0">
          <office:change-info>
            <dc:creator> </dc:creator>
            <dc:date>2018-08-30T10:57:04.256000000</dc:date>
          </office:change-info>
          <table:dependencies>
            <table:dependency table:id="ct2950"/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2" table:row="42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7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6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3" table:row="426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3" table:row="427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9" table:table="0">
          <office:change-info>
            <dc:creator> </dc:creator>
            <dc:date>2018-08-30T10:57:57.729000000</dc:date>
          </office:change-info>
          <table:dependencies>
            <table:dependency table:id="ct2952"/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2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3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8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9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2" table:row="428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3" table:row="428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3" table:row="429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2" table:row="430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2" table:row="428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2" table:row="429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2" table:row="430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2" table:row="430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2" table:row="431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3" table:start-row="430" table:start-table="0" table:end-column="3" table:end-row="429" table:end-table="0"/>
          <table:target-range-address table:column="3" table:row="430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3" table:row="430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3" table:row="431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3" table:row="431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3" table:row="430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30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30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31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32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2" table:row="430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2" table:row="428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2" table:row="431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2" table:row="429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3" table:row="430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3" table:row="428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3" table:row="431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3" table:row="429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32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33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2" table:row="430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2" table:row="431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3" table:row="430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3" table:row="431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3" table:row="430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3" table:row="431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2" table:row="25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2" table:row="25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2528"/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2527"/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2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2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3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3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32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32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2" table:row="432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3" table:row="432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3" table:row="432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2" table:table="0">
          <office:change-info>
            <dc:creator> </dc:creator>
            <dc:date>2018-08-30T11:31:45.507000000</dc:date>
          </office:change-info>
          <table:dependencies>
            <table:dependency table:id="ct3412"/>
            <table:dependency table:id="ct2546"/>
            <table:dependency table:id="ct168"/>
          </table:dependencies>
        </table:insertion>
        <table:insertion table:id="ct156" table:acceptance-state="accepted" table:type="row" table:position="6" table:table="0">
          <office:change-info>
            <dc:creator> </dc:creator>
            <dc:date>2018-08-30T11:31:47.330000000</dc:date>
          </office:change-info>
          <table:dependencies>
            <table:dependency table:id="ct2530"/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5" table:table="0">
          <office:change-info>
            <dc:creator> </dc:creator>
            <dc:date>2018-08-30T11:31:48.642000000</dc:date>
          </office:change-info>
          <table:dependencies>
            <table:dependency table:id="ct2529"/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5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2" table:row="5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3" table:row="5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6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2" table:row="6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3" table:row="6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2" table:row="5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2" table:row="6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3" table:row="6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3" table:row="5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2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33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33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33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2" table:row="433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3" table:row="433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4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4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2" table:row="434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3" table:row="434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5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5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2" table:row="435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3" table:row="435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2" table:row="436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6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6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3" table:row="436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6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7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7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8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9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2" table:row="437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2" table:row="438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3" table:row="436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2" table:row="436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3" table:row="437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3" table:row="437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8" table:table="0">
          <office:change-info>
            <dc:creator> </dc:creator>
            <dc:date>2018-08-30T11:44:20.668000000</dc:date>
          </office:change-info>
          <table:dependencies>
            <table:dependency table:id="ct2532"/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7" table:table="0">
          <office:change-info>
            <dc:creator> </dc:creator>
            <dc:date>2018-08-30T11:44:22.091000000</dc:date>
          </office:change-info>
          <table:dependencies>
            <table:dependency table:id="ct2531"/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7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2" table:row="7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3" table:row="7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8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2" table:row="8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3" table:row="8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9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40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439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3" table:row="439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3" table:row="439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2" table:row="440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3" table:row="440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41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2" table:row="441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3" table:row="441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3" table:row="8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2" table:row="8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3" table:row="8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8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8" table:table="0">
          <office:change-info>
            <dc:creator> </dc:creator>
            <dc:date>2018-08-30T12:38:36.722000000</dc:date>
          </office:change-info>
          <table:dependencies>
            <table:dependency table:id="ct2941"/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7" table:table="0">
          <office:change-info>
            <dc:creator> </dc:creator>
            <dc:date>2018-08-30T12:38:37.164000000</dc:date>
          </office:change-info>
          <table:dependencies>
            <table:dependency table:id="ct2940"/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6" table:table="0">
          <office:change-info>
            <dc:creator> </dc:creator>
            <dc:date>2018-08-30T12:38:37.491000000</dc:date>
          </office:change-info>
          <table:dependencies>
            <table:dependency table:id="ct2939"/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6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2" table:row="416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3" table:row="415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3" table:row="416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3" table:row="416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2" table:row="417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7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3" table:row="417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3" table:row="417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8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8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2" table:row="418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3" table:row="418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3" table:row="418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8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82" table:table="0">
          <office:change-info>
            <dc:creator> </dc:creator>
            <dc:date>2018-08-30T12:46:11.624000000</dc:date>
          </office:change-info>
          <table:dependencies>
            <table:dependency table:id="ct2905"/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2" table:row="382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3" table:row="382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3" table:row="383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82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83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4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5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6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42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2" table:row="442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3" table:row="442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2" table:row="443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43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43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3" table:row="443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3" table:row="443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2" table:row="444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3" table:row="443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3" table:row="444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3" table:row="444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4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4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5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2" table:row="445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3" table:row="445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6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6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2" table:row="446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3" table:row="446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3" table:row="446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2" table:row="447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7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7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3" table:row="447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3" table:row="447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7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8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9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2" table:row="448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2" table:row="449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3" table:row="448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3" table:row="449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3" table:row="448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3" table:row="449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2" table:row="450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50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3" table:row="450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51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52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51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2" table:row="451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3" table:row="451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52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53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4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53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4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2" table:row="452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3" table:row="452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3" table:row="452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72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73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53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4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53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4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53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4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5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6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53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2" table:row="453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3" table:row="453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4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5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6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4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2" table:row="454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3" table:row="454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454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2" table:row="455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5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3" table:row="455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3" table:row="455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2" table:row="449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2" table:row="448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8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6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2" table:row="456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2" table:row="456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3" table:row="456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3" table:row="456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6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50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7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7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2" table:row="457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3" table:row="457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72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73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2" table:row="458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8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8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3" table:row="458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2" table:row="459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9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3" table:row="459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2" table:row="459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3" table:row="459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9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2" table:row="460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60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60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60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3" table:row="460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3" table:row="460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2" table:row="461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3" table:row="461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61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2" table:row="462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62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62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3" table:row="462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3" table:row="462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63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2" table:row="463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3" table:row="463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3" table:row="463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4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2" table:row="464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2" table:row="464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3" table:row="464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4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5" table:table="0">
          <office:change-info>
            <dc:creator> </dc:creator>
            <dc:date>2018-10-03T19:39:04.611000000</dc:date>
          </office:change-info>
          <table:dependencies>
            <table:dependency table:id="ct2539"/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4" table:table="0">
          <office:change-info>
            <dc:creator> </dc:creator>
            <dc:date>2018-10-03T19:39:07.976000000</dc:date>
          </office:change-info>
          <table:dependencies>
            <table:dependency table:id="ct2538"/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4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5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2" table:row="14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3" table:row="14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2" table:row="15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3" table:row="15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2" table:row="465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5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5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3" table:row="465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3" table:row="465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2" table:row="466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6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6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3" table:row="466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3" table:row="466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2" table:row="467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7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3" table:row="467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3" table:row="467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7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2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3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8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2" table:row="468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3" table:row="468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2" table:row="469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9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9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70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71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72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9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3" table:row="469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3" table:row="469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70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2" table:row="470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3" table:row="470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3" table:row="470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71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72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2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2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3" table:row="471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3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71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72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71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72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2" table:row="472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2" table:row="472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3" table:row="471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3" table:row="472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71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2" table:row="472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71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71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2" table:row="471" table:table="0"/>
          <table:target-range-address table:column="2" table:row="472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72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2" table:row="471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3" table:row="471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72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2" table:row="473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72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73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3" table:row="472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3" table:row="473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3" table:row="472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3" table:row="473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2" table:row="474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2" table:row="474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3" table:row="474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4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4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2" table:row="475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2" table:row="475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5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6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5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6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7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8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9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3" table:row="475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3" table:row="475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5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7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8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9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2" table:row="476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3" table:row="476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3" table:row="476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3" table:row="476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6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2" table:row="477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3" table:row="477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3" table:row="477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6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7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8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2" table:row="478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3" table:row="478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3" table:row="478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2" table:row="479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3" table:row="479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3" table:row="479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9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80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81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9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2" table:row="480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3" table:row="480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3" table:row="480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80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5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6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2" table:row="481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3" table:row="481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81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82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82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81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82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2" table:row="482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3" table:row="482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482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2" table:row="483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3" table:row="483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3" table:row="483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83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2" table:row="484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3" table:row="484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3" table:row="484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4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4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2" table:row="485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3" table:row="485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3" table:row="483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3" table:row="485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5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2" table:row="486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3" table:row="486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6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7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7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3" table:row="486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2" table:row="487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3" table:row="487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3" table:row="487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2" table:row="488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3" table:row="488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3" table:row="488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8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9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8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9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2" table:row="489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3" table:row="489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3" table:row="489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6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7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8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9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7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8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9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2" table:row="490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90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91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90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91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3" table:row="490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3" table:row="490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3" table:row="490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2" table:row="491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3" table:row="491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3" table:row="491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92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92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2" table:row="492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3" table:row="492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3" table:row="492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93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4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5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6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7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93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2" table:row="493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3" table:row="493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3" table:row="493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2" table:row="494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4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3" table:row="494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3" table:row="494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4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2" table:row="495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5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2" table:row="495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3" table:row="495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3" table:row="495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6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2" table:row="496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6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7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3" table:row="496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3" table:row="496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2" table:row="497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3" table:row="497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3" table:row="497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5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6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7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8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9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500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501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2" table:row="498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8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9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3" table:row="498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3" table:row="498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2" table:row="499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3" table:row="499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3" table:row="499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8" table:table="0">
          <office:change-info>
            <dc:creator> </dc:creator>
            <dc:date>2018-10-14T13:05:39.700000000</dc:date>
          </office:change-info>
          <table:dependencies>
            <table:dependency table:id="ct2542"/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7" table:table="0">
          <office:change-info>
            <dc:creator> </dc:creator>
            <dc:date>2018-10-14T13:05:41.400000000</dc:date>
          </office:change-info>
          <table:dependencies>
            <table:dependency table:id="ct2541"/>
          </table:dependencies>
        </table:insertion>
        <table:insertion table:id="ct617" table:acceptance-state="accepted" table:type="row" table:position="16" table:table="0">
          <office:change-info>
            <dc:creator> </dc:creator>
            <dc:date>2018-10-14T13:05:45.019000000</dc:date>
          </office:change-info>
          <table:dependencies>
            <table:dependency table:id="ct2540"/>
            <table:dependency table:id="ct618"/>
          </table:dependencies>
        </table:insertion>
        <table:movement table:id="ct618" table:acceptance-state="accepted">
          <table:source-range-address table:start-column="0" table:start-row="102" table:start-table="0" table:end-column="1024" table:end-row="101" table:end-table="0"/>
          <table:target-range-address table:start-column="0" table:start-row="16" table:start-table="0" table:end-column="1024" table:end-row="17" table:end-table="0"/>
          <office:change-info>
            <dc:creator> </dc:creator>
            <dc:date>2018-10-14T13:06:10.244000000</dc:date>
          </office:change-info>
          <table:dependencies>
            <table:dependency table:id="ct2525"/>
            <table:dependency table:id="ct620"/>
            <table:dependency table:id="ct619"/>
          </table:dependencies>
        </table:movement>
        <table:deletion table:id="ct619" table:acceptance-state="accepted" table:type="row" table:position="102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2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8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" table:row="18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3" table:row="18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3" table:row="18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2" table:row="500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500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6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500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3" table:row="500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3" table:row="500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2" table:row="501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3" table:row="501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3" table:row="501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501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502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503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2" table:row="502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3" table:row="502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2" table:row="503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3" table:row="503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3" table:row="503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2" table:row="503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3" table:row="503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502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503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2" table:row="504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4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3" table:row="504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3" table:row="504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3" table:row="504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2" table:row="505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3" table:row="505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3" table:row="505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5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6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2" table:row="506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3" table:row="506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3" table:row="506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3" table:row="506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9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10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11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7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2" table:row="507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8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3" table:row="507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3" table:row="507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2" table:row="508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3" table:row="508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2" table:row="509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9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3" table:row="509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3" table:row="509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2" table:row="510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3" table:row="510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3" table:row="510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10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2" table:row="511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1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4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5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6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3" table:row="511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3" table:row="511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11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2" table:row="512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12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3" table:row="512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3" table:row="512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2" table:row="513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3" table:row="513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3" table:row="513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13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4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2" table:row="514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3" table:row="514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3" table:row="514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2" table:row="515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8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9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20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5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6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7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3" table:row="515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3" table:row="515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2" table:row="516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3" table:row="516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3" table:row="516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2" table:row="517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3" table:row="517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3" table:row="517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2" table:row="518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8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3" table:row="518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8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2" table:row="519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3" table:row="519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9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20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2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23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4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5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20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2" table:row="520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3" table:row="520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3" table:row="520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2" table:row="521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21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3" table:row="521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3" table:row="521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2" table:row="522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22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3" table:row="522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3" table:row="522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2" table:row="523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23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3" table:row="523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3" table:row="523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3" table:row="522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23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2" table:row="524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4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5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3" table:row="524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3" table:row="524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2" table:row="525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3" table:row="525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2" table:row="525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6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6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2" table:row="526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2" table:row="527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7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3" table:row="526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3" table:row="527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3" table:row="526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3" table:row="527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3" table:row="526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3" table:row="527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8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8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2" table:row="528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3" table:row="528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3" table:row="528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9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9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30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30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31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31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32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33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32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33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4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4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2" table:row="529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2" table:row="530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2" table:row="529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3" table:row="529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3" table:row="530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2" table:row="531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3" table:row="531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3" table:row="531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2" table:row="533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2" table:row="532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3" table:row="532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3" table:row="532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3" table:row="533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3" table:row="532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3" table:row="533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2" table:row="534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3" table:row="534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3" table:row="534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3" table:row="534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5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2" table:row="535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3" table:row="535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3" table:row="535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6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6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7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8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2" table:row="536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3" table:row="536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2" table:row="537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2" table:row="538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3" table:row="537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3" table:row="538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3" table:row="537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3" table:row="538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9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9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40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2" table:row="539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2" table:row="540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3" table:row="539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3" table:row="539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3" table:row="539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3" table:row="540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3" table:row="540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42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42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42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41" table:start-table="0" table:end-column="0" table:end-row="542" table:end-table="0"/>
          <table:target-range-address table:start-column="0" table:start-row="542" table:start-table="0" table:end-column="0" table:end-row="543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41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41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2" table:row="541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3" table:row="541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2" table:row="542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3" table:row="542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3" table:row="542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2" table:row="543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3" table:row="543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3" table:row="543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3" table:row="525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2" table:row="544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3" table:row="544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3" table:row="544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4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4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2" table:row="545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5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5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6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3" table:row="545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3" table:row="545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2" table:row="546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3" table:row="546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3" table:row="546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2" table:row="548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3" table:row="548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8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8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9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50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3" table:row="548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2" table:row="549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3" table:row="549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3" table:row="549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2" table:row="550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3" table:row="550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3" table:row="550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51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51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2" table:row="551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51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52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53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54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3" table:row="551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2" table:row="552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3" table:row="552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2" table:row="553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2" table:row="553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3" table:row="553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2" table:row="554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3" table:row="554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3" table:row="554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5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6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7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8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2" table:row="555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3" table:row="555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3" table:row="555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2" table:row="556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3" table:row="556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2" table:row="557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3" table:row="557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3" table:row="556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3" table:row="557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2" table:row="558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3" table:row="558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2" table:row="559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3" table:row="559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6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61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62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63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64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2" table:row="560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3" table:row="560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3" table:row="559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3" table:row="560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2" table:row="561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2" table:row="562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2" table:row="563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3" table:row="561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3" table:row="562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3" table:row="562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3" table:row="563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2" table:row="564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3" table:row="564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2" table:row="565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3" table:row="565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3" table:row="565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3" table:row="565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5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6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7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7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7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7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2" table:row="566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2" table:row="567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2" table:row="568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3" table:row="566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3" table:row="567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3" table:row="568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3" table:row="568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3" table:row="567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3" table:row="566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2" table:row="569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3" table:row="569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2" table:row="570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3" table:row="570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2" table:row="571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3" table:row="571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3" table:row="571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3" table:row="570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3" table:row="570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72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72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73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74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5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6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72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2" table:row="572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73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2" table:row="573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74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2" table:row="574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5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2" table:row="575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6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2" table:row="576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7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2" table:row="577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8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2" table:row="578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9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2" table:row="579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3" table:row="572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3" table:row="572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3" table:row="573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3" table:row="573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3" table:row="574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3" table:row="575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3" table:row="576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3" table:row="577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3" table:row="576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3" table:row="577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3" table:row="579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3" table:row="579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3" table:row="579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3" table:row="579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3" table:row="578" table:table="0"/>
          <table:target-range-address table:column="3" table:row="580" table:table="0"/>
          <office:change-info>
            <dc:creator> </dc:creator>
            <dc:date>2018-11-19T16:58:39.080000000</dc:date>
          </office:change-info>
          <table:dependencies>
            <table:dependency table:id="ct3457"/>
            <table:dependency table:id="ct1016"/>
          </table:dependencies>
        </table:movement>
        <table:movement table:id="ct1016" table:acceptance-state="accepted">
          <table:source-range-address table:start-column="3" table:start-row="579" table:start-table="0" table:end-column="3" table:end-row="580" table:end-table="0"/>
          <table:target-range-address table:start-column="3" table:start-row="578" table:start-table="0" table:end-column="3" table:end-row="579" table:end-table="0"/>
          <office:change-info>
            <dc:creator> </dc:creator>
            <dc:date>2018-11-19T16:59:02.185000000</dc:date>
          </office:change-info>
          <table:dependencies>
            <table:dependency table:id="ct3458"/>
            <table:dependency table:id="ct3449"/>
            <table:dependency table:id="ct3437"/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2" table:row="580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80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2" table:row="581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81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81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80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81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3" table:row="580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3" table:row="581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3" table:row="580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3" table:row="581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2" table:row="582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2" table:row="583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82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83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2" table:row="584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2" table:row="585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84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5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3" table:row="582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3" table:row="583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3" table:row="584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3" table:row="585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3" table:row="582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3" table:row="583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3" table:row="584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3" table:row="585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6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2" table:row="586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6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2" table:row="587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7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8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9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90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90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92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93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7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2" table:row="588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8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2" table:row="589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9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2" table:row="590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90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2" table:row="590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90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2" table:row="590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90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2" table:row="590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2" table:row="590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90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2" table:row="590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90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2" table:row="590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2" table:row="590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90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2" table:row="590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90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2" table:row="590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2" table:row="590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90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2" table:row="590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90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2" table:row="590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90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90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60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60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2" table:row="590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90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2" table:row="592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92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2" table:row="593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93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2" table:row="594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94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2" table:row="595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95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2" table:row="595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95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2" table:row="595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95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2" table:row="595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95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2" table:row="596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6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2" table:row="596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6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2" table:row="596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6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2" table:row="596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6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2" table:row="596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6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2" table:row="596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6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6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600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601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1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1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1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2" table:row="596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6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2" table:row="597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7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2" table:row="598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6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8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9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2" table:row="599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6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600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601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7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6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90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94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94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90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95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95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95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6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600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601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2" table:row="600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2" table:row="601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601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602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602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603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604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605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602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602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603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2" table:row="602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2" table:row="603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604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605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604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605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604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605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2" table:row="604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605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605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8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9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10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11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12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2" table:row="605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605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2" table:row="608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8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9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8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9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2" table:row="609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10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2" table:row="610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3" table:row="610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3" table:row="610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3" table:row="610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10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20" table:table="0">
          <office:change-info>
            <dc:creator> </dc:creator>
            <dc:date>2018-11-27T11:09:39.310000000</dc:date>
          </office:change-info>
          <table:dependencies>
            <table:dependency table:id="ct2544"/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9" table:table="0">
          <office:change-info>
            <dc:creator> </dc:creator>
            <dc:date>2018-11-27T11:09:41.481000000</dc:date>
          </office:change-info>
          <table:dependencies>
            <table:dependency table:id="ct2543"/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9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20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2" table:row="19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3" table:row="19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3" table:row="19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2" table:row="20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3" table:row="20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3" table:row="20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20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9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20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21" table:table="0">
          <office:change-info>
            <dc:creator> </dc:creator>
            <dc:date>2018-11-27T11:12:32.426000000</dc:date>
          </office:change-info>
          <table:dependencies>
            <table:dependency table:id="ct3489"/>
            <table:dependency table:id="ct2545"/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21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2" table:row="21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3" table:row="21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3" table:row="21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11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2" table:row="611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3" table:row="611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3" table:row="611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11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12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3" table:row="586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3" table:row="587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3" table:row="588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2" table:row="588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2" table:row="589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3" table:row="588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3" table:row="589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3" table:row="589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3" table:row="590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3" table:row="590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3" table:row="590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3" table:row="592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3" table:row="592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3" table:row="593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3" table:row="593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3" table:row="594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3" table:row="595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3" table:row="595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3" table:row="592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3" table:row="596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3" table:row="597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3" table:row="598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3" table:row="598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3" table:row="599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3" table:row="599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3" table:row="599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3" table:row="600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3" table:row="600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3" table:row="601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3" table:row="601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3" table:row="602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3" table:row="602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3" table:row="604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3" table:row="604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3" table:row="604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3" table:start-row="603" table:start-table="0" table:end-column="3" table:end-row="604" table:end-table="0"/>
          <table:target-range-address table:start-column="3" table:start-row="604" table:start-table="0" table:end-column="3" table:end-row="605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3" table:row="603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3" table:row="603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3" table:row="608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3" table:row="609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12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12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2" table:row="612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3" table:row="612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3" table:row="612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13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13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14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15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16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7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13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2" table:row="613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3" table:row="613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14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2" table:row="614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3" table:row="614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15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2" table:row="615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3" table:row="615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16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2" table:row="616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3" table:row="616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7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2" table:row="617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3" table:row="617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7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2" table:row="618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8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3" table:row="618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9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2" table:row="619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3" table:row="619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2" table:row="620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20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2" table:row="621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21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22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23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21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2" table:row="622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22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2" table:row="623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23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3" table:row="620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3" table:row="621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3" table:row="621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3" table:row="622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3" table:row="623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3" table:row="622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3" table:row="623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24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24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25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26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24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2" table:row="624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3" table:row="624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2" table:row="625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25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3" table:row="625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26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20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21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22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23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24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24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25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25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26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26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2" table:row="626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3" table:row="626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7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8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7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2" table:row="627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3" table:row="627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3" table:row="627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9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8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9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2" table:row="628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2" table:row="62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3" table:row="628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3" table:row="62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30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30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2" table:row="630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3" table:row="630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3" table:row="630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2" table:row="496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2" table:row="531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3" table:row="531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73" table:table="0">
          <office:change-info>
            <dc:creator> </dc:creator>
            <dc:date>2018-11-28T14:56:21.950000000</dc:date>
          </office:change-info>
          <table:dependencies>
            <table:dependency table:id="ct2896"/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73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73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2" table:row="373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3" table:row="373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4" table:table="0">
          <office:change-info>
            <dc:creator> </dc:creator>
            <dc:date>2018-11-28T14:59:50.288000000</dc:date>
          </office:change-info>
          <table:dependencies>
            <table:dependency table:id="ct2897"/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2" table:row="345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3" table:row="345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3" table:row="345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5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5" table:table="0">
          <office:change-info>
            <dc:creator> </dc:creator>
            <dc:date>2018-11-28T15:01:01.955000000</dc:date>
          </office:change-info>
          <table:dependencies>
            <table:dependency table:id="ct2868"/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4" table:start-table="0" table:end-column="1024" table:end-row="373" table:end-table="0"/>
          <table:target-range-address table:start-column="0" table:start-row="345" table:start-table="0" table:end-column="1024" table:end-row="345" table:end-table="0"/>
          <office:change-info>
            <dc:creator> </dc:creator>
            <dc:date>2018-11-28T15:01:14.076000000</dc:date>
          </office:change-info>
          <table:dependencies>
            <table:dependency table:id="ct2525"/>
            <table:dependency table:id="ct1422"/>
          </table:dependencies>
        </table:movement>
        <table:cell-content-change table:id="ct1421" table:acceptance-state="accepted">
          <table:cell-address table:column="0" table:row="345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4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31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4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4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4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4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4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4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31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2" table:row="631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3" table:row="631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3" table:row="631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2" table:row="633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3" table:row="633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33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2" table:row="634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3" table:row="634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3" table:row="634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34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35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36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37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2" table:row="635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2" table:row="636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2" table:row="637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2" table:row="638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8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3" table:row="638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3" table:row="638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2" table:row="639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9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2" table:row="640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40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2" table:row="641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41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2" table:row="642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42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41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43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2" table:row="643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4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50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52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5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5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44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44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45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46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8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50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52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45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46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8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50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2" table:row="644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2" table:row="645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47" table:table="0">
          <office:change-info>
            <dc:creator> </dc:creator>
            <dc:date>2018-11-28T15:35:37.844000000</dc:date>
          </office:change-info>
          <table:dependencies>
            <table:dependency table:id="ct3166"/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47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46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2" table:row="646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2" table:row="647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9" table:table="0">
          <office:change-info>
            <dc:creator> </dc:creator>
            <dc:date>2018-11-28T15:36:56.844000000</dc:date>
          </office:change-info>
          <table:dependencies>
            <table:dependency table:id="ct3168"/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51" table:table="0">
          <office:change-info>
            <dc:creator> </dc:creator>
            <dc:date>2018-11-28T15:37:02.507000000</dc:date>
          </office:change-info>
          <table:dependencies>
            <table:dependency table:id="ct3170"/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9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51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8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50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2" table:row="648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2" table:row="649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2" table:row="650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2" table:row="651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2" table:row="652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52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53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2" table:row="653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55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56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57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55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2" table:row="655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3" table:row="655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2" table:row="656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56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2" table:row="657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57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8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8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8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9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2" table:row="658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2" table:row="659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60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61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60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61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2" table:row="660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3" table:row="639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3" table:row="640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3" table:row="639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3" table:row="640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3" table:row="641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3" table:row="642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3" table:row="642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3" table:row="643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3" table:row="644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3" table:row="644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3" table:row="645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3" table:row="646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3" table:row="647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3" table:row="647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3" table:row="647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3" table:row="648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3" table:row="649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3" table:row="650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3" table:row="651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3" table:row="652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3" table:row="653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3" table:row="653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3" table:row="656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3" table:row="657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3" table:row="658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3" table:row="659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3" table:row="660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3" table:row="660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54" table:table="0">
          <office:change-info>
            <dc:creator> </dc:creator>
            <dc:date>2018-11-28T16:46:56.067000000</dc:date>
          </office:change-info>
          <table:dependencies>
            <table:dependency table:id="ct3173"/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2" table:row="654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54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54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3" table:row="654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3" table:row="637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3" table:row="636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3" table:row="635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3" table:row="637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3" table:row="636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3" table:row="635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2" table:row="661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61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61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3" table:row="661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2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3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62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2" table:row="662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62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3" table:row="662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3" table:row="662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63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63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64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65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66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2" table:row="663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63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2" table:row="664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64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65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2" table:row="665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65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2" table:row="666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66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67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67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2" table:row="667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67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8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8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9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70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71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7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8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2" table:row="668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67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8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9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70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71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72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9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2" table:row="669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2" table:row="670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70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71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2" table:row="671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2" table:row="672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72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3" table:row="663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3" table:row="663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3" table:row="665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3" table:row="666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3" table:row="666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3" table:row="667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3" table:row="668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3" table:row="670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3" table:row="670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3" table:start-row="669" table:start-table="0" table:end-column="3" table:end-row="670" table:end-table="0"/>
          <table:target-range-address table:start-column="3" table:start-row="670" table:start-table="0" table:end-column="3" table:end-row="671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3" table:start-row="665" table:start-table="0" table:end-column="3" table:end-row="668" table:end-table="0"/>
          <table:target-range-address table:start-column="3" table:start-row="666" table:start-table="0" table:end-column="3" table:end-row="669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3" table:row="664" table:table="0"/>
          <table:target-range-address table:column="3" table:row="665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3" table:row="664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3" table:row="663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3" table:row="672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2" table:row="673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73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74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2" table:row="674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75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75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76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2" table:row="675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2" table:row="676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3" table:row="673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3" table:row="673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3" table:row="674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3" table:row="674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3" table:row="675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3" table:row="676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3" table:row="676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3" table:row="675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77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8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9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80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8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2" table:row="677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77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3" table:row="677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77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8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8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9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80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81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2" table:row="678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3" table:row="678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3" table:row="678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8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9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80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80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2" table:row="679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3" table:row="679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2" table:row="680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3" table:row="680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81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2" table:row="681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81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2" table:row="681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3" table:row="660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3" table:row="479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2" table:row="681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81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81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2" table:row="682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2" table:row="682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7" table:table="0">
          <office:change-info>
            <dc:creator> </dc:creator>
            <dc:date>2018-12-08T09:50:17.161000000</dc:date>
          </office:change-info>
          <table:dependencies>
            <table:dependency table:id="ct3127"/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2" table:row="607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7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7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3" table:row="607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81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2" table:row="681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2" table:row="681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81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81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82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83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82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83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83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84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83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83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84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84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84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2" table:row="682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2" table:row="684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2" table:row="684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2" table:row="683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2" table:row="683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2" table:row="684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85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85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86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87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8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9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9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9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2" table:row="685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85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86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87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86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87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86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85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2" table:row="686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2" table:row="687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2" table:row="688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8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3" table:row="688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9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90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2" table:row="689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2" table:row="690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2" table:row="690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91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92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2" table:row="691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2" table:row="692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2" table:row="693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93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93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94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93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94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2" table:row="694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2" table:table="0">
          <office:change-info>
            <dc:creator> </dc:creator>
            <dc:date>2018-12-08T10:15:37.388000000</dc:date>
          </office:change-info>
          <table:dependencies>
            <table:dependency table:id="ct2536"/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11" table:table="0">
          <office:change-info>
            <dc:creator> </dc:creator>
            <dc:date>2018-12-08T10:15:39.494000000</dc:date>
          </office:change-info>
          <table:dependencies>
            <table:dependency table:id="ct2535"/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10" table:table="0">
          <office:change-info>
            <dc:creator> </dc:creator>
            <dc:date>2018-12-08T10:15:39.884000000</dc:date>
          </office:change-info>
          <table:dependencies>
            <table:dependency table:id="ct2534"/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9" table:table="0">
          <office:change-info>
            <dc:creator> </dc:creator>
            <dc:date>2018-12-08T10:15:40.149000000</dc:date>
          </office:change-info>
          <table:dependencies>
            <table:dependency table:id="ct2533"/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9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11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2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9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10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11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2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2" table:row="9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2" table:row="10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2" table:row="11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2" table:row="12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3" table:row="9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3" table:row="10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3" table:row="11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3" table:row="12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2" table:row="695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95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95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3" table:row="695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3" table:row="695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96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97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96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97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2" table:row="696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2" table:row="697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3" table:row="696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3" table:row="697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3" table:row="696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3" table:row="697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8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9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8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9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8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9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700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2" table:row="698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2" table:row="699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2" table:row="700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3" table:row="681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3" table:row="682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3" table:row="682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3" table:row="683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3" table:row="683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3" table:row="683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3" table:row="684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82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83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83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84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3" table:row="684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3" table:row="685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3" table:row="686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3" table:row="687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3" table:row="687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3" table:row="689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3" table:row="690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3" table:row="690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3" table:row="691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3" table:row="692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3" table:row="693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3" table:row="693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3" table:row="694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3" table:row="692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3" table:row="698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3" table:row="699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3" table:row="700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701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701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2" table:row="701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3" table:row="701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2" table:row="702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702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702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703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704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705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702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3" table:row="702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2" table:row="703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703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3" table:row="703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2" table:row="704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704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3" table:row="704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2" table:row="705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705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3" table:row="705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706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706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707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8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9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1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1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2" table:row="706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3" table:row="706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2" table:row="707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2" table:row="708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2" table:row="709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2" table:row="710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2" table:row="711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3" table:row="707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3" table:row="708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3" table:row="708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3" table:row="707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3" table:row="708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3" table:row="707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3" table:row="708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3" table:row="709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3" table:row="708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3" table:row="709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3" table:row="710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3" table:row="711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3" table:row="711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12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13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14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1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12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13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14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15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2" table:row="712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3" table:row="712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3" table:row="712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2" table:row="713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3" table:row="713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3" table:row="713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2" table:row="714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3" table:row="714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3" table:row="714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2" table:row="715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3" table:row="715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3" table:row="715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2" table:row="716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16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16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3" table:row="716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2" table:row="717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17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17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2" table:row="718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8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3" table:row="717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3" table:row="718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3" table:row="718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9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9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2" table:row="719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3" table:row="719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2" table:row="720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20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20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21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2" table:row="721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3" table:row="720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3" table:row="721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3" table:row="720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3" table:row="721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2" table:row="722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22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22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3" table:row="722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2" table:row="723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23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23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2" table:row="724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24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24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3" table:row="723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3" table:row="724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2" table:row="725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25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25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26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27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8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3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25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3" table:row="725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2" table:row="726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26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3" table:row="726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2" table:row="727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3" table:row="727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3" table:row="727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27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2" table:row="728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3" table:row="728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3" table:row="728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8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2" table:row="729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9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3" table:row="729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2" table:row="730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3" table:row="730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30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31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31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2" table:row="731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2" table:row="732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32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32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33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34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31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32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33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34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32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2" table:row="733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35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36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2" table:row="734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33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34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2" table:row="735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35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2" table:row="736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36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3" table:row="736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3" table:row="736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3" table:row="734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3" table:row="735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3" table:row="733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3" table:row="732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3" table:row="732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3" table:row="731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37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2" table:row="737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3" table:row="737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2" table:row="738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8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8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3" table:row="738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2" table:row="739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9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9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40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41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42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4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4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4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4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9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2" table:row="740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40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2" table:row="741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41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2" table:row="742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42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2" table:row="743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43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2" table:row="744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44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2" table:row="745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45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5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5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5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5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5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5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5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5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2" table:row="746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46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2" table:row="747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47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2" table:row="748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3" table:row="748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8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3" table:row="739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3" table:row="740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3" table:row="741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3" table:row="742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3" table:row="744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3" table:row="744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3" table:start-row="743" table:start-table="0" table:end-column="3" table:end-row="744" table:end-table="0"/>
          <table:target-range-address table:start-column="3" table:start-row="744" table:start-table="0" table:end-column="3" table:end-row="745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3" table:row="743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9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50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51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52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53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54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55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56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57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9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50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51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52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53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54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55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56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57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9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2" table:row="749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3" table:row="749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3" table:row="749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2" table:row="750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50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3" table:row="750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2" table:row="751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3" table:row="751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51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2" table:row="752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52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2" table:row="753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53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2" table:row="754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54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2" table:row="755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55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2" table:row="756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56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3" table:row="756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3" table:row="756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3" table:row="756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3" table:row="753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3" table:row="754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3" table:row="755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3" table:row="753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3" table:row="753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3" table:row="753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3" table:row="754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3" table:row="755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3" table:row="752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3" table:row="752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57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57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2" table:row="757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3" table:row="757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3" table:row="757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2" table:row="758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8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8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9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60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61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6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8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3" table:row="758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2" table:row="759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9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3" table:row="759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2" table:row="760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3" table:row="760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60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2" table:row="761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61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3" table:row="761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3" table:row="760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3" table:row="759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3" table:row="758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3" table:row="757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2" table:row="762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63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64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65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6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62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3" table:row="762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2" table:row="763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63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3" table:row="763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3" table:row="763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64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65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67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64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64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2" table:row="764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3" table:row="764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65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65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67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8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9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70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7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7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7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2" table:row="765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65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2" table:row="767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67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67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2" table:row="768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67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66" table:table="0">
          <office:change-info>
            <dc:creator> </dc:creator>
            <dc:date>2018-12-08T14:14:19.823000000</dc:date>
          </office:change-info>
          <table:dependencies>
            <table:dependency table:id="ct3285"/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66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2" table:row="766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67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2" table:row="766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8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2" table:row="767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2" table:row="768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2" table:row="769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9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2" table:row="770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70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3" table:row="770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3" table:row="767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3" table:row="768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3" table:row="769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3" table:row="767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3" table:row="768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3" table:row="769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71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71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72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73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3" table:row="765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3" table:row="766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2" table:row="771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71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3" table:row="771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2" table:row="772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72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2" table:row="773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73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74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2" table:row="774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3" table:row="772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3" table:row="773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3" table:row="774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3" table:row="774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2" table:row="775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75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75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3" table:table="0">
          <office:change-info>
            <dc:creator> </dc:creator>
            <dc:date>2018-12-08T14:28:45.247000000</dc:date>
          </office:change-info>
          <table:dependencies>
            <table:dependency table:id="ct2537"/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3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2" table:row="13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3" table:row="13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76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76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2" table:row="776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3" table:row="775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3" table:row="776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2" table:row="777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77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77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8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9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80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8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77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3" table:row="777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8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9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80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81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2" table:row="778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8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3" table:row="778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9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9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80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81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82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83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2" table:row="779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9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2" table:row="780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80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2" table:row="781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2" table:row="780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81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6" table:table="0">
          <office:change-info>
            <dc:creator> </dc:creator>
            <dc:date>2018-12-08T14:41:57.032000000</dc:date>
          </office:change-info>
          <table:dependencies>
            <table:dependency table:id="ct2650"/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6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2" table:row="126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3" table:row="126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5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2" table:row="782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82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2" table:row="783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2" table:row="784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84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85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86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8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83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84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3" table:row="783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3" table:row="783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3" table:start-row="782" table:start-table="0" table:end-column="3" table:end-row="783" table:end-table="0"/>
          <table:target-range-address table:start-column="3" table:start-row="783" table:start-table="0" table:end-column="3" table:end-row="784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2" table:row="785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3" table:row="785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3" table:row="785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85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85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2" table:row="786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86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3" table:row="786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3" table:row="786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3" table:row="779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3" table:row="780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3" table:row="781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3" table:row="782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3" table:row="746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3" table:row="747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87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87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8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9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90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2" table:row="787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87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8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3" table:row="787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2" table:row="788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3" table:row="788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9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9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90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91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92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93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9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9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9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3" table:row="731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3" table:row="739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3" table:row="739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3" table:row="740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9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2" table:row="789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3" table:row="789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9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9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90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90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91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2" table:row="790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3" table:row="790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2" table:row="791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92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2" table:row="792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3" table:row="791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3" table:row="792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2" table:row="793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93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3" table:row="793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94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95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94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95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97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98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9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800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80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80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95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95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3" table:row="794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2" table:row="795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2" table:row="797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97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3" table:row="797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98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2" table:row="798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3" table:row="798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3" table:row="797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2" table:row="799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9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9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3" table:row="799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2" table:row="800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800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3" table:row="800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2" table:row="801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2" table:row="801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801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801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3" table:row="801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2" table:row="802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802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3" table:row="802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 table:acceptance-state="accepted">
          <table:cell-address table:column="2" table:row="521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 table:acceptance-state="accepted">
          <table:cell-address table:column="2" table:row="107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 table:acceptance-state="accepted">
          <table:cell-address table:column="2" table:row="133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 table:acceptance-state="accepted">
          <table:cell-address table:column="3" table:row="145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 table:acceptance-state="accepted">
          <table:cell-address table:column="2" table:row="195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 table:acceptance-state="accepted">
          <table:cell-address table:column="2" table:row="289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 table:acceptance-state="accepted">
          <table:cell-address table:column="2" table:row="311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 table:acceptance-state="accepted">
          <table:cell-address table:column="2" table:row="317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 table:acceptance-state="accepted">
          <table:cell-address table:column="2" table:row="362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 table:acceptance-state="accepted">
          <table:cell-address table:column="3" table:row="384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 table:acceptance-state="accepted">
          <table:cell-address table:column="2" table:row="407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 table:acceptance-state="accepted">
          <table:cell-address table:column="2" table:row="405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 table:acceptance-state="accepted">
          <table:cell-address table:column="2" table:row="403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 table:acceptance-state="accepted">
          <table:cell-address table:column="3" table:row="450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 table:acceptance-state="accepted">
          <table:cell-address table:column="2" table:row="451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 table:acceptance-state="accepted">
          <table:cell-address table:column="3" table:row="488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 table:acceptance-state="accepted">
          <table:cell-address table:column="3" table:row="498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 table:acceptance-state="accepted">
          <table:cell-address table:column="3" table:row="515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 table:acceptance-state="accepted">
          <table:cell-address table:column="2" table:row="526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 table:acceptance-state="accepted">
          <table:cell-address table:column="2" table:row="544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 table:acceptance-state="accepted">
          <table:cell-address table:column="2" table:row="716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 table:acceptance-state="accepted">
          <table:cell-address table:column="2" table:row="716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 table:acceptance-state="accepted">
          <table:cell-address table:column="2" table:row="752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 table:acceptance-state="accepted">
          <table:cell-address table:column="2" table:row="788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 table:acceptance-state="accepted">
          <table:cell-address table:column="2" table:row="793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  <table:cell-content-change table:id="ct2372" table:acceptance-state="accepted">
          <table:cell-address table:column="0" table:row="803" table:table="0"/>
          <office:change-info>
            <dc:creator> </dc:creator>
            <dc:date>2018-12-08T17:18:54.497000000</dc:date>
          </office:change-info>
          <table:previous>
            <table:change-track-table-cell/>
          </table:previous>
        </table:cell-content-change>
        <table:cell-content-change table:id="ct2373" table:acceptance-state="accepted">
          <table:cell-address table:column="0" table:row="804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4" table:acceptance-state="accepted">
          <table:cell-address table:column="0" table:row="805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5" table:acceptance-state="accepted">
          <table:cell-address table:column="0" table:row="806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6" table:acceptance-state="accepted">
          <table:cell-address table:column="0" table:row="807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7" table:acceptance-state="accepted">
          <table:cell-address table:column="2" table:row="803" table:table="0"/>
          <office:change-info>
            <dc:creator> </dc:creator>
            <dc:date>2018-12-08T17:20:45.679000000</dc:date>
          </office:change-info>
          <table:previous>
            <table:change-track-table-cell/>
          </table:previous>
        </table:cell-content-change>
        <table:cell-content-change table:id="ct2378" table:acceptance-state="accepted">
          <table:cell-address table:column="0" table:row="803" table:table="0"/>
          <office:change-info>
            <dc:creator> </dc:creator>
            <dc:date>2018-12-08T17:21:01.684000000</dc:date>
          </office:change-info>
          <table:previous table:id="ct2372">
            <table:change-track-table-cell office:value-type="string">
              <text:p>print.rpart.ml</text:p>
            </table:change-track-table-cell>
          </table:previous>
        </table:cell-content-change>
        <table:cell-content-change table:id="ct2379" table:acceptance-state="accepted">
          <table:cell-address table:column="3" table:row="803" table:table="0"/>
          <office:change-info>
            <dc:creator> </dc:creator>
            <dc:date>2018-12-08T17:21:04.960000000</dc:date>
          </office:change-info>
          <table:previous>
            <table:change-track-table-cell/>
          </table:previous>
        </table:cell-content-change>
        <table:cell-content-change table:id="ct2380" table:acceptance-state="accepted">
          <table:cell-address table:column="3" table:row="803" table:table="0"/>
          <office:change-info>
            <dc:creator> </dc:creator>
            <dc:date>2018-12-08T17:22:16.707000000</dc:date>
          </office:change-info>
          <table:previous table:id="ct2379">
            <table:change-track-table-cell office:value-type="string">
              <text:p><text:s/>noeud), partition, n, perte, yval, (yprob)</text:p>
            </table:change-track-table-cell>
          </table:previous>
        </table:cell-content-change>
        <table:cell-content-change table:id="ct2381" table:acceptance-state="accepted">
          <table:cell-address table:column="2" table:row="804" table:table="0"/>
          <office:change-info>
            <dc:creator> </dc:creator>
            <dc:date>2018-12-08T17:22:17.580000000</dc:date>
          </office:change-info>
          <table:previous>
            <table:change-track-table-cell/>
          </table:previous>
        </table:cell-content-change>
        <table:cell-content-change table:id="ct2382" table:acceptance-state="accepted">
          <table:cell-address table:column="0" table:row="804" table:table="0"/>
          <office:change-info>
            <dc:creator> </dc:creator>
            <dc:date>2018-12-08T17:22:47.220000000</dc:date>
          </office:change-info>
          <table:previous table:id="ct2373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3" table:acceptance-state="accepted">
          <table:cell-address table:column="2" table:row="805" table:table="0"/>
          <office:change-info>
            <dc:creator> </dc:creator>
            <dc:date>2018-12-08T17:23:21.665000000</dc:date>
          </office:change-info>
          <table:previous>
            <table:change-track-table-cell/>
          </table:previous>
        </table:cell-content-change>
        <table:cell-content-change table:id="ct2384" table:acceptance-state="accepted">
          <table:cell-address table:column="0" table:row="805" table:table="0"/>
          <office:change-info>
            <dc:creator> </dc:creator>
            <dc:date>2018-12-08T17:23:32.944000000</dc:date>
          </office:change-info>
          <table:previous table:id="ct2374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5" table:acceptance-state="accepted">
          <table:cell-address table:column="3" table:row="805" table:table="0"/>
          <office:change-info>
            <dc:creator> </dc:creator>
            <dc:date>2018-12-08T17:23:47.936000000</dc:date>
          </office:change-info>
          <table:previous>
            <table:change-track-table-cell/>
          </table:previous>
        </table:cell-content-change>
        <table:cell-content-change table:id="ct2386" table:acceptance-state="accepted">
          <table:cell-address table:column="0" table:row="808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7" table:acceptance-state="accepted">
          <table:cell-address table:column="0" table:row="809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8" table:acceptance-state="accepted">
          <table:cell-address table:column="3" table:row="803" table:table="0"/>
          <office:change-info>
            <dc:creator> </dc:creator>
            <dc:date>2018-12-08T17:24:55.484000000</dc:date>
          </office:change-info>
          <table:previous table:id="ct2380">
            <table:change-track-table-cell office:value-type="string">
              <text:p><text:s/>node), split, n, perte, yval, (yprob)</text:p>
            </table:change-track-table-cell>
          </table:previous>
        </table:cell-content-change>
        <table:cell-content-change table:id="ct2389" table:acceptance-state="accepted">
          <table:cell-address table:column="3" table:row="804" table:table="0"/>
          <office:change-info>
            <dc:creator> </dc:creator>
            <dc:date>2018-12-08T17:25:05.422000000</dc:date>
          </office:change-info>
          <table:previous>
            <table:change-track-table-cell/>
          </table:previous>
        </table:cell-content-change>
        <table:cell-content-change table:id="ct2390" table:acceptance-state="accepted">
          <table:cell-address table:column="0" table:row="806" table:table="0"/>
          <office:change-info>
            <dc:creator> </dc:creator>
            <dc:date>2018-12-08T17:25:36.114000000</dc:date>
          </office:change-info>
          <table:previous table:id="ct2375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1" table:acceptance-state="accepted">
          <table:cell-address table:column="0" table:row="807" table:table="0"/>
          <office:change-info>
            <dc:creator> </dc:creator>
            <dc:date>2018-12-08T17:25:38.594000000</dc:date>
          </office:change-info>
          <table:previous table:id="ct237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2" table:acceptance-state="accepted">
          <table:cell-address table:column="0" table:row="808" table:table="0"/>
          <office:change-info>
            <dc:creator> </dc:creator>
            <dc:date>2018-12-08T17:25:38.594000000</dc:date>
          </office:change-info>
          <table:previous table:id="ct238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3" table:acceptance-state="accepted">
          <table:cell-address table:column="0" table:row="809" table:table="0"/>
          <office:change-info>
            <dc:creator> </dc:creator>
            <dc:date>2018-12-08T17:25:38.594000000</dc:date>
          </office:change-info>
          <table:previous table:id="ct2387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4" table:acceptance-state="accepted">
          <table:cell-address table:column="2" table:row="806" table:table="0"/>
          <office:change-info>
            <dc:creator> </dc:creator>
            <dc:date>2018-12-08T17:26:06.097000000</dc:date>
          </office:change-info>
          <table:previous>
            <table:change-track-table-cell/>
          </table:previous>
        </table:cell-content-change>
        <table:cell-content-change table:id="ct2395" table:acceptance-state="accepted">
          <table:cell-address table:column="0" table:row="806" table:table="0"/>
          <office:change-info>
            <dc:creator> </dc:creator>
            <dc:date>2018-12-08T17:26:26.127000000</dc:date>
          </office:change-info>
          <table:previous table:id="ct2390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6" table:acceptance-state="accepted">
          <table:cell-address table:column="3" table:row="806" table:table="0"/>
          <office:change-info>
            <dc:creator> </dc:creator>
            <dc:date>2018-12-08T17:29:50.725000000</dc:date>
          </office:change-info>
          <table:previous>
            <table:change-track-table-cell/>
          </table:previous>
        </table:cell-content-change>
        <table:cell-content-change table:id="ct2397" table:acceptance-state="accepted">
          <table:cell-address table:column="3" table:row="806" table:table="0"/>
          <office:change-info>
            <dc:creator> </dc:creator>
            <dc:date>2018-12-08T17:29:57.699000000</dc:date>
          </office:change-info>
          <table:previous table:id="ct2396">
            <table:change-track-table-cell office:value-type="string">
              <text:p>splits as</text:p>
            </table:change-track-table-cell>
          </table:previous>
        </table:cell-content-change>
        <table:cell-content-change table:id="ct2398" table:acceptance-state="accepted">
          <table:cell-address table:column="0" table:row="807" table:table="0"/>
          <office:change-info>
            <dc:creator> </dc:creator>
            <dc:date>2018-12-08T17:30:34.639000000</dc:date>
          </office:change-info>
          <table:previous table:id="ct2391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9" table:acceptance-state="accepted">
          <table:cell-address table:column="0" table:row="808" table:table="0"/>
          <office:change-info>
            <dc:creator> </dc:creator>
            <dc:date>2018-12-08T17:30:39.943000000</dc:date>
          </office:change-info>
          <table:previous table:id="ct2392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0" table:acceptance-state="accepted">
          <table:cell-address table:column="0" table:row="809" table:table="0"/>
          <office:change-info>
            <dc:creator> </dc:creator>
            <dc:date>2018-12-08T17:30:46.963000000</dc:date>
          </office:change-info>
          <table:previous table:id="ct2393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1" table:acceptance-state="accepted">
          <table:cell-address table:column="2" table:row="807" table:table="0"/>
          <office:change-info>
            <dc:creator> </dc:creator>
            <dc:date>2018-12-08T17:30:51.144000000</dc:date>
          </office:change-info>
          <table:previous>
            <table:change-track-table-cell/>
          </table:previous>
        </table:cell-content-change>
        <table:cell-content-change table:id="ct2402" table:acceptance-state="accepted">
          <table:cell-address table:column="2" table:row="808" table:table="0"/>
          <office:change-info>
            <dc:creator> </dc:creator>
            <dc:date>2018-12-08T17:30:59.069000000</dc:date>
          </office:change-info>
          <table:previous>
            <table:change-track-table-cell/>
          </table:previous>
        </table:cell-content-change>
        <table:cell-content-change table:id="ct2403" table:acceptance-state="accepted">
          <table:cell-address table:column="2" table:row="809" table:table="0"/>
          <office:change-info>
            <dc:creator> </dc:creator>
            <dc:date>2018-12-08T17:31:03.811000000</dc:date>
          </office:change-info>
          <table:previous>
            <table:change-track-table-cell/>
          </table:previous>
        </table:cell-content-change>
        <table:cell-content-change table:id="ct2404" table:acceptance-state="accepted">
          <table:cell-address table:column="3" table:row="807" table:table="0"/>
          <office:change-info>
            <dc:creator> </dc:creator>
            <dc:date>2018-12-08T17:31:07.275000000</dc:date>
          </office:change-info>
          <table:previous>
            <table:change-track-table-cell/>
          </table:previous>
        </table:cell-content-change>
        <table:cell-content-change table:id="ct2405" table:acceptance-state="accepted">
          <table:cell-address table:column="3" table:row="808" table:table="0"/>
          <office:change-info>
            <dc:creator> </dc:creator>
            <dc:date>2018-12-08T17:31:08.944000000</dc:date>
          </office:change-info>
          <table:previous>
            <table:change-track-table-cell/>
          </table:previous>
        </table:cell-content-change>
        <table:cell-content-change table:id="ct2406" table:acceptance-state="accepted">
          <table:cell-address table:column="3" table:row="809" table:table="0"/>
          <office:change-info>
            <dc:creator> </dc:creator>
            <dc:date>2018-12-08T17:31:12.282000000</dc:date>
          </office:change-info>
          <table:previous>
            <table:change-track-table-cell/>
          </table:previous>
        </table:cell-content-change>
        <table:cell-content-change table:id="ct2407" table:acceptance-state="accepted">
          <table:cell-address table:column="2" table:row="810" table:table="0"/>
          <office:change-info>
            <dc:creator> </dc:creator>
            <dc:date>2018-12-08T17:33:47.101000000</dc:date>
          </office:change-info>
          <table:previous>
            <table:change-track-table-cell/>
          </table:previous>
        </table:cell-content-change>
        <table:cell-content-change table:id="ct2408" table:acceptance-state="accepted">
          <table:cell-address table:column="0" table:row="810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09" table:acceptance-state="accepted">
          <table:cell-address table:column="0" table:row="811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0" table:acceptance-state="accepted">
          <table:cell-address table:column="0" table:row="812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1" table:acceptance-state="accepted">
          <table:cell-address table:column="0" table:row="813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2" table:acceptance-state="accepted">
          <table:cell-address table:column="0" table:row="810" table:table="0"/>
          <office:change-info>
            <dc:creator> </dc:creator>
            <dc:date>2018-12-08T17:33:58.319000000</dc:date>
          </office:change-info>
          <table:previous table:id="ct2408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3" table:acceptance-state="accepted">
          <table:cell-address table:column="0" table:row="811" table:table="0"/>
          <office:change-info>
            <dc:creator> </dc:creator>
            <dc:date>2018-12-08T17:34:03.607000000</dc:date>
          </office:change-info>
          <table:previous table:id="ct2409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4" table:acceptance-state="accepted">
          <table:cell-address table:column="0" table:row="812" table:table="0"/>
          <office:change-info>
            <dc:creator> </dc:creator>
            <dc:date>2018-12-08T17:34:03.607000000</dc:date>
          </office:change-info>
          <table:previous table:id="ct2410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5" table:acceptance-state="accepted">
          <table:cell-address table:column="0" table:row="813" table:table="0"/>
          <office:change-info>
            <dc:creator> </dc:creator>
            <dc:date>2018-12-08T17:34:03.607000000</dc:date>
          </office:change-info>
          <table:previous table:id="ct2411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6" table:acceptance-state="accepted">
          <table:cell-address table:column="0" table:row="814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7" table:acceptance-state="accepted">
          <table:cell-address table:column="0" table:row="815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8" table:acceptance-state="accepted">
          <table:cell-address table:column="0" table:row="816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9" table:acceptance-state="accepted">
          <table:cell-address table:column="0" table:row="817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20" table:acceptance-state="accepted">
          <table:cell-address table:column="0" table:row="810" table:table="0"/>
          <office:change-info>
            <dc:creator> </dc:creator>
            <dc:date>2018-12-08T17:34:14.200000000</dc:date>
          </office:change-info>
          <table:previous table:id="ct2412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1" table:acceptance-state="accepted">
          <table:cell-address table:column="0" table:row="811" table:table="0"/>
          <office:change-info>
            <dc:creator> </dc:creator>
            <dc:date>2018-12-08T17:34:22.562000000</dc:date>
          </office:change-info>
          <table:previous table:id="ct2413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2" table:acceptance-state="accepted">
          <table:cell-address table:column="2" table:row="811" table:table="0"/>
          <office:change-info>
            <dc:creator> </dc:creator>
            <dc:date>2018-12-08T17:34:37.928000000</dc:date>
          </office:change-info>
          <table:previous>
            <table:change-track-table-cell/>
          </table:previous>
        </table:cell-content-change>
        <table:cell-content-change table:id="ct2423" table:acceptance-state="accepted">
          <table:cell-address table:column="3" table:row="810" table:table="0"/>
          <office:change-info>
            <dc:creator> </dc:creator>
            <dc:date>2018-12-08T17:35:11.391000000</dc:date>
          </office:change-info>
          <table:previous>
            <table:change-track-table-cell/>
          </table:previous>
        </table:cell-content-change>
        <table:cell-content-change table:id="ct2424" table:acceptance-state="accepted">
          <table:cell-address table:column="3" table:row="811" table:table="0"/>
          <office:change-info>
            <dc:creator> </dc:creator>
            <dc:date>2018-12-08T17:35:17.850000000</dc:date>
          </office:change-info>
          <table:previous>
            <table:change-track-table-cell/>
          </table:previous>
        </table:cell-content-change>
        <table:cell-content-change table:id="ct2425" table:acceptance-state="accepted">
          <table:cell-address table:column="2" table:row="812" table:table="0"/>
          <office:change-info>
            <dc:creator> </dc:creator>
            <dc:date>2018-12-08T17:35:51.001000000</dc:date>
          </office:change-info>
          <table:previous>
            <table:change-track-table-cell/>
          </table:previous>
        </table:cell-content-change>
        <table:cell-content-change table:id="ct2426" table:acceptance-state="accepted">
          <table:cell-address table:column="0" table:row="812" table:table="0"/>
          <office:change-info>
            <dc:creator> </dc:creator>
            <dc:date>2018-12-08T17:36:00.565000000</dc:date>
          </office:change-info>
          <table:previous table:id="ct2414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7" table:acceptance-state="accepted">
          <table:cell-address table:column="3" table:row="812" table:table="0"/>
          <office:change-info>
            <dc:creator> </dc:creator>
            <dc:date>2018-12-08T17:36:21.126000000</dc:date>
          </office:change-info>
          <table:previous>
            <table:change-track-table-cell/>
          </table:previous>
        </table:cell-content-change>
        <table:cell-content-change table:id="ct2428" table:acceptance-state="accepted">
          <table:cell-address table:column="2" table:row="813" table:table="0"/>
          <office:change-info>
            <dc:creator> </dc:creator>
            <dc:date>2018-12-08T17:37:18.270000000</dc:date>
          </office:change-info>
          <table:previous>
            <table:change-track-table-cell/>
          </table:previous>
        </table:cell-content-change>
        <table:cell-content-change table:id="ct2429" table:acceptance-state="accepted">
          <table:cell-address table:column="3" table:row="813" table:table="0"/>
          <office:change-info>
            <dc:creator> </dc:creator>
            <dc:date>2018-12-08T17:37:20.048000000</dc:date>
          </office:change-info>
          <table:previous>
            <table:change-track-table-cell/>
          </table:previous>
        </table:cell-content-change>
        <table:cell-content-change table:id="ct2430" table:acceptance-state="accepted">
          <table:cell-address table:column="0" table:row="813" table:table="0"/>
          <office:change-info>
            <dc:creator> </dc:creator>
            <dc:date>2018-12-08T17:37:35.679000000</dc:date>
          </office:change-info>
          <table:previous table:id="ct2415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1" table:acceptance-state="accepted">
          <table:cell-address table:column="2" table:row="814" table:table="0"/>
          <office:change-info>
            <dc:creator> </dc:creator>
            <dc:date>2018-12-08T17:38:08.302000000</dc:date>
          </office:change-info>
          <table:previous>
            <table:change-track-table-cell/>
          </table:previous>
        </table:cell-content-change>
        <table:cell-content-change table:id="ct2432" table:acceptance-state="accepted">
          <table:cell-address table:column="0" table:row="814" table:table="0"/>
          <office:change-info>
            <dc:creator> </dc:creator>
            <dc:date>2018-12-08T17:38:17.382000000</dc:date>
          </office:change-info>
          <table:previous table:id="ct2416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3" table:acceptance-state="accepted">
          <table:cell-address table:column="3" table:row="814" table:table="0"/>
          <office:change-info>
            <dc:creator> </dc:creator>
            <dc:date>2018-12-08T17:38:29.846000000</dc:date>
          </office:change-info>
          <table:previous>
            <table:change-track-table-cell/>
          </table:previous>
        </table:cell-content-change>
        <table:cell-content-change table:id="ct2434" table:acceptance-state="accepted">
          <table:cell-address table:column="2" table:row="815" table:table="0"/>
          <office:change-info>
            <dc:creator> </dc:creator>
            <dc:date>2018-12-08T17:39:08.910000000</dc:date>
          </office:change-info>
          <table:previous>
            <table:change-track-table-cell/>
          </table:previous>
        </table:cell-content-change>
        <table:cell-content-change table:id="ct2435" table:acceptance-state="accepted">
          <table:cell-address table:column="0" table:row="815" table:table="0"/>
          <office:change-info>
            <dc:creator> </dc:creator>
            <dc:date>2018-12-08T17:39:17.100000000</dc:date>
          </office:change-info>
          <table:previous table:id="ct2417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6" table:acceptance-state="accepted">
          <table:cell-address table:column="2" table:row="816" table:table="0"/>
          <office:change-info>
            <dc:creator> </dc:creator>
            <dc:date>2018-12-08T17:39:45.151000000</dc:date>
          </office:change-info>
          <table:previous>
            <table:change-track-table-cell/>
          </table:previous>
        </table:cell-content-change>
        <table:cell-content-change table:id="ct2437" table:acceptance-state="accepted">
          <table:cell-address table:column="0" table:row="816" table:table="0"/>
          <office:change-info>
            <dc:creator> </dc:creator>
            <dc:date>2018-12-08T17:39:52.015000000</dc:date>
          </office:change-info>
          <table:previous table:id="ct2418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8" table:acceptance-state="accepted">
          <table:cell-address table:column="3" table:row="815" table:table="0"/>
          <office:change-info>
            <dc:creator> </dc:creator>
            <dc:date>2018-12-08T17:40:24.884000000</dc:date>
          </office:change-info>
          <table:previous>
            <table:change-track-table-cell/>
          </table:previous>
        </table:cell-content-change>
        <table:cell-content-change table:id="ct2439" table:acceptance-state="accepted">
          <table:cell-address table:column="3" table:row="816" table:table="0"/>
          <office:change-info>
            <dc:creator> </dc:creator>
            <dc:date>2018-12-08T17:40:31.483000000</dc:date>
          </office:change-info>
          <table:previous>
            <table:change-track-table-cell/>
          </table:previous>
        </table:cell-content-change>
        <table:cell-content-change table:id="ct2440" table:acceptance-state="accepted">
          <table:cell-address table:column="2" table:row="817" table:table="0"/>
          <office:change-info>
            <dc:creator> </dc:creator>
            <dc:date>2018-12-08T17:40:55.601000000</dc:date>
          </office:change-info>
          <table:previous>
            <table:change-track-table-cell/>
          </table:previous>
        </table:cell-content-change>
        <table:cell-content-change table:id="ct2441" table:acceptance-state="accepted">
          <table:cell-address table:column="0" table:row="817" table:table="0"/>
          <office:change-info>
            <dc:creator> </dc:creator>
            <dc:date>2018-12-08T17:41:04.571000000</dc:date>
          </office:change-info>
          <table:previous table:id="ct2419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42" table:acceptance-state="accepted">
          <table:cell-address table:column="3" table:row="817" table:table="0"/>
          <office:change-info>
            <dc:creator> </dc:creator>
            <dc:date>2018-12-08T17:41:29.234000000</dc:date>
          </office:change-info>
          <table:previous>
            <table:change-track-table-cell/>
          </table:previous>
        </table:cell-content-change>
        <table:cell-content-change table:id="ct2443" table:acceptance-state="accepted">
          <table:cell-address table:column="2" table:row="818" table:table="0"/>
          <office:change-info>
            <dc:creator> </dc:creator>
            <dc:date>2018-12-08T17:41:56.208000000</dc:date>
          </office:change-info>
          <table:previous>
            <table:change-track-table-cell/>
          </table:previous>
        </table:cell-content-change>
        <table:cell-content-change table:id="ct2444" table:acceptance-state="accepted">
          <table:cell-address table:column="0" table:row="818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5" table:acceptance-state="accepted">
          <table:cell-address table:column="0" table:row="819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6" table:acceptance-state="accepted">
          <table:cell-address table:column="0" table:row="820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7" table:acceptance-state="accepted">
          <table:cell-address table:column="0" table:row="818" table:table="0"/>
          <office:change-info>
            <dc:creator> </dc:creator>
            <dc:date>2018-12-08T17:42:09.593000000</dc:date>
          </office:change-info>
          <table:previous table:id="ct244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48" table:acceptance-state="accepted">
          <table:cell-address table:column="3" table:row="818" table:table="0"/>
          <office:change-info>
            <dc:creator> </dc:creator>
            <dc:date>2018-12-08T17:42:43.632000000</dc:date>
          </office:change-info>
          <table:previous>
            <table:change-track-table-cell/>
          </table:previous>
        </table:cell-content-change>
        <table:cell-content-change table:id="ct2449" table:acceptance-state="accepted">
          <table:cell-address table:column="2" table:row="819" table:table="0"/>
          <office:change-info>
            <dc:creator> </dc:creator>
            <dc:date>2018-12-08T17:43:15.269000000</dc:date>
          </office:change-info>
          <table:previous>
            <table:change-track-table-cell/>
          </table:previous>
        </table:cell-content-change>
        <table:cell-content-change table:id="ct2450" table:acceptance-state="accepted">
          <table:cell-address table:column="0" table:row="819" table:table="0"/>
          <office:change-info>
            <dc:creator> </dc:creator>
            <dc:date>2018-12-08T17:43:26.111000000</dc:date>
          </office:change-info>
          <table:previous table:id="ct2445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1" table:acceptance-state="accepted">
          <table:cell-address table:column="3" table:row="819" table:table="0"/>
          <office:change-info>
            <dc:creator> </dc:creator>
            <dc:date>2018-12-08T17:43:47.124000000</dc:date>
          </office:change-info>
          <table:previous>
            <table:change-track-table-cell/>
          </table:previous>
        </table:cell-content-change>
        <table:cell-content-change table:id="ct2452" table:acceptance-state="accepted">
          <table:cell-address table:column="0" table:row="821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3" table:acceptance-state="accepted">
          <table:cell-address table:column="0" table:row="822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4" table:acceptance-state="accepted">
          <table:cell-address table:column="0" table:row="823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5" table:acceptance-state="accepted">
          <table:cell-address table:column="2" table:row="820" table:table="0"/>
          <office:change-info>
            <dc:creator> </dc:creator>
            <dc:date>2018-12-08T17:44:08.059000000</dc:date>
          </office:change-info>
          <table:previous>
            <table:change-track-table-cell/>
          </table:previous>
        </table:cell-content-change>
        <table:cell-content-change table:id="ct2456" table:acceptance-state="accepted">
          <table:cell-address table:column="0" table:row="820" table:table="0"/>
          <office:change-info>
            <dc:creator> </dc:creator>
            <dc:date>2018-12-08T17:44:18.043000000</dc:date>
          </office:change-info>
          <table:previous table:id="ct2446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7" table:acceptance-state="accepted">
          <table:cell-address table:column="3" table:row="820" table:table="0"/>
          <office:change-info>
            <dc:creator> </dc:creator>
            <dc:date>2018-12-08T17:44:40.772000000</dc:date>
          </office:change-info>
          <table:previous>
            <table:change-track-table-cell/>
          </table:previous>
        </table:cell-content-change>
        <table:cell-content-change table:id="ct2458" table:acceptance-state="accepted">
          <table:cell-address table:column="0" table:row="820" table:table="0"/>
          <office:change-info>
            <dc:creator> </dc:creator>
            <dc:date>2018-12-08T17:45:49.849000000</dc:date>
          </office:change-info>
          <table:previous table:id="ct2456">
            <table:change-track-table-cell office:value-type="string">
              <text:p>summary.rpart.ml.initSplit</text:p>
            </table:change-track-table-cell>
          </table:previous>
        </table:cell-content-change>
        <table:cell-content-change table:id="ct2459" table:acceptance-state="accepted">
          <table:cell-address table:column="2" table:row="821" table:table="0"/>
          <office:change-info>
            <dc:creator> </dc:creator>
            <dc:date>2018-12-08T17:45:50.613000000</dc:date>
          </office:change-info>
          <table:previous>
            <table:change-track-table-cell/>
          </table:previous>
        </table:cell-content-change>
        <table:cell-content-change table:id="ct2460" table:acceptance-state="accepted">
          <table:cell-address table:column="0" table:row="821" table:table="0"/>
          <office:change-info>
            <dc:creator> </dc:creator>
            <dc:date>2018-12-08T17:45:59.927000000</dc:date>
          </office:change-info>
          <table:previous table:id="ct2452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1" table:acceptance-state="accepted">
          <table:cell-address table:column="2" table:row="822" table:table="0"/>
          <office:change-info>
            <dc:creator> </dc:creator>
            <dc:date>2018-12-08T17:46:26.727000000</dc:date>
          </office:change-info>
          <table:previous>
            <table:change-track-table-cell/>
          </table:previous>
        </table:cell-content-change>
        <table:cell-content-change table:id="ct2462" table:acceptance-state="accepted">
          <table:cell-address table:column="0" table:row="822" table:table="0"/>
          <office:change-info>
            <dc:creator> </dc:creator>
            <dc:date>2018-12-08T17:46:37.087000000</dc:date>
          </office:change-info>
          <table:previous table:id="ct2453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3" table:acceptance-state="accepted">
          <table:cell-address table:column="3" table:row="821" table:table="0"/>
          <office:change-info>
            <dc:creator> </dc:creator>
            <dc:date>2018-12-08T17:47:40.518000000</dc:date>
          </office:change-info>
          <table:previous>
            <table:change-track-table-cell/>
          </table:previous>
        </table:cell-content-change>
        <table:cell-content-change table:id="ct2464" table:acceptance-state="accepted">
          <table:cell-address table:column="3" table:row="822" table:table="0"/>
          <office:change-info>
            <dc:creator> </dc:creator>
            <dc:date>2018-12-08T17:47:45.869000000</dc:date>
          </office:change-info>
          <table:previous>
            <table:change-track-table-cell/>
          </table:previous>
        </table:cell-content-change>
        <table:cell-content-change table:id="ct2465" table:acceptance-state="accepted">
          <table:cell-address table:column="2" table:row="823" table:table="0"/>
          <office:change-info>
            <dc:creator> </dc:creator>
            <dc:date>2018-12-08T17:48:00.970000000</dc:date>
          </office:change-info>
          <table:previous>
            <table:change-track-table-cell/>
          </table:previous>
        </table:cell-content-change>
        <table:cell-content-change table:id="ct2466" table:acceptance-state="accepted">
          <table:cell-address table:column="0" table:row="823" table:table="0"/>
          <office:change-info>
            <dc:creator> </dc:creator>
            <dc:date>2018-12-08T17:48:11.812000000</dc:date>
          </office:change-info>
          <table:previous table:id="ct245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7" table:acceptance-state="accepted">
          <table:cell-address table:column="3" table:row="823" table:table="0"/>
          <office:change-info>
            <dc:creator> </dc:creator>
            <dc:date>2018-12-08T17:48:30.922000000</dc:date>
          </office:change-info>
          <table:previous>
            <table:change-track-table-cell/>
          </table:previous>
        </table:cell-content-change>
        <table:cell-content-change table:id="ct2468" table:acceptance-state="accepted">
          <table:cell-address table:column="2" table:row="824" table:table="0"/>
          <office:change-info>
            <dc:creator> </dc:creator>
            <dc:date>2018-12-08T17:57:10.210000000</dc:date>
          </office:change-info>
          <table:previous>
            <table:change-track-table-cell/>
          </table:previous>
        </table:cell-content-change>
        <table:cell-content-change table:id="ct2469" table:acceptance-state="accepted">
          <table:cell-address table:column="3" table:row="824" table:table="0"/>
          <office:change-info>
            <dc:creator> </dc:creator>
            <dc:date>2018-12-08T17:57:15.982000000</dc:date>
          </office:change-info>
          <table:previous>
            <table:change-track-table-cell/>
          </table:previous>
        </table:cell-content-change>
        <table:cell-content-change table:id="ct2470" table:acceptance-state="accepted">
          <table:cell-address table:column="0" table:row="824" table:table="0"/>
          <office:change-info>
            <dc:creator> </dc:creator>
            <dc:date>2018-12-08T17:57:29.289000000</dc:date>
          </office:change-info>
          <table:previous>
            <table:change-track-table-cell/>
          </table:previous>
        </table:cell-content-change>
        <table:cell-content-change table:id="ct2471" table:acceptance-state="accepted">
          <table:cell-address table:column="0" table:row="824" table:table="0"/>
          <office:change-info>
            <dc:creator> </dc:creator>
            <dc:date>2018-12-08T17:57:35.653000000</dc:date>
          </office:change-info>
          <table:previous table:id="ct2470">
            <table:change-track-table-cell office:value-type="string">
              <text:p>sortiesMRT</text:p>
            </table:change-track-table-cell>
          </table:previous>
        </table:cell-content-change>
        <table:cell-content-change table:id="ct2472" table:acceptance-state="accepted">
          <table:cell-address table:column="0" table:row="825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3" table:acceptance-state="accepted">
          <table:cell-address table:column="0" table:row="826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4" table:acceptance-state="accepted">
          <table:cell-address table:column="0" table:row="827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5" table:acceptance-state="accepted">
          <table:cell-address table:column="0" table:row="828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6" table:acceptance-state="accepted">
          <table:cell-address table:column="0" table:row="829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7" table:acceptance-state="accepted">
          <table:cell-address table:column="0" table:row="830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8" table:acceptance-state="accepted">
          <table:cell-address table:column="0" table:row="831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9" table:acceptance-state="accepted">
          <table:cell-address table:column="0" table:row="824" table:table="0"/>
          <office:change-info>
            <dc:creator> </dc:creator>
            <dc:date>2018-12-08T17:57:43.799000000</dc:date>
          </office:change-info>
          <table:previous table:id="ct2471">
            <table:change-track-table-cell office:value-type="string">
              <text:p>sortiesMRT.</text:p>
            </table:change-track-table-cell>
          </table:previous>
        </table:cell-content-change>
        <table:cell-content-change table:id="ct2480" table:acceptance-state="accepted">
          <table:cell-address table:column="2" table:row="825" table:table="0"/>
          <office:change-info>
            <dc:creator> </dc:creator>
            <dc:date>2018-12-08T17:58:04.219000000</dc:date>
          </office:change-info>
          <table:previous>
            <table:change-track-table-cell/>
          </table:previous>
        </table:cell-content-change>
        <table:cell-content-change table:id="ct2481" table:acceptance-state="accepted">
          <table:cell-address table:column="0" table:row="825" table:table="0"/>
          <office:change-info>
            <dc:creator> </dc:creator>
            <dc:date>2018-12-08T17:58:13.922000000</dc:date>
          </office:change-info>
          <table:previous table:id="ct2472">
            <table:change-track-table-cell office:value-type="string">
              <text:p>sortiesMRT.</text:p>
            </table:change-track-table-cell>
          </table:previous>
        </table:cell-content-change>
        <table:cell-content-change table:id="ct2482" table:acceptance-state="accepted">
          <table:cell-address table:column="3" table:row="825" table:table="0"/>
          <office:change-info>
            <dc:creator> </dc:creator>
            <dc:date>2018-12-08T17:58:34.032000000</dc:date>
          </office:change-info>
          <table:previous>
            <table:change-track-table-cell/>
          </table:previous>
        </table:cell-content-change>
        <table:cell-content-change table:id="ct2483" table:acceptance-state="accepted">
          <table:cell-address table:column="2" table:row="826" table:table="0"/>
          <office:change-info>
            <dc:creator> </dc:creator>
            <dc:date>2018-12-08T17:59:01.222000000</dc:date>
          </office:change-info>
          <table:previous>
            <table:change-track-table-cell/>
          </table:previous>
        </table:cell-content-change>
        <table:cell-content-change table:id="ct2484" table:acceptance-state="accepted">
          <table:cell-address table:column="0" table:row="826" table:table="0"/>
          <office:change-info>
            <dc:creator> </dc:creator>
            <dc:date>2018-12-08T17:59:10.177000000</dc:date>
          </office:change-info>
          <table:previous table:id="ct2473">
            <table:change-track-table-cell office:value-type="string">
              <text:p>sortiesMRT.</text:p>
            </table:change-track-table-cell>
          </table:previous>
        </table:cell-content-change>
        <table:cell-content-change table:id="ct2485" table:acceptance-state="accepted">
          <table:cell-address table:column="3" table:row="826" table:table="0"/>
          <office:change-info>
            <dc:creator> </dc:creator>
            <dc:date>2018-12-08T17:59:17.836000000</dc:date>
          </office:change-info>
          <table:previous>
            <table:change-track-table-cell/>
          </table:previous>
        </table:cell-content-change>
        <table:cell-content-change table:id="ct2486" table:acceptance-state="accepted">
          <table:cell-address table:column="2" table:row="827" table:table="0"/>
          <office:change-info>
            <dc:creator> </dc:creator>
            <dc:date>2018-12-08T18:01:34.555000000</dc:date>
          </office:change-info>
          <table:previous>
            <table:change-track-table-cell/>
          </table:previous>
        </table:cell-content-change>
        <table:cell-content-change table:id="ct2487" table:acceptance-state="accepted">
          <table:cell-address table:column="0" table:row="827" table:table="0"/>
          <office:change-info>
            <dc:creator> </dc:creator>
            <dc:date>2018-12-08T18:01:39.313000000</dc:date>
          </office:change-info>
          <table:previous table:id="ct2474">
            <table:change-track-table-cell office:value-type="string">
              <text:p>sortiesMRT.</text:p>
            </table:change-track-table-cell>
          </table:previous>
        </table:cell-content-change>
        <table:cell-content-change table:id="ct2488" table:acceptance-state="accepted">
          <table:cell-address table:column="0" table:row="828" table:table="0"/>
          <office:change-info>
            <dc:creator> </dc:creator>
            <dc:date>2018-12-08T18:01:39.313000000</dc:date>
          </office:change-info>
          <table:previous table:id="ct2475">
            <table:change-track-table-cell office:value-type="string">
              <text:p>sortiesMRT.</text:p>
            </table:change-track-table-cell>
          </table:previous>
        </table:cell-content-change>
        <table:cell-content-change table:id="ct2489" table:acceptance-state="accepted">
          <table:cell-address table:column="0" table:row="829" table:table="0"/>
          <office:change-info>
            <dc:creator> </dc:creator>
            <dc:date>2018-12-08T18:01:39.313000000</dc:date>
          </office:change-info>
          <table:previous table:id="ct2476">
            <table:change-track-table-cell office:value-type="string">
              <text:p>sortiesMRT.</text:p>
            </table:change-track-table-cell>
          </table:previous>
        </table:cell-content-change>
        <table:cell-content-change table:id="ct2490" table:acceptance-state="accepted">
          <table:cell-address table:column="0" table:row="830" table:table="0"/>
          <office:change-info>
            <dc:creator> </dc:creator>
            <dc:date>2018-12-08T18:01:39.313000000</dc:date>
          </office:change-info>
          <table:previous table:id="ct2477">
            <table:change-track-table-cell office:value-type="string">
              <text:p>sortiesMRT.</text:p>
            </table:change-track-table-cell>
          </table:previous>
        </table:cell-content-change>
        <table:cell-content-change table:id="ct2491" table:acceptance-state="accepted">
          <table:cell-address table:column="0" table:row="831" table:table="0"/>
          <office:change-info>
            <dc:creator> </dc:creator>
            <dc:date>2018-12-08T18:01:39.313000000</dc:date>
          </office:change-info>
          <table:previous table:id="ct2478">
            <table:change-track-table-cell office:value-type="string">
              <text:p>sortiesMRT.</text:p>
            </table:change-track-table-cell>
          </table:previous>
        </table:cell-content-change>
        <table:cell-content-change table:id="ct2492" table:acceptance-state="accepted">
          <table:cell-address table:column="0" table:row="827" table:table="0"/>
          <office:change-info>
            <dc:creator> </dc:creator>
            <dc:date>2018-12-08T18:02:02.226000000</dc:date>
          </office:change-info>
          <table:previous table:id="ct2487">
            <table:change-track-table-cell/>
          </table:previous>
        </table:cell-content-change>
        <table:cell-content-change table:id="ct2493" table:acceptance-state="accepted">
          <table:cell-address table:column="0" table:row="827" table:table="0"/>
          <office:change-info>
            <dc:creator> </dc:creator>
            <dc:date>2018-12-08T18:02:19.558000000</dc:date>
          </office:change-info>
          <table:previous table:id="ct2492">
            <table:change-track-table-cell office:value-type="string">
              <text:p>WP2MRT.esp</text:p>
            </table:change-track-table-cell>
          </table:previous>
        </table:cell-content-change>
        <table:cell-content-change table:id="ct2494" table:acceptance-state="accepted">
          <table:cell-address table:column="3" table:row="827" table:table="0"/>
          <office:change-info>
            <dc:creator> </dc:creator>
            <dc:date>2018-12-08T18:03:07.030000000</dc:date>
          </office:change-info>
          <table:previous>
            <table:change-track-table-cell/>
          </table:previous>
        </table:cell-content-change>
        <table:cell-content-change table:id="ct2495" table:acceptance-state="accepted">
          <table:cell-address table:column="2" table:row="828" table:table="0"/>
          <office:change-info>
            <dc:creator> </dc:creator>
            <dc:date>2018-12-08T18:45:53.789000000</dc:date>
          </office:change-info>
          <table:previous>
            <table:change-track-table-cell/>
          </table:previous>
        </table:cell-content-change>
        <table:cell-content-change table:id="ct2496" table:acceptance-state="accepted">
          <table:cell-address table:column="2" table:row="829" table:table="0"/>
          <office:change-info>
            <dc:creator> </dc:creator>
            <dc:date>2018-12-08T18:46:04.817000000</dc:date>
          </office:change-info>
          <table:previous>
            <table:change-track-table-cell/>
          </table:previous>
        </table:cell-content-change>
        <table:cell-content-change table:id="ct2497" table:acceptance-state="accepted">
          <table:cell-address table:column="0" table:row="828" table:table="0"/>
          <office:change-info>
            <dc:creator> </dc:creator>
            <dc:date>2018-12-08T18:46:31.820000000</dc:date>
          </office:change-info>
          <table:previous table:id="ct2488">
            <table:change-track-table-cell/>
          </table:previous>
        </table:cell-content-change>
        <table:cell-content-change table:id="ct2498" table:acceptance-state="accepted">
          <table:cell-address table:column="0" table:row="828" table:table="0"/>
          <office:change-info>
            <dc:creator> </dc:creator>
            <dc:date>2018-12-08T18:46:44.471000000</dc:date>
          </office:change-info>
          <table:previous table:id="ct2497">
            <table:change-track-table-cell office:value-type="string">
              <text:p>barplotOccurrence</text:p>
            </table:change-track-table-cell>
          </table:previous>
        </table:cell-content-change>
        <table:cell-content-change table:id="ct2499" table:acceptance-state="accepted">
          <table:cell-address table:column="0" table:row="829" table:table="0"/>
          <office:change-info>
            <dc:creator> </dc:creator>
            <dc:date>2018-12-08T18:46:47.965000000</dc:date>
          </office:change-info>
          <table:previous table:id="ct2489">
            <table:change-track-table-cell/>
          </table:previous>
        </table:cell-content-change>
        <table:cell-content-change table:id="ct2500" table:acceptance-state="accepted">
          <table:cell-address table:column="2" table:row="830" table:table="0"/>
          <office:change-info>
            <dc:creator> </dc:creator>
            <dc:date>2018-12-08T18:52:38.467000000</dc:date>
          </office:change-info>
          <table:previous>
            <table:change-track-table-cell/>
          </table:previous>
        </table:cell-content-change>
        <table:cell-content-change table:id="ct2501" table:acceptance-state="accepted">
          <table:cell-address table:column="0" table:row="830" table:table="0"/>
          <office:change-info>
            <dc:creator> </dc:creator>
            <dc:date>2018-12-08T18:52:54.721000000</dc:date>
          </office:change-info>
          <table:previous table:id="ct2490">
            <table:change-track-table-cell/>
          </table:previous>
        </table:cell-content-change>
        <table:cell-content-change table:id="ct2502" table:acceptance-state="accepted">
          <table:cell-address table:column="0" table:row="830" table:table="0"/>
          <office:change-info>
            <dc:creator> </dc:creator>
            <dc:date>2018-12-08T18:53:00.524000000</dc:date>
          </office:change-info>
          <table:previous table:id="ct2501">
            <table:change-track-table-cell office:value-type="string">
              <text:p>barplotOccurrence.unitobs</text:p>
            </table:change-track-table-cell>
          </table:previous>
        </table:cell-content-change>
        <table:cell-content-change table:id="ct2503" table:acceptance-state="accepted">
          <table:cell-address table:column="3" table:row="830" table:table="0"/>
          <office:change-info>
            <dc:creator> </dc:creator>
            <dc:date>2018-12-08T18:53:34.188000000</dc:date>
          </office:change-info>
          <table:previous>
            <table:change-track-table-cell/>
          </table:previous>
        </table:cell-content-change>
        <table:cell-content-change table:id="ct2504" table:acceptance-state="accepted">
          <table:cell-address table:column="3" table:row="828" table:table="0"/>
          <office:change-info>
            <dc:creator> </dc:creator>
            <dc:date>2018-12-08T18:53:51.254000000</dc:date>
          </office:change-info>
          <table:previous>
            <table:change-track-table-cell/>
          </table:previous>
        </table:cell-content-change>
        <table:cell-content-change table:id="ct2505" table:acceptance-state="accepted">
          <table:cell-address table:column="3" table:row="829" table:table="0"/>
          <office:change-info>
            <dc:creator> </dc:creator>
            <dc:date>2018-12-08T18:54:27.570000000</dc:date>
          </office:change-info>
          <table:previous>
            <table:change-track-table-cell/>
          </table:previous>
        </table:cell-content-change>
        <table:cell-content-change table:id="ct2506" table:acceptance-state="accepted">
          <table:cell-address table:column="2" table:row="831" table:table="0"/>
          <office:change-info>
            <dc:creator> </dc:creator>
            <dc:date>2018-12-08T18:59:56.120000000</dc:date>
          </office:change-info>
          <table:previous>
            <table:change-track-table-cell/>
          </table:previous>
        </table:cell-content-change>
        <table:cell-content-change table:id="ct2507" table:acceptance-state="accepted">
          <table:cell-address table:column="0" table:row="831" table:table="0"/>
          <office:change-info>
            <dc:creator> </dc:creator>
            <dc:date>2018-12-08T19:00:25.199000000</dc:date>
          </office:change-info>
          <table:previous table:id="ct2491">
            <table:change-track-table-cell/>
          </table:previous>
        </table:cell-content-change>
        <table:cell-content-change table:id="ct2508" table:acceptance-state="accepted">
          <table:cell-address table:column="0" table:row="831" table:table="0"/>
          <office:change-info>
            <dc:creator> </dc:creator>
            <dc:date>2018-12-08T19:00:34.824000000</dc:date>
          </office:change-info>
          <table:previous table:id="ct2507">
            <table:change-track-table-cell office:value-type="string">
              <text:p>WP2barplot.esp</text:p>
            </table:change-track-table-cell>
          </table:previous>
        </table:cell-content-change>
        <table:cell-content-change table:id="ct2509" table:acceptance-state="accepted">
          <table:cell-address table:column="3" table:row="831" table:table="0"/>
          <office:change-info>
            <dc:creator> </dc:creator>
            <dc:date>2018-12-08T19:00:53.466000000</dc:date>
          </office:change-info>
          <table:previous>
            <table:change-track-table-cell/>
          </table:previous>
        </table:cell-content-change>
        <table:insertion table:id="ct2510" table:acceptance-state="accepted" table:type="row" table:position="337" table:table="0">
          <office:change-info>
            <dc:creator> </dc:creator>
            <dc:date>2018-12-08T19:09:23.305000000</dc:date>
          </office:change-info>
          <table:dependencies>
            <table:dependency table:id="ct2860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 table:acceptance-state="accepted">
          <table:cell-address table:column="2" table:row="337" table:table="0"/>
          <office:change-info>
            <dc:creator> </dc:creator>
            <dc:date>2018-12-08T19:09:26.519000000</dc:date>
          </office:change-info>
          <table:previous>
            <table:change-track-table-cell/>
          </table:previous>
        </table:cell-content-change>
        <table:cell-content-change table:id="ct2512" table:acceptance-state="accepted">
          <table:cell-address table:column="3" table:row="337" table:table="0"/>
          <office:change-info>
            <dc:creator> </dc:creator>
            <dc:date>2018-12-08T19:09:29.841000000</dc:date>
          </office:change-info>
          <table:previous>
            <table:change-track-table-cell/>
          </table:previous>
        </table:cell-content-change>
        <table:cell-content-change table:id="ct2513" table:acceptance-state="accepted">
          <table:cell-address table:column="3" table:row="337" table:table="0"/>
          <office:change-info>
            <dc:creator> </dc:creator>
            <dc:date>2018-12-08T19:09:47.391000000</dc:date>
          </office:change-info>
          <table:previous table:id="ct2512">
            <table:change-track-table-cell office:value-type="string">
              <text:p><text:s text:c="6"/>Chargement des données <text:s text:c="5"/></text:p>
            </table:change-track-table-cell>
          </table:previous>
        </table:cell-content-change>
        <table:cell-content-change table:id="ct2514" table:acceptance-state="accepted">
          <table:cell-address table:column="0" table:row="337" table:table="0"/>
          <office:change-info>
            <dc:creator> </dc:creator>
            <dc:date>2018-12-08T19:10:05.534000000</dc:date>
          </office:change-info>
          <table:previous>
            <table:change-track-table-cell/>
          </table:previous>
        </table:cell-content-change>
        <table:cell-content-change table:id="ct2515" table:acceptance-state="accepted">
          <table:cell-address table:column="0" table:row="336" table:table="0"/>
          <office:change-info>
            <dc:creator> </dc:creator>
            <dc:date>2018-12-08T19:10:11.150000000</dc:date>
          </office:change-info>
          <table:previous>
            <table:change-track-table-cell office:value-type="string">
              <text:p>loadData.info.1</text:p>
            </table:change-track-table-cell>
          </table:previous>
        </table:cell-content-change>
        <table:cell-content-change table:id="ct2516" table:acceptance-state="accepted">
          <table:cell-address table:column="0" table:row="832" table:table="0"/>
          <office:change-info>
            <dc:creator> </dc:creator>
            <dc:date>2018-12-08T19:14:23.022000000</dc:date>
          </office:change-info>
          <table:previous>
            <table:change-track-table-cell/>
          </table:previous>
        </table:cell-content-change>
        <table:cell-content-change table:id="ct2517" table:acceptance-state="accepted">
          <table:cell-address table:column="0" table:row="832" table:table="0"/>
          <office:change-info>
            <dc:creator> </dc:creator>
            <dc:date>2018-12-08T19:14:29.699000000</dc:date>
          </office:change-info>
          <table:previous table:id="ct2516">
            <table:change-track-table-cell office:value-type="string">
              <text:p>initInnerTkProgressBar</text:p>
            </table:change-track-table-cell>
          </table:previous>
        </table:cell-content-change>
        <table:cell-content-change table:id="ct2518" table:acceptance-state="accepted">
          <table:cell-address table:column="2" table:row="832" table:table="0"/>
          <office:change-info>
            <dc:creator> </dc:creator>
            <dc:date>2018-12-08T19:14:38.076000000</dc:date>
          </office:change-info>
          <table:previous>
            <table:change-track-table-cell/>
          </table:previous>
        </table:cell-content-change>
        <table:cell-content-change table:id="ct2519" table:acceptance-state="accepted">
          <table:cell-address table:column="3" table:row="832" table:table="0"/>
          <office:change-info>
            <dc:creator> </dc:creator>
            <dc:date>2018-12-08T19:14:45.330000000</dc:date>
          </office:change-info>
          <table:previous>
            <table:change-track-table-cell/>
          </table:previous>
        </table:cell-content-change>
        <table:cell-content-change table:id="ct2520" table:acceptance-state="accepted">
          <table:cell-address table:column="2" table:row="25" table:table="0"/>
          <office:change-info>
            <dc:creator> </dc:creator>
            <dc:date>2018-12-09T17:20:52.574000000</dc:date>
          </office:change-info>
          <table:previous table:id="ct141">
            <table:change-track-table-cell office:value-type="string">
              <text:p>Outils</text:p>
            </table:change-track-table-cell>
          </table:previous>
        </table:cell-content-change>
        <table:insertion table:id="ct2521" table:acceptance-state="accepted" table:type="row" table:position="796" table:table="0">
          <office:change-info>
            <dc:creator> </dc:creator>
            <dc:date>2018-12-09T17:21:32.432000000</dc:date>
          </office:change-info>
          <table:dependencies>
            <table:dependency table:id="ct3354"/>
            <table:dependency table:id="ct3315"/>
            <table:dependency table:id="ct2524"/>
            <table:dependency table:id="ct2523"/>
            <table:dependency table:id="ct2522"/>
          </table:dependencies>
        </table:insertion>
        <table:cell-content-change table:id="ct2522" table:acceptance-state="accepted">
          <table:cell-address table:column="0" table:row="796" table:table="0"/>
          <office:change-info>
            <dc:creator> </dc:creator>
            <dc:date>2018-12-09T17:21:38.328000000</dc:date>
          </office:change-info>
          <table:previous>
            <table:change-track-table-cell/>
          </table:previous>
        </table:cell-content-change>
        <table:cell-content-change table:id="ct2523" table:acceptance-state="accepted">
          <table:cell-address table:column="0" table:row="796" table:table="0"/>
          <office:change-info>
            <dc:creator> </dc:creator>
            <dc:date>2018-12-09T17:22:04.895000000</dc:date>
          </office:change-info>
          <table:previous table:id="ct2522">
            <table:change-track-table-cell office:value-type="string">
              <text:p>sortiesLM.Graph.ylab.sfx</text:p>
            </table:change-track-table-cell>
          </table:previous>
        </table:cell-content-change>
        <table:cell-content-change table:id="ct2524" table:acceptance-state="accepted">
          <table:cell-address table:column="2" table:row="796" table:table="0"/>
          <office:change-info>
            <dc:creator> </dc:creator>
            <dc:date>2018-12-09T17:22:08.811000000</dc:date>
          </office:change-info>
          <table:previous>
            <table:change-track-table-cell/>
          </table:previous>
        </table:cell-content-change>
        <table:insertion table:id="ct2525" table:acceptance-state="accepted" table:type="column" table:position="1" table:table="0">
          <office:change-info>
            <dc:creator> </dc:creator>
            <dc:date>2018-12-09T17:48:52.253000000</dc:date>
          </office:change-info>
          <table:dependencies>
            <table:dependency table:id="ct3562"/>
            <table:dependency table:id="ct3540"/>
            <table:dependency table:id="ct3513"/>
            <table:dependency table:id="ct3498"/>
            <table:dependency table:id="ct3497"/>
            <table:dependency table:id="ct3470"/>
            <table:dependency table:id="ct3426"/>
            <table:dependency table:id="ct3410"/>
            <table:dependency table:id="ct3409"/>
            <table:dependency table:id="ct3408"/>
            <table:dependency table:id="ct3407"/>
            <table:dependency table:id="ct3406"/>
            <table:dependency table:id="ct3405"/>
            <table:dependency table:id="ct3404"/>
            <table:dependency table:id="ct3403"/>
            <table:dependency table:id="ct3402"/>
            <table:dependency table:id="ct3401"/>
            <table:dependency table:id="ct3400"/>
            <table:dependency table:id="ct3399"/>
            <table:dependency table:id="ct3398"/>
            <table:dependency table:id="ct3397"/>
            <table:dependency table:id="ct3396"/>
            <table:dependency table:id="ct3395"/>
            <table:dependency table:id="ct3394"/>
            <table:dependency table:id="ct3393"/>
            <table:dependency table:id="ct3385"/>
            <table:dependency table:id="ct3384"/>
            <table:dependency table:id="ct3383"/>
            <table:dependency table:id="ct3382"/>
            <table:dependency table:id="ct3381"/>
            <table:dependency table:id="ct3380"/>
            <table:dependency table:id="ct3379"/>
            <table:dependency table:id="ct3378"/>
            <table:dependency table:id="ct3377"/>
            <table:dependency table:id="ct3376"/>
            <table:dependency table:id="ct3375"/>
            <table:dependency table:id="ct3374"/>
            <table:dependency table:id="ct3373"/>
            <table:dependency table:id="ct3372"/>
            <table:dependency table:id="ct3371"/>
            <table:dependency table:id="ct3370"/>
            <table:dependency table:id="ct3369"/>
            <table:dependency table:id="ct3368"/>
            <table:dependency table:id="ct3367"/>
            <table:dependency table:id="ct3366"/>
            <table:dependency table:id="ct3365"/>
            <table:dependency table:id="ct3364"/>
            <table:dependency table:id="ct3363"/>
            <table:dependency table:id="ct3362"/>
            <table:dependency table:id="ct3361"/>
            <table:dependency table:id="ct3360"/>
            <table:dependency table:id="ct3359"/>
            <table:dependency table:id="ct3358"/>
            <table:dependency table:id="ct3357"/>
            <table:dependency table:id="ct3356"/>
            <table:dependency table:id="ct3355"/>
            <table:dependency table:id="ct3354"/>
            <table:dependency table:id="ct3353"/>
            <table:dependency table:id="ct3352"/>
            <table:dependency table:id="ct3351"/>
            <table:dependency table:id="ct3350"/>
            <table:dependency table:id="ct3349"/>
            <table:dependency table:id="ct3348"/>
            <table:dependency table:id="ct3347"/>
            <table:dependency table:id="ct3346"/>
            <table:dependency table:id="ct3345"/>
            <table:dependency table:id="ct3344"/>
            <table:dependency table:id="ct3343"/>
            <table:dependency table:id="ct3342"/>
            <table:dependency table:id="ct3341"/>
            <table:dependency table:id="ct3340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34"/>
            <table:dependency table:id="ct3333"/>
            <table:dependency table:id="ct3332"/>
            <table:dependency table:id="ct3331"/>
            <table:dependency table:id="ct3330"/>
            <table:dependency table:id="ct3329"/>
            <table:dependency table:id="ct3328"/>
            <table:dependency table:id="ct3327"/>
            <table:dependency table:id="ct3326"/>
            <table:dependency table:id="ct3325"/>
            <table:dependency table:id="ct3324"/>
            <table:dependency table:id="ct3323"/>
            <table:dependency table:id="ct3322"/>
            <table:dependency table:id="ct3321"/>
            <table:dependency table:id="ct3320"/>
            <table:dependency table:id="ct3319"/>
            <table:dependency table:id="ct3318"/>
            <table:dependency table:id="ct3317"/>
            <table:dependency table:id="ct3316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  <table:dependency table:id="ct3297"/>
            <table:dependency table:id="ct3296"/>
            <table:dependency table:id="ct3295"/>
            <table:dependency table:id="ct3294"/>
            <table:dependency table:id="ct3293"/>
            <table:dependency table:id="ct3292"/>
            <table:dependency table:id="ct3291"/>
            <table:dependency table:id="ct3290"/>
            <table:dependency table:id="ct3289"/>
            <table:dependency table:id="ct3288"/>
            <table:dependency table:id="ct3287"/>
            <table:dependency table:id="ct3286"/>
            <table:dependency table:id="ct3285"/>
            <table:dependency table:id="ct3284"/>
            <table:dependency table:id="ct3283"/>
            <table:dependency table:id="ct3282"/>
            <table:dependency table:id="ct3281"/>
            <table:dependency table:id="ct3280"/>
            <table:dependency table:id="ct3279"/>
            <table:dependency table:id="ct3278"/>
            <table:dependency table:id="ct3277"/>
            <table:dependency table:id="ct3276"/>
            <table:dependency table:id="ct3275"/>
            <table:dependency table:id="ct3274"/>
            <table:dependency table:id="ct3273"/>
            <table:dependency table:id="ct3272"/>
            <table:dependency table:id="ct3271"/>
            <table:dependency table:id="ct3270"/>
            <table:dependency table:id="ct3269"/>
            <table:dependency table:id="ct3268"/>
            <table:dependency table:id="ct3267"/>
            <table:dependency table:id="ct3266"/>
            <table:dependency table:id="ct3265"/>
            <table:dependency table:id="ct3264"/>
            <table:dependency table:id="ct3263"/>
            <table:dependency table:id="ct3262"/>
            <table:dependency table:id="ct3261"/>
            <table:dependency table:id="ct3260"/>
            <table:dependency table:id="ct3259"/>
            <table:dependency table:id="ct3258"/>
            <table:dependency table:id="ct3257"/>
            <table:dependency table:id="ct3256"/>
            <table:dependency table:id="ct3255"/>
            <table:dependency table:id="ct3254"/>
            <table:dependency table:id="ct3253"/>
            <table:dependency table:id="ct3252"/>
            <table:dependency table:id="ct3251"/>
            <table:dependency table:id="ct3250"/>
            <table:dependency table:id="ct3249"/>
            <table:dependency table:id="ct3248"/>
            <table:dependency table:id="ct3247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31"/>
            <table:dependency table:id="ct3230"/>
            <table:dependency table:id="ct3229"/>
            <table:dependency table:id="ct3228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  <table:dependency table:id="ct3146"/>
            <table:dependency table:id="ct3145"/>
            <table:dependency table:id="ct3144"/>
            <table:dependency table:id="ct3143"/>
            <table:dependency table:id="ct3142"/>
            <table:dependency table:id="ct3141"/>
            <table:dependency table:id="ct3140"/>
            <table:dependency table:id="ct3139"/>
            <table:dependency table:id="ct3138"/>
            <table:dependency table:id="ct3137"/>
            <table:dependency table:id="ct3136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  <table:dependency table:id="ct3120"/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  <table:dependency table:id="ct3099"/>
            <table:dependency table:id="ct3098"/>
            <table:dependency table:id="ct3097"/>
            <table:dependency table:id="ct3096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  <table:dependency table:id="ct3073"/>
            <table:dependency table:id="ct3072"/>
            <table:dependency table:id="ct3071"/>
            <table:dependency table:id="ct3070"/>
            <table:dependency table:id="ct3069"/>
            <table:dependency table:id="ct3068"/>
            <table:dependency table:id="ct3067"/>
            <table:dependency table:id="ct3066"/>
            <table:dependency table:id="ct3065"/>
            <table:dependency table:id="ct3064"/>
            <table:dependency table:id="ct3063"/>
            <table:dependency table:id="ct3062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  <table:dependency table:id="ct305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3044"/>
            <table:dependency table:id="ct3043"/>
            <table:dependency table:id="ct3042"/>
            <table:dependency table:id="ct3041"/>
            <table:dependency table:id="ct3040"/>
            <table:dependency table:id="ct3039"/>
            <table:dependency table:id="ct3038"/>
            <table:dependency table:id="ct3037"/>
            <table:dependency table:id="ct3036"/>
            <table:dependency table:id="ct3035"/>
            <table:dependency table:id="ct3034"/>
            <table:dependency table:id="ct3033"/>
            <table:dependency table:id="ct3032"/>
            <table:dependency table:id="ct3031"/>
            <table:dependency table:id="ct3030"/>
            <table:dependency table:id="ct3029"/>
            <table:dependency table:id="ct3028"/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</table:dependencies>
        </table:insertion>
        <table:cell-content-change table:id="ct2526" table:acceptance-state="accepted">
          <table:cell-address table:column="1" table:row="0" table:table="0"/>
          <office:change-info>
            <dc:creator> </dc:creator>
            <dc:date>2018-12-09T17:49:04.484000000</dc:date>
          </office:change-info>
          <table:previous>
            <table:change-track-table-cell/>
          </table:previous>
        </table:cell-content-change>
        <table:cell-content-change table:id="ct2527" table:acceptance-state="accepted">
          <table:cell-address table:column="1" table:row="1" table:table="0"/>
          <office:change-info>
            <dc:creator> </dc:creator>
            <dc:date>2018-12-09T17:49:33.641000000</dc:date>
          </office:change-info>
          <table:previous>
            <table:change-track-table-cell/>
          </table:previous>
        </table:cell-content-change>
        <table:cell-content-change table:id="ct2528" table:acceptance-state="accepted">
          <table:cell-address table:column="1" table:row="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29" table:acceptance-state="accepted">
          <table:cell-address table:column="1" table:row="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0" table:acceptance-state="accepted">
          <table:cell-address table:column="1" table:row="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1" table:acceptance-state="accepted">
          <table:cell-address table:column="1" table:row="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2" table:acceptance-state="accepted">
          <table:cell-address table:column="1" table:row="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3" table:acceptance-state="accepted">
          <table:cell-address table:column="1" table:row="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4" table:acceptance-state="accepted">
          <table:cell-address table:column="1" table:row="1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5" table:acceptance-state="accepted">
          <table:cell-address table:column="1" table:row="1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6" table:acceptance-state="accepted">
          <table:cell-address table:column="1" table:row="1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7" table:acceptance-state="accepted">
          <table:cell-address table:column="1" table:row="1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8" table:acceptance-state="accepted">
          <table:cell-address table:column="1" table:row="1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9" table:acceptance-state="accepted">
          <table:cell-address table:column="1" table:row="1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0" table:acceptance-state="accepted">
          <table:cell-address table:column="1" table:row="1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1" table:acceptance-state="accepted">
          <table:cell-address table:column="1" table:row="1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2" table:acceptance-state="accepted">
          <table:cell-address table:column="1" table:row="1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3" table:acceptance-state="accepted">
          <table:cell-address table:column="1" table:row="1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4" table:acceptance-state="accepted">
          <table:cell-address table:column="1" table:row="2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5" table:acceptance-state="accepted">
          <table:cell-address table:column="1" table:row="2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6" table:acceptance-state="accepted">
          <table:cell-address table:column="1" table:row="2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7" table:acceptance-state="accepted">
          <table:cell-address table:column="1" table:row="2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8" table:acceptance-state="accepted">
          <table:cell-address table:column="1" table:row="2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9" table:acceptance-state="accepted">
          <table:cell-address table:column="1" table:row="2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0" table:acceptance-state="accepted">
          <table:cell-address table:column="1" table:row="2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1" table:acceptance-state="accepted">
          <table:cell-address table:column="1" table:row="2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2" table:acceptance-state="accepted">
          <table:cell-address table:column="1" table:row="2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3" table:acceptance-state="accepted">
          <table:cell-address table:column="1" table:row="2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4" table:acceptance-state="accepted">
          <table:cell-address table:column="1" table:row="3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5" table:acceptance-state="accepted">
          <table:cell-address table:column="1" table:row="3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6" table:acceptance-state="accepted">
          <table:cell-address table:column="1" table:row="3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7" table:acceptance-state="accepted">
          <table:cell-address table:column="1" table:row="3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8" table:acceptance-state="accepted">
          <table:cell-address table:column="1" table:row="3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9" table:acceptance-state="accepted">
          <table:cell-address table:column="1" table:row="3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0" table:acceptance-state="accepted">
          <table:cell-address table:column="1" table:row="3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1" table:acceptance-state="accepted">
          <table:cell-address table:column="1" table:row="3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2" table:acceptance-state="accepted">
          <table:cell-address table:column="1" table:row="3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3" table:acceptance-state="accepted">
          <table:cell-address table:column="1" table:row="3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4" table:acceptance-state="accepted">
          <table:cell-address table:column="1" table:row="4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5" table:acceptance-state="accepted">
          <table:cell-address table:column="1" table:row="4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6" table:acceptance-state="accepted">
          <table:cell-address table:column="1" table:row="4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7" table:acceptance-state="accepted">
          <table:cell-address table:column="1" table:row="4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8" table:acceptance-state="accepted">
          <table:cell-address table:column="1" table:row="4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9" table:acceptance-state="accepted">
          <table:cell-address table:column="1" table:row="4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0" table:acceptance-state="accepted">
          <table:cell-address table:column="1" table:row="4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1" table:acceptance-state="accepted">
          <table:cell-address table:column="1" table:row="4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2" table:acceptance-state="accepted">
          <table:cell-address table:column="1" table:row="4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3" table:acceptance-state="accepted">
          <table:cell-address table:column="1" table:row="4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4" table:acceptance-state="accepted">
          <table:cell-address table:column="1" table:row="5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5" table:acceptance-state="accepted">
          <table:cell-address table:column="1" table:row="5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6" table:acceptance-state="accepted">
          <table:cell-address table:column="1" table:row="5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7" table:acceptance-state="accepted">
          <table:cell-address table:column="1" table:row="5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8" table:acceptance-state="accepted">
          <table:cell-address table:column="1" table:row="5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9" table:acceptance-state="accepted">
          <table:cell-address table:column="1" table:row="5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0" table:acceptance-state="accepted">
          <table:cell-address table:column="1" table:row="5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1" table:acceptance-state="accepted">
          <table:cell-address table:column="1" table:row="5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2" table:acceptance-state="accepted">
          <table:cell-address table:column="1" table:row="5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3" table:acceptance-state="accepted">
          <table:cell-address table:column="1" table:row="5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4" table:acceptance-state="accepted">
          <table:cell-address table:column="1" table:row="6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5" table:acceptance-state="accepted">
          <table:cell-address table:column="1" table:row="6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6" table:acceptance-state="accepted">
          <table:cell-address table:column="1" table:row="6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7" table:acceptance-state="accepted">
          <table:cell-address table:column="1" table:row="6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8" table:acceptance-state="accepted">
          <table:cell-address table:column="1" table:row="6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9" table:acceptance-state="accepted">
          <table:cell-address table:column="1" table:row="6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0" table:acceptance-state="accepted">
          <table:cell-address table:column="1" table:row="6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1" table:acceptance-state="accepted">
          <table:cell-address table:column="1" table:row="6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2" table:acceptance-state="accepted">
          <table:cell-address table:column="1" table:row="6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3" table:acceptance-state="accepted">
          <table:cell-address table:column="1" table:row="6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4" table:acceptance-state="accepted">
          <table:cell-address table:column="1" table:row="7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5" table:acceptance-state="accepted">
          <table:cell-address table:column="1" table:row="7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6" table:acceptance-state="accepted">
          <table:cell-address table:column="1" table:row="7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7" table:acceptance-state="accepted">
          <table:cell-address table:column="1" table:row="7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8" table:acceptance-state="accepted">
          <table:cell-address table:column="1" table:row="7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9" table:acceptance-state="accepted">
          <table:cell-address table:column="1" table:row="7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0" table:acceptance-state="accepted">
          <table:cell-address table:column="1" table:row="7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1" table:acceptance-state="accepted">
          <table:cell-address table:column="1" table:row="7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2" table:acceptance-state="accepted">
          <table:cell-address table:column="1" table:row="7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3" table:acceptance-state="accepted">
          <table:cell-address table:column="1" table:row="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4" table:acceptance-state="accepted">
          <table:cell-address table:column="1" table:row="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5" table:acceptance-state="accepted">
          <table:cell-address table:column="1" table:row="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6" table:acceptance-state="accepted">
          <table:cell-address table:column="1" table:row="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7" table:acceptance-state="accepted">
          <table:cell-address table:column="1" table:row="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8" table:acceptance-state="accepted">
          <table:cell-address table:column="1" table:row="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9" table:acceptance-state="accepted">
          <table:cell-address table:column="1" table:row="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0" table:acceptance-state="accepted">
          <table:cell-address table:column="1" table:row="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1" table:acceptance-state="accepted">
          <table:cell-address table:column="1" table:row="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2" table:acceptance-state="accepted">
          <table:cell-address table:column="1" table:row="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3" table:acceptance-state="accepted">
          <table:cell-address table:column="1" table:row="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4" table:acceptance-state="accepted">
          <table:cell-address table:column="1" table:row="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5" table:acceptance-state="accepted">
          <table:cell-address table:column="1" table:row="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6" table:acceptance-state="accepted">
          <table:cell-address table:column="1" table:row="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7" table:acceptance-state="accepted">
          <table:cell-address table:column="1" table:row="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8" table:acceptance-state="accepted">
          <table:cell-address table:column="1" table:row="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9" table:acceptance-state="accepted">
          <table:cell-address table:column="1" table:row="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0" table:acceptance-state="accepted">
          <table:cell-address table:column="1" table:row="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1" table:acceptance-state="accepted">
          <table:cell-address table:column="1" table:row="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2" table:acceptance-state="accepted">
          <table:cell-address table:column="1" table:row="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3" table:acceptance-state="accepted">
          <table:cell-address table:column="1" table:row="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4" table:acceptance-state="accepted">
          <table:cell-address table:column="1" table:row="1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5" table:acceptance-state="accepted">
          <table:cell-address table:column="1" table:row="1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6" table:acceptance-state="accepted">
          <table:cell-address table:column="1" table:row="1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7" table:acceptance-state="accepted">
          <table:cell-address table:column="1" table:row="1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8" table:acceptance-state="accepted">
          <table:cell-address table:column="1" table:row="1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9" table:acceptance-state="accepted">
          <table:cell-address table:column="1" table:row="1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0" table:acceptance-state="accepted">
          <table:cell-address table:column="1" table:row="1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1" table:acceptance-state="accepted">
          <table:cell-address table:column="1" table:row="1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2" table:acceptance-state="accepted">
          <table:cell-address table:column="1" table:row="1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3" table:acceptance-state="accepted">
          <table:cell-address table:column="1" table:row="1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4" table:acceptance-state="accepted">
          <table:cell-address table:column="1" table:row="1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5" table:acceptance-state="accepted">
          <table:cell-address table:column="1" table:row="1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6" table:acceptance-state="accepted">
          <table:cell-address table:column="1" table:row="1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7" table:acceptance-state="accepted">
          <table:cell-address table:column="1" table:row="1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8" table:acceptance-state="accepted">
          <table:cell-address table:column="1" table:row="1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9" table:acceptance-state="accepted">
          <table:cell-address table:column="1" table:row="1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0" table:acceptance-state="accepted">
          <table:cell-address table:column="1" table:row="1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1" table:acceptance-state="accepted">
          <table:cell-address table:column="1" table:row="1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2" table:acceptance-state="accepted">
          <table:cell-address table:column="1" table:row="1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3" table:acceptance-state="accepted">
          <table:cell-address table:column="1" table:row="1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4" table:acceptance-state="accepted">
          <table:cell-address table:column="1" table:row="1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5" table:acceptance-state="accepted">
          <table:cell-address table:column="1" table:row="1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6" table:acceptance-state="accepted">
          <table:cell-address table:column="1" table:row="1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7" table:acceptance-state="accepted">
          <table:cell-address table:column="1" table:row="1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8" table:acceptance-state="accepted">
          <table:cell-address table:column="1" table:row="1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9" table:acceptance-state="accepted">
          <table:cell-address table:column="1" table:row="1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0" table:acceptance-state="accepted">
          <table:cell-address table:column="1" table:row="1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1" table:acceptance-state="accepted">
          <table:cell-address table:column="1" table:row="1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2" table:acceptance-state="accepted">
          <table:cell-address table:column="1" table:row="1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3" table:acceptance-state="accepted">
          <table:cell-address table:column="1" table:row="1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4" table:acceptance-state="accepted">
          <table:cell-address table:column="1" table:row="1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5" table:acceptance-state="accepted">
          <table:cell-address table:column="1" table:row="1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6" table:acceptance-state="accepted">
          <table:cell-address table:column="1" table:row="1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7" table:acceptance-state="accepted">
          <table:cell-address table:column="1" table:row="1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8" table:acceptance-state="accepted">
          <table:cell-address table:column="1" table:row="1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9" table:acceptance-state="accepted">
          <table:cell-address table:column="1" table:row="1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0" table:acceptance-state="accepted">
          <table:cell-address table:column="1" table:row="1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1" table:acceptance-state="accepted">
          <table:cell-address table:column="1" table:row="1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2" table:acceptance-state="accepted">
          <table:cell-address table:column="1" table:row="1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3" table:acceptance-state="accepted">
          <table:cell-address table:column="1" table:row="1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4" table:acceptance-state="accepted">
          <table:cell-address table:column="1" table:row="1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5" table:acceptance-state="accepted">
          <table:cell-address table:column="1" table:row="1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6" table:acceptance-state="accepted">
          <table:cell-address table:column="1" table:row="1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7" table:acceptance-state="accepted">
          <table:cell-address table:column="1" table:row="1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8" table:acceptance-state="accepted">
          <table:cell-address table:column="1" table:row="1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9" table:acceptance-state="accepted">
          <table:cell-address table:column="1" table:row="1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0" table:acceptance-state="accepted">
          <table:cell-address table:column="1" table:row="1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1" table:acceptance-state="accepted">
          <table:cell-address table:column="1" table:row="1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2" table:acceptance-state="accepted">
          <table:cell-address table:column="1" table:row="1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3" table:acceptance-state="accepted">
          <table:cell-address table:column="1" table:row="1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4" table:acceptance-state="accepted">
          <table:cell-address table:column="1" table:row="1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5" table:acceptance-state="accepted">
          <table:cell-address table:column="1" table:row="1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6" table:acceptance-state="accepted">
          <table:cell-address table:column="1" table:row="1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7" table:acceptance-state="accepted">
          <table:cell-address table:column="1" table:row="1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8" table:acceptance-state="accepted">
          <table:cell-address table:column="1" table:row="1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9" table:acceptance-state="accepted">
          <table:cell-address table:column="1" table:row="1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0" table:acceptance-state="accepted">
          <table:cell-address table:column="1" table:row="1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1" table:acceptance-state="accepted">
          <table:cell-address table:column="1" table:row="1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2" table:acceptance-state="accepted">
          <table:cell-address table:column="1" table:row="1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3" table:acceptance-state="accepted">
          <table:cell-address table:column="1" table:row="1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4" table:acceptance-state="accepted">
          <table:cell-address table:column="1" table:row="1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5" table:acceptance-state="accepted">
          <table:cell-address table:column="1" table:row="1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6" table:acceptance-state="accepted">
          <table:cell-address table:column="1" table:row="1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7" table:acceptance-state="accepted">
          <table:cell-address table:column="1" table:row="1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8" table:acceptance-state="accepted">
          <table:cell-address table:column="1" table:row="1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9" table:acceptance-state="accepted">
          <table:cell-address table:column="1" table:row="1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0" table:acceptance-state="accepted">
          <table:cell-address table:column="1" table:row="1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1" table:acceptance-state="accepted">
          <table:cell-address table:column="1" table:row="1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2" table:acceptance-state="accepted">
          <table:cell-address table:column="1" table:row="1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3" table:acceptance-state="accepted">
          <table:cell-address table:column="1" table:row="1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4" table:acceptance-state="accepted">
          <table:cell-address table:column="1" table:row="1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5" table:acceptance-state="accepted">
          <table:cell-address table:column="1" table:row="1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6" table:acceptance-state="accepted">
          <table:cell-address table:column="1" table:row="1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7" table:acceptance-state="accepted">
          <table:cell-address table:column="1" table:row="1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8" table:acceptance-state="accepted">
          <table:cell-address table:column="1" table:row="1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9" table:acceptance-state="accepted">
          <table:cell-address table:column="1" table:row="1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0" table:acceptance-state="accepted">
          <table:cell-address table:column="1" table:row="1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1" table:acceptance-state="accepted">
          <table:cell-address table:column="1" table:row="1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2" table:acceptance-state="accepted">
          <table:cell-address table:column="1" table:row="1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3" table:acceptance-state="accepted">
          <table:cell-address table:column="1" table:row="1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4" table:acceptance-state="accepted">
          <table:cell-address table:column="1" table:row="1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5" table:acceptance-state="accepted">
          <table:cell-address table:column="1" table:row="1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6" table:acceptance-state="accepted">
          <table:cell-address table:column="1" table:row="1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7" table:acceptance-state="accepted">
          <table:cell-address table:column="1" table:row="1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8" table:acceptance-state="accepted">
          <table:cell-address table:column="1" table:row="1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9" table:acceptance-state="accepted">
          <table:cell-address table:column="1" table:row="1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0" table:acceptance-state="accepted">
          <table:cell-address table:column="1" table:row="1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1" table:acceptance-state="accepted">
          <table:cell-address table:column="1" table:row="1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2" table:acceptance-state="accepted">
          <table:cell-address table:column="1" table:row="1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3" table:acceptance-state="accepted">
          <table:cell-address table:column="1" table:row="1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4" table:acceptance-state="accepted">
          <table:cell-address table:column="1" table:row="1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5" table:acceptance-state="accepted">
          <table:cell-address table:column="1" table:row="1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6" table:acceptance-state="accepted">
          <table:cell-address table:column="1" table:row="1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7" table:acceptance-state="accepted">
          <table:cell-address table:column="1" table:row="1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8" table:acceptance-state="accepted">
          <table:cell-address table:column="1" table:row="1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9" table:acceptance-state="accepted">
          <table:cell-address table:column="1" table:row="1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0" table:acceptance-state="accepted">
          <table:cell-address table:column="1" table:row="1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1" table:acceptance-state="accepted">
          <table:cell-address table:column="1" table:row="1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2" table:acceptance-state="accepted">
          <table:cell-address table:column="1" table:row="1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3" table:acceptance-state="accepted">
          <table:cell-address table:column="1" table:row="2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4" table:acceptance-state="accepted">
          <table:cell-address table:column="1" table:row="2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5" table:acceptance-state="accepted">
          <table:cell-address table:column="1" table:row="2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6" table:acceptance-state="accepted">
          <table:cell-address table:column="1" table:row="2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7" table:acceptance-state="accepted">
          <table:cell-address table:column="1" table:row="2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8" table:acceptance-state="accepted">
          <table:cell-address table:column="1" table:row="2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9" table:acceptance-state="accepted">
          <table:cell-address table:column="1" table:row="2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0" table:acceptance-state="accepted">
          <table:cell-address table:column="1" table:row="2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1" table:acceptance-state="accepted">
          <table:cell-address table:column="1" table:row="2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2" table:acceptance-state="accepted">
          <table:cell-address table:column="1" table:row="2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3" table:acceptance-state="accepted">
          <table:cell-address table:column="1" table:row="2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4" table:acceptance-state="accepted">
          <table:cell-address table:column="1" table:row="2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5" table:acceptance-state="accepted">
          <table:cell-address table:column="1" table:row="2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6" table:acceptance-state="accepted">
          <table:cell-address table:column="1" table:row="2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7" table:acceptance-state="accepted">
          <table:cell-address table:column="1" table:row="2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8" table:acceptance-state="accepted">
          <table:cell-address table:column="1" table:row="2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9" table:acceptance-state="accepted">
          <table:cell-address table:column="1" table:row="2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0" table:acceptance-state="accepted">
          <table:cell-address table:column="1" table:row="2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1" table:acceptance-state="accepted">
          <table:cell-address table:column="1" table:row="2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2" table:acceptance-state="accepted">
          <table:cell-address table:column="1" table:row="2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3" table:acceptance-state="accepted">
          <table:cell-address table:column="1" table:row="2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4" table:acceptance-state="accepted">
          <table:cell-address table:column="1" table:row="2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5" table:acceptance-state="accepted">
          <table:cell-address table:column="1" table:row="2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6" table:acceptance-state="accepted">
          <table:cell-address table:column="1" table:row="2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7" table:acceptance-state="accepted">
          <table:cell-address table:column="1" table:row="2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8" table:acceptance-state="accepted">
          <table:cell-address table:column="1" table:row="2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9" table:acceptance-state="accepted">
          <table:cell-address table:column="1" table:row="2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0" table:acceptance-state="accepted">
          <table:cell-address table:column="1" table:row="2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1" table:acceptance-state="accepted">
          <table:cell-address table:column="1" table:row="2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2" table:acceptance-state="accepted">
          <table:cell-address table:column="1" table:row="2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3" table:acceptance-state="accepted">
          <table:cell-address table:column="1" table:row="2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4" table:acceptance-state="accepted">
          <table:cell-address table:column="1" table:row="2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5" table:acceptance-state="accepted">
          <table:cell-address table:column="1" table:row="2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6" table:acceptance-state="accepted">
          <table:cell-address table:column="1" table:row="2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7" table:acceptance-state="accepted">
          <table:cell-address table:column="1" table:row="2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8" table:acceptance-state="accepted">
          <table:cell-address table:column="1" table:row="2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9" table:acceptance-state="accepted">
          <table:cell-address table:column="1" table:row="2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0" table:acceptance-state="accepted">
          <table:cell-address table:column="1" table:row="2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1" table:acceptance-state="accepted">
          <table:cell-address table:column="1" table:row="2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2" table:acceptance-state="accepted">
          <table:cell-address table:column="1" table:row="2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3" table:acceptance-state="accepted">
          <table:cell-address table:column="1" table:row="2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4" table:acceptance-state="accepted">
          <table:cell-address table:column="1" table:row="2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5" table:acceptance-state="accepted">
          <table:cell-address table:column="1" table:row="2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6" table:acceptance-state="accepted">
          <table:cell-address table:column="1" table:row="2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7" table:acceptance-state="accepted">
          <table:cell-address table:column="1" table:row="2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8" table:acceptance-state="accepted">
          <table:cell-address table:column="1" table:row="2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9" table:acceptance-state="accepted">
          <table:cell-address table:column="1" table:row="2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0" table:acceptance-state="accepted">
          <table:cell-address table:column="1" table:row="2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1" table:acceptance-state="accepted">
          <table:cell-address table:column="1" table:row="2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2" table:acceptance-state="accepted">
          <table:cell-address table:column="1" table:row="2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3" table:acceptance-state="accepted">
          <table:cell-address table:column="1" table:row="2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4" table:acceptance-state="accepted">
          <table:cell-address table:column="1" table:row="2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5" table:acceptance-state="accepted">
          <table:cell-address table:column="1" table:row="2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6" table:acceptance-state="accepted">
          <table:cell-address table:column="1" table:row="2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7" table:acceptance-state="accepted">
          <table:cell-address table:column="1" table:row="2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8" table:acceptance-state="accepted">
          <table:cell-address table:column="1" table:row="2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9" table:acceptance-state="accepted">
          <table:cell-address table:column="1" table:row="2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0" table:acceptance-state="accepted">
          <table:cell-address table:column="1" table:row="2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1" table:acceptance-state="accepted">
          <table:cell-address table:column="1" table:row="2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2" table:acceptance-state="accepted">
          <table:cell-address table:column="1" table:row="2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3" table:acceptance-state="accepted">
          <table:cell-address table:column="1" table:row="2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4" table:acceptance-state="accepted">
          <table:cell-address table:column="1" table:row="2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5" table:acceptance-state="accepted">
          <table:cell-address table:column="1" table:row="2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6" table:acceptance-state="accepted">
          <table:cell-address table:column="1" table:row="2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7" table:acceptance-state="accepted">
          <table:cell-address table:column="1" table:row="2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8" table:acceptance-state="accepted">
          <table:cell-address table:column="1" table:row="2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9" table:acceptance-state="accepted">
          <table:cell-address table:column="1" table:row="2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0" table:acceptance-state="accepted">
          <table:cell-address table:column="1" table:row="2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1" table:acceptance-state="accepted">
          <table:cell-address table:column="1" table:row="2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2" table:acceptance-state="accepted">
          <table:cell-address table:column="1" table:row="2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3" table:acceptance-state="accepted">
          <table:cell-address table:column="1" table:row="2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4" table:acceptance-state="accepted">
          <table:cell-address table:column="1" table:row="2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5" table:acceptance-state="accepted">
          <table:cell-address table:column="1" table:row="2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6" table:acceptance-state="accepted">
          <table:cell-address table:column="1" table:row="2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7" table:acceptance-state="accepted">
          <table:cell-address table:column="1" table:row="2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8" table:acceptance-state="accepted">
          <table:cell-address table:column="1" table:row="2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9" table:acceptance-state="accepted">
          <table:cell-address table:column="1" table:row="2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0" table:acceptance-state="accepted">
          <table:cell-address table:column="1" table:row="2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1" table:acceptance-state="accepted">
          <table:cell-address table:column="1" table:row="2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2" table:acceptance-state="accepted">
          <table:cell-address table:column="1" table:row="2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3" table:acceptance-state="accepted">
          <table:cell-address table:column="1" table:row="2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4" table:acceptance-state="accepted">
          <table:cell-address table:column="1" table:row="2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5" table:acceptance-state="accepted">
          <table:cell-address table:column="1" table:row="2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6" table:acceptance-state="accepted">
          <table:cell-address table:column="1" table:row="2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7" table:acceptance-state="accepted">
          <table:cell-address table:column="1" table:row="2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8" table:acceptance-state="accepted">
          <table:cell-address table:column="1" table:row="2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9" table:acceptance-state="accepted">
          <table:cell-address table:column="1" table:row="2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0" table:acceptance-state="accepted">
          <table:cell-address table:column="1" table:row="2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1" table:acceptance-state="accepted">
          <table:cell-address table:column="1" table:row="2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2" table:acceptance-state="accepted">
          <table:cell-address table:column="1" table:row="2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3" table:acceptance-state="accepted">
          <table:cell-address table:column="1" table:row="2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4" table:acceptance-state="accepted">
          <table:cell-address table:column="1" table:row="2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5" table:acceptance-state="accepted">
          <table:cell-address table:column="1" table:row="2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6" table:acceptance-state="accepted">
          <table:cell-address table:column="1" table:row="2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7" table:acceptance-state="accepted">
          <table:cell-address table:column="1" table:row="2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8" table:acceptance-state="accepted">
          <table:cell-address table:column="1" table:row="2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9" table:acceptance-state="accepted">
          <table:cell-address table:column="1" table:row="2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0" table:acceptance-state="accepted">
          <table:cell-address table:column="1" table:row="2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1" table:acceptance-state="accepted">
          <table:cell-address table:column="1" table:row="2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2" table:acceptance-state="accepted">
          <table:cell-address table:column="1" table:row="2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3" table:acceptance-state="accepted">
          <table:cell-address table:column="1" table:row="3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4" table:acceptance-state="accepted">
          <table:cell-address table:column="1" table:row="3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5" table:acceptance-state="accepted">
          <table:cell-address table:column="1" table:row="3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6" table:acceptance-state="accepted">
          <table:cell-address table:column="1" table:row="3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7" table:acceptance-state="accepted">
          <table:cell-address table:column="1" table:row="3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8" table:acceptance-state="accepted">
          <table:cell-address table:column="1" table:row="3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9" table:acceptance-state="accepted">
          <table:cell-address table:column="1" table:row="3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0" table:acceptance-state="accepted">
          <table:cell-address table:column="1" table:row="3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1" table:acceptance-state="accepted">
          <table:cell-address table:column="1" table:row="3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2" table:acceptance-state="accepted">
          <table:cell-address table:column="1" table:row="3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3" table:acceptance-state="accepted">
          <table:cell-address table:column="1" table:row="3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4" table:acceptance-state="accepted">
          <table:cell-address table:column="1" table:row="3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5" table:acceptance-state="accepted">
          <table:cell-address table:column="1" table:row="3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6" table:acceptance-state="accepted">
          <table:cell-address table:column="1" table:row="3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7" table:acceptance-state="accepted">
          <table:cell-address table:column="1" table:row="3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8" table:acceptance-state="accepted">
          <table:cell-address table:column="1" table:row="3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9" table:acceptance-state="accepted">
          <table:cell-address table:column="1" table:row="3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0" table:acceptance-state="accepted">
          <table:cell-address table:column="1" table:row="3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1" table:acceptance-state="accepted">
          <table:cell-address table:column="1" table:row="3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2" table:acceptance-state="accepted">
          <table:cell-address table:column="1" table:row="3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3" table:acceptance-state="accepted">
          <table:cell-address table:column="1" table:row="3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4" table:acceptance-state="accepted">
          <table:cell-address table:column="1" table:row="3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5" table:acceptance-state="accepted">
          <table:cell-address table:column="1" table:row="3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6" table:acceptance-state="accepted">
          <table:cell-address table:column="1" table:row="3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7" table:acceptance-state="accepted">
          <table:cell-address table:column="1" table:row="3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8" table:acceptance-state="accepted">
          <table:cell-address table:column="1" table:row="3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9" table:acceptance-state="accepted">
          <table:cell-address table:column="1" table:row="3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0" table:acceptance-state="accepted">
          <table:cell-address table:column="1" table:row="3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1" table:acceptance-state="accepted">
          <table:cell-address table:column="1" table:row="3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2" table:acceptance-state="accepted">
          <table:cell-address table:column="1" table:row="3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3" table:acceptance-state="accepted">
          <table:cell-address table:column="1" table:row="3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4" table:acceptance-state="accepted">
          <table:cell-address table:column="1" table:row="3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5" table:acceptance-state="accepted">
          <table:cell-address table:column="1" table:row="3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6" table:acceptance-state="accepted">
          <table:cell-address table:column="1" table:row="3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7" table:acceptance-state="accepted">
          <table:cell-address table:column="1" table:row="3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8" table:acceptance-state="accepted">
          <table:cell-address table:column="1" table:row="3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9" table:acceptance-state="accepted">
          <table:cell-address table:column="1" table:row="3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0" table:acceptance-state="accepted">
          <table:cell-address table:column="1" table:row="3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1" table:acceptance-state="accepted">
          <table:cell-address table:column="1" table:row="3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2" table:acceptance-state="accepted">
          <table:cell-address table:column="1" table:row="3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3" table:acceptance-state="accepted">
          <table:cell-address table:column="1" table:row="3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4" table:acceptance-state="accepted">
          <table:cell-address table:column="1" table:row="3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5" table:acceptance-state="accepted">
          <table:cell-address table:column="1" table:row="3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6" table:acceptance-state="accepted">
          <table:cell-address table:column="1" table:row="3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7" table:acceptance-state="accepted">
          <table:cell-address table:column="1" table:row="3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8" table:acceptance-state="accepted">
          <table:cell-address table:column="1" table:row="3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9" table:acceptance-state="accepted">
          <table:cell-address table:column="1" table:row="3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0" table:acceptance-state="accepted">
          <table:cell-address table:column="1" table:row="3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1" table:acceptance-state="accepted">
          <table:cell-address table:column="1" table:row="3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2" table:acceptance-state="accepted">
          <table:cell-address table:column="1" table:row="3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3" table:acceptance-state="accepted">
          <table:cell-address table:column="1" table:row="3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4" table:acceptance-state="accepted">
          <table:cell-address table:column="1" table:row="3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5" table:acceptance-state="accepted">
          <table:cell-address table:column="1" table:row="3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6" table:acceptance-state="accepted">
          <table:cell-address table:column="1" table:row="3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7" table:acceptance-state="accepted">
          <table:cell-address table:column="1" table:row="3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8" table:acceptance-state="accepted">
          <table:cell-address table:column="1" table:row="3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9" table:acceptance-state="accepted">
          <table:cell-address table:column="1" table:row="3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0" table:acceptance-state="accepted">
          <table:cell-address table:column="1" table:row="3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1" table:acceptance-state="accepted">
          <table:cell-address table:column="1" table:row="3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2" table:acceptance-state="accepted">
          <table:cell-address table:column="1" table:row="3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3" table:acceptance-state="accepted">
          <table:cell-address table:column="1" table:row="3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4" table:acceptance-state="accepted">
          <table:cell-address table:column="1" table:row="3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5" table:acceptance-state="accepted">
          <table:cell-address table:column="1" table:row="3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6" table:acceptance-state="accepted">
          <table:cell-address table:column="1" table:row="3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7" table:acceptance-state="accepted">
          <table:cell-address table:column="1" table:row="3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8" table:acceptance-state="accepted">
          <table:cell-address table:column="1" table:row="3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9" table:acceptance-state="accepted">
          <table:cell-address table:column="1" table:row="3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0" table:acceptance-state="accepted">
          <table:cell-address table:column="1" table:row="3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1" table:acceptance-state="accepted">
          <table:cell-address table:column="1" table:row="3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2" table:acceptance-state="accepted">
          <table:cell-address table:column="1" table:row="3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3" table:acceptance-state="accepted">
          <table:cell-address table:column="1" table:row="3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4" table:acceptance-state="accepted">
          <table:cell-address table:column="1" table:row="3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5" table:acceptance-state="accepted">
          <table:cell-address table:column="1" table:row="3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6" table:acceptance-state="accepted">
          <table:cell-address table:column="1" table:row="3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7" table:acceptance-state="accepted">
          <table:cell-address table:column="1" table:row="3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8" table:acceptance-state="accepted">
          <table:cell-address table:column="1" table:row="3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9" table:acceptance-state="accepted">
          <table:cell-address table:column="1" table:row="3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0" table:acceptance-state="accepted">
          <table:cell-address table:column="1" table:row="3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1" table:acceptance-state="accepted">
          <table:cell-address table:column="1" table:row="3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2" table:acceptance-state="accepted">
          <table:cell-address table:column="1" table:row="3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3" table:acceptance-state="accepted">
          <table:cell-address table:column="1" table:row="3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4" table:acceptance-state="accepted">
          <table:cell-address table:column="1" table:row="3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5" table:acceptance-state="accepted">
          <table:cell-address table:column="1" table:row="3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6" table:acceptance-state="accepted">
          <table:cell-address table:column="1" table:row="3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7" table:acceptance-state="accepted">
          <table:cell-address table:column="1" table:row="3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8" table:acceptance-state="accepted">
          <table:cell-address table:column="1" table:row="3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9" table:acceptance-state="accepted">
          <table:cell-address table:column="1" table:row="3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0" table:acceptance-state="accepted">
          <table:cell-address table:column="1" table:row="3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1" table:acceptance-state="accepted">
          <table:cell-address table:column="1" table:row="3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2" table:acceptance-state="accepted">
          <table:cell-address table:column="1" table:row="3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3" table:acceptance-state="accepted">
          <table:cell-address table:column="1" table:row="3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4" table:acceptance-state="accepted">
          <table:cell-address table:column="1" table:row="3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5" table:acceptance-state="accepted">
          <table:cell-address table:column="1" table:row="3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6" table:acceptance-state="accepted">
          <table:cell-address table:column="1" table:row="3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7" table:acceptance-state="accepted">
          <table:cell-address table:column="1" table:row="3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8" table:acceptance-state="accepted">
          <table:cell-address table:column="1" table:row="3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9" table:acceptance-state="accepted">
          <table:cell-address table:column="1" table:row="3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0" table:acceptance-state="accepted">
          <table:cell-address table:column="1" table:row="3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1" table:acceptance-state="accepted">
          <table:cell-address table:column="1" table:row="3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2" table:acceptance-state="accepted">
          <table:cell-address table:column="1" table:row="3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3" table:acceptance-state="accepted">
          <table:cell-address table:column="1" table:row="4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4" table:acceptance-state="accepted">
          <table:cell-address table:column="1" table:row="4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5" table:acceptance-state="accepted">
          <table:cell-address table:column="1" table:row="4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6" table:acceptance-state="accepted">
          <table:cell-address table:column="1" table:row="4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7" table:acceptance-state="accepted">
          <table:cell-address table:column="1" table:row="4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8" table:acceptance-state="accepted">
          <table:cell-address table:column="1" table:row="4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9" table:acceptance-state="accepted">
          <table:cell-address table:column="1" table:row="4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0" table:acceptance-state="accepted">
          <table:cell-address table:column="1" table:row="4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1" table:acceptance-state="accepted">
          <table:cell-address table:column="1" table:row="4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2" table:acceptance-state="accepted">
          <table:cell-address table:column="1" table:row="4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3" table:acceptance-state="accepted">
          <table:cell-address table:column="1" table:row="4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4" table:acceptance-state="accepted">
          <table:cell-address table:column="1" table:row="4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5" table:acceptance-state="accepted">
          <table:cell-address table:column="1" table:row="4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6" table:acceptance-state="accepted">
          <table:cell-address table:column="1" table:row="4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7" table:acceptance-state="accepted">
          <table:cell-address table:column="1" table:row="4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8" table:acceptance-state="accepted">
          <table:cell-address table:column="1" table:row="4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9" table:acceptance-state="accepted">
          <table:cell-address table:column="1" table:row="4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0" table:acceptance-state="accepted">
          <table:cell-address table:column="1" table:row="4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1" table:acceptance-state="accepted">
          <table:cell-address table:column="1" table:row="4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2" table:acceptance-state="accepted">
          <table:cell-address table:column="1" table:row="4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3" table:acceptance-state="accepted">
          <table:cell-address table:column="1" table:row="4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4" table:acceptance-state="accepted">
          <table:cell-address table:column="1" table:row="4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5" table:acceptance-state="accepted">
          <table:cell-address table:column="1" table:row="4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6" table:acceptance-state="accepted">
          <table:cell-address table:column="1" table:row="4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7" table:acceptance-state="accepted">
          <table:cell-address table:column="1" table:row="4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8" table:acceptance-state="accepted">
          <table:cell-address table:column="1" table:row="4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9" table:acceptance-state="accepted">
          <table:cell-address table:column="1" table:row="4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0" table:acceptance-state="accepted">
          <table:cell-address table:column="1" table:row="4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1" table:acceptance-state="accepted">
          <table:cell-address table:column="1" table:row="4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2" table:acceptance-state="accepted">
          <table:cell-address table:column="1" table:row="4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3" table:acceptance-state="accepted">
          <table:cell-address table:column="1" table:row="4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4" table:acceptance-state="accepted">
          <table:cell-address table:column="1" table:row="4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5" table:acceptance-state="accepted">
          <table:cell-address table:column="1" table:row="4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6" table:acceptance-state="accepted">
          <table:cell-address table:column="1" table:row="4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7" table:acceptance-state="accepted">
          <table:cell-address table:column="1" table:row="4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8" table:acceptance-state="accepted">
          <table:cell-address table:column="1" table:row="4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9" table:acceptance-state="accepted">
          <table:cell-address table:column="1" table:row="4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0" table:acceptance-state="accepted">
          <table:cell-address table:column="1" table:row="4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1" table:acceptance-state="accepted">
          <table:cell-address table:column="1" table:row="4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2" table:acceptance-state="accepted">
          <table:cell-address table:column="1" table:row="4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3" table:acceptance-state="accepted">
          <table:cell-address table:column="1" table:row="4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4" table:acceptance-state="accepted">
          <table:cell-address table:column="1" table:row="4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5" table:acceptance-state="accepted">
          <table:cell-address table:column="1" table:row="4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6" table:acceptance-state="accepted">
          <table:cell-address table:column="1" table:row="4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7" table:acceptance-state="accepted">
          <table:cell-address table:column="1" table:row="4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8" table:acceptance-state="accepted">
          <table:cell-address table:column="1" table:row="4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9" table:acceptance-state="accepted">
          <table:cell-address table:column="1" table:row="4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0" table:acceptance-state="accepted">
          <table:cell-address table:column="1" table:row="4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1" table:acceptance-state="accepted">
          <table:cell-address table:column="1" table:row="4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2" table:acceptance-state="accepted">
          <table:cell-address table:column="1" table:row="4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3" table:acceptance-state="accepted">
          <table:cell-address table:column="1" table:row="4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4" table:acceptance-state="accepted">
          <table:cell-address table:column="1" table:row="4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5" table:acceptance-state="accepted">
          <table:cell-address table:column="1" table:row="4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6" table:acceptance-state="accepted">
          <table:cell-address table:column="1" table:row="4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7" table:acceptance-state="accepted">
          <table:cell-address table:column="1" table:row="4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8" table:acceptance-state="accepted">
          <table:cell-address table:column="1" table:row="4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9" table:acceptance-state="accepted">
          <table:cell-address table:column="1" table:row="4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0" table:acceptance-state="accepted">
          <table:cell-address table:column="1" table:row="4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1" table:acceptance-state="accepted">
          <table:cell-address table:column="1" table:row="4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2" table:acceptance-state="accepted">
          <table:cell-address table:column="1" table:row="4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3" table:acceptance-state="accepted">
          <table:cell-address table:column="1" table:row="4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4" table:acceptance-state="accepted">
          <table:cell-address table:column="1" table:row="4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5" table:acceptance-state="accepted">
          <table:cell-address table:column="1" table:row="4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6" table:acceptance-state="accepted">
          <table:cell-address table:column="1" table:row="4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7" table:acceptance-state="accepted">
          <table:cell-address table:column="1" table:row="4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8" table:acceptance-state="accepted">
          <table:cell-address table:column="1" table:row="4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9" table:acceptance-state="accepted">
          <table:cell-address table:column="1" table:row="4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0" table:acceptance-state="accepted">
          <table:cell-address table:column="1" table:row="4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1" table:acceptance-state="accepted">
          <table:cell-address table:column="1" table:row="4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2" table:acceptance-state="accepted">
          <table:cell-address table:column="1" table:row="4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3" table:acceptance-state="accepted">
          <table:cell-address table:column="1" table:row="4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4" table:acceptance-state="accepted">
          <table:cell-address table:column="1" table:row="4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5" table:acceptance-state="accepted">
          <table:cell-address table:column="1" table:row="4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6" table:acceptance-state="accepted">
          <table:cell-address table:column="1" table:row="4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7" table:acceptance-state="accepted">
          <table:cell-address table:column="1" table:row="4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8" table:acceptance-state="accepted">
          <table:cell-address table:column="1" table:row="4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9" table:acceptance-state="accepted">
          <table:cell-address table:column="1" table:row="4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0" table:acceptance-state="accepted">
          <table:cell-address table:column="1" table:row="4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1" table:acceptance-state="accepted">
          <table:cell-address table:column="1" table:row="4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2" table:acceptance-state="accepted">
          <table:cell-address table:column="1" table:row="4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3" table:acceptance-state="accepted">
          <table:cell-address table:column="1" table:row="4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4" table:acceptance-state="accepted">
          <table:cell-address table:column="1" table:row="4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5" table:acceptance-state="accepted">
          <table:cell-address table:column="1" table:row="4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6" table:acceptance-state="accepted">
          <table:cell-address table:column="1" table:row="4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7" table:acceptance-state="accepted">
          <table:cell-address table:column="1" table:row="4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8" table:acceptance-state="accepted">
          <table:cell-address table:column="1" table:row="4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9" table:acceptance-state="accepted">
          <table:cell-address table:column="1" table:row="4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0" table:acceptance-state="accepted">
          <table:cell-address table:column="1" table:row="4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1" table:acceptance-state="accepted">
          <table:cell-address table:column="1" table:row="4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2" table:acceptance-state="accepted">
          <table:cell-address table:column="1" table:row="4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3" table:acceptance-state="accepted">
          <table:cell-address table:column="1" table:row="4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4" table:acceptance-state="accepted">
          <table:cell-address table:column="1" table:row="4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5" table:acceptance-state="accepted">
          <table:cell-address table:column="1" table:row="4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6" table:acceptance-state="accepted">
          <table:cell-address table:column="1" table:row="4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7" table:acceptance-state="accepted">
          <table:cell-address table:column="1" table:row="4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8" table:acceptance-state="accepted">
          <table:cell-address table:column="1" table:row="4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9" table:acceptance-state="accepted">
          <table:cell-address table:column="1" table:row="4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0" table:acceptance-state="accepted">
          <table:cell-address table:column="1" table:row="4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1" table:acceptance-state="accepted">
          <table:cell-address table:column="1" table:row="4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2" table:acceptance-state="accepted">
          <table:cell-address table:column="1" table:row="4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3" table:acceptance-state="accepted">
          <table:cell-address table:column="1" table:row="5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4" table:acceptance-state="accepted">
          <table:cell-address table:column="1" table:row="5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5" table:acceptance-state="accepted">
          <table:cell-address table:column="1" table:row="5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6" table:acceptance-state="accepted">
          <table:cell-address table:column="1" table:row="5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7" table:acceptance-state="accepted">
          <table:cell-address table:column="1" table:row="5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8" table:acceptance-state="accepted">
          <table:cell-address table:column="1" table:row="5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9" table:acceptance-state="accepted">
          <table:cell-address table:column="1" table:row="5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0" table:acceptance-state="accepted">
          <table:cell-address table:column="1" table:row="5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1" table:acceptance-state="accepted">
          <table:cell-address table:column="1" table:row="5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2" table:acceptance-state="accepted">
          <table:cell-address table:column="1" table:row="5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3" table:acceptance-state="accepted">
          <table:cell-address table:column="1" table:row="5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4" table:acceptance-state="accepted">
          <table:cell-address table:column="1" table:row="5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5" table:acceptance-state="accepted">
          <table:cell-address table:column="1" table:row="5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6" table:acceptance-state="accepted">
          <table:cell-address table:column="1" table:row="5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7" table:acceptance-state="accepted">
          <table:cell-address table:column="1" table:row="5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8" table:acceptance-state="accepted">
          <table:cell-address table:column="1" table:row="5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9" table:acceptance-state="accepted">
          <table:cell-address table:column="1" table:row="5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0" table:acceptance-state="accepted">
          <table:cell-address table:column="1" table:row="5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1" table:acceptance-state="accepted">
          <table:cell-address table:column="1" table:row="5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2" table:acceptance-state="accepted">
          <table:cell-address table:column="1" table:row="5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3" table:acceptance-state="accepted">
          <table:cell-address table:column="1" table:row="5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4" table:acceptance-state="accepted">
          <table:cell-address table:column="1" table:row="5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5" table:acceptance-state="accepted">
          <table:cell-address table:column="1" table:row="5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6" table:acceptance-state="accepted">
          <table:cell-address table:column="1" table:row="5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7" table:acceptance-state="accepted">
          <table:cell-address table:column="1" table:row="5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8" table:acceptance-state="accepted">
          <table:cell-address table:column="1" table:row="5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9" table:acceptance-state="accepted">
          <table:cell-address table:column="1" table:row="5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0" table:acceptance-state="accepted">
          <table:cell-address table:column="1" table:row="5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1" table:acceptance-state="accepted">
          <table:cell-address table:column="1" table:row="5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2" table:acceptance-state="accepted">
          <table:cell-address table:column="1" table:row="5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3" table:acceptance-state="accepted">
          <table:cell-address table:column="1" table:row="5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4" table:acceptance-state="accepted">
          <table:cell-address table:column="1" table:row="5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5" table:acceptance-state="accepted">
          <table:cell-address table:column="1" table:row="5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6" table:acceptance-state="accepted">
          <table:cell-address table:column="1" table:row="5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7" table:acceptance-state="accepted">
          <table:cell-address table:column="1" table:row="5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8" table:acceptance-state="accepted">
          <table:cell-address table:column="1" table:row="5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9" table:acceptance-state="accepted">
          <table:cell-address table:column="1" table:row="5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0" table:acceptance-state="accepted">
          <table:cell-address table:column="1" table:row="5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1" table:acceptance-state="accepted">
          <table:cell-address table:column="1" table:row="5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2" table:acceptance-state="accepted">
          <table:cell-address table:column="1" table:row="5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3" table:acceptance-state="accepted">
          <table:cell-address table:column="1" table:row="5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4" table:acceptance-state="accepted">
          <table:cell-address table:column="1" table:row="5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5" table:acceptance-state="accepted">
          <table:cell-address table:column="1" table:row="5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6" table:acceptance-state="accepted">
          <table:cell-address table:column="1" table:row="5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7" table:acceptance-state="accepted">
          <table:cell-address table:column="1" table:row="5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8" table:acceptance-state="accepted">
          <table:cell-address table:column="1" table:row="5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9" table:acceptance-state="accepted">
          <table:cell-address table:column="1" table:row="5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0" table:acceptance-state="accepted">
          <table:cell-address table:column="1" table:row="5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1" table:acceptance-state="accepted">
          <table:cell-address table:column="1" table:row="5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2" table:acceptance-state="accepted">
          <table:cell-address table:column="1" table:row="5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3" table:acceptance-state="accepted">
          <table:cell-address table:column="1" table:row="5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4" table:acceptance-state="accepted">
          <table:cell-address table:column="1" table:row="5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5" table:acceptance-state="accepted">
          <table:cell-address table:column="1" table:row="5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6" table:acceptance-state="accepted">
          <table:cell-address table:column="1" table:row="5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7" table:acceptance-state="accepted">
          <table:cell-address table:column="1" table:row="5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8" table:acceptance-state="accepted">
          <table:cell-address table:column="1" table:row="5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9" table:acceptance-state="accepted">
          <table:cell-address table:column="1" table:row="5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0" table:acceptance-state="accepted">
          <table:cell-address table:column="1" table:row="5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1" table:acceptance-state="accepted">
          <table:cell-address table:column="1" table:row="5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2" table:acceptance-state="accepted">
          <table:cell-address table:column="1" table:row="5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3" table:acceptance-state="accepted">
          <table:cell-address table:column="1" table:row="5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4" table:acceptance-state="accepted">
          <table:cell-address table:column="1" table:row="5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5" table:acceptance-state="accepted">
          <table:cell-address table:column="1" table:row="5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6" table:acceptance-state="accepted">
          <table:cell-address table:column="1" table:row="5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7" table:acceptance-state="accepted">
          <table:cell-address table:column="1" table:row="5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8" table:acceptance-state="accepted">
          <table:cell-address table:column="1" table:row="5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9" table:acceptance-state="accepted">
          <table:cell-address table:column="1" table:row="5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0" table:acceptance-state="accepted">
          <table:cell-address table:column="1" table:row="5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1" table:acceptance-state="accepted">
          <table:cell-address table:column="1" table:row="5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2" table:acceptance-state="accepted">
          <table:cell-address table:column="1" table:row="5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3" table:acceptance-state="accepted">
          <table:cell-address table:column="1" table:row="5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4" table:acceptance-state="accepted">
          <table:cell-address table:column="1" table:row="5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5" table:acceptance-state="accepted">
          <table:cell-address table:column="1" table:row="5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6" table:acceptance-state="accepted">
          <table:cell-address table:column="1" table:row="5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7" table:acceptance-state="accepted">
          <table:cell-address table:column="1" table:row="5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8" table:acceptance-state="accepted">
          <table:cell-address table:column="1" table:row="5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9" table:acceptance-state="accepted">
          <table:cell-address table:column="1" table:row="5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0" table:acceptance-state="accepted">
          <table:cell-address table:column="1" table:row="5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1" table:acceptance-state="accepted">
          <table:cell-address table:column="1" table:row="5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2" table:acceptance-state="accepted">
          <table:cell-address table:column="1" table:row="5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3" table:acceptance-state="accepted">
          <table:cell-address table:column="1" table:row="5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4" table:acceptance-state="accepted">
          <table:cell-address table:column="1" table:row="5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5" table:acceptance-state="accepted">
          <table:cell-address table:column="1" table:row="5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6" table:acceptance-state="accepted">
          <table:cell-address table:column="1" table:row="5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7" table:acceptance-state="accepted">
          <table:cell-address table:column="1" table:row="5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8" table:acceptance-state="accepted">
          <table:cell-address table:column="1" table:row="5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9" table:acceptance-state="accepted">
          <table:cell-address table:column="1" table:row="5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0" table:acceptance-state="accepted">
          <table:cell-address table:column="1" table:row="5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1" table:acceptance-state="accepted">
          <table:cell-address table:column="1" table:row="5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2" table:acceptance-state="accepted">
          <table:cell-address table:column="1" table:row="5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3" table:acceptance-state="accepted">
          <table:cell-address table:column="1" table:row="5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4" table:acceptance-state="accepted">
          <table:cell-address table:column="1" table:row="5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5" table:acceptance-state="accepted">
          <table:cell-address table:column="1" table:row="5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6" table:acceptance-state="accepted">
          <table:cell-address table:column="1" table:row="5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7" table:acceptance-state="accepted">
          <table:cell-address table:column="1" table:row="5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8" table:acceptance-state="accepted">
          <table:cell-address table:column="1" table:row="5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9" table:acceptance-state="accepted">
          <table:cell-address table:column="1" table:row="5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0" table:acceptance-state="accepted">
          <table:cell-address table:column="1" table:row="5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1" table:acceptance-state="accepted">
          <table:cell-address table:column="1" table:row="6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2" table:acceptance-state="accepted">
          <table:cell-address table:column="1" table:row="6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3" table:acceptance-state="accepted">
          <table:cell-address table:column="1" table:row="6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4" table:acceptance-state="accepted">
          <table:cell-address table:column="1" table:row="6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5" table:acceptance-state="accepted">
          <table:cell-address table:column="1" table:row="6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6" table:acceptance-state="accepted">
          <table:cell-address table:column="1" table:row="6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7" table:acceptance-state="accepted">
          <table:cell-address table:column="1" table:row="6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8" table:acceptance-state="accepted">
          <table:cell-address table:column="1" table:row="6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9" table:acceptance-state="accepted">
          <table:cell-address table:column="1" table:row="6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0" table:acceptance-state="accepted">
          <table:cell-address table:column="1" table:row="6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1" table:acceptance-state="accepted">
          <table:cell-address table:column="1" table:row="6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2" table:acceptance-state="accepted">
          <table:cell-address table:column="1" table:row="6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3" table:acceptance-state="accepted">
          <table:cell-address table:column="1" table:row="6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4" table:acceptance-state="accepted">
          <table:cell-address table:column="1" table:row="6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5" table:acceptance-state="accepted">
          <table:cell-address table:column="1" table:row="6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6" table:acceptance-state="accepted">
          <table:cell-address table:column="1" table:row="6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7" table:acceptance-state="accepted">
          <table:cell-address table:column="1" table:row="6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8" table:acceptance-state="accepted">
          <table:cell-address table:column="1" table:row="6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9" table:acceptance-state="accepted">
          <table:cell-address table:column="1" table:row="6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0" table:acceptance-state="accepted">
          <table:cell-address table:column="1" table:row="6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1" table:acceptance-state="accepted">
          <table:cell-address table:column="1" table:row="6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2" table:acceptance-state="accepted">
          <table:cell-address table:column="1" table:row="6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3" table:acceptance-state="accepted">
          <table:cell-address table:column="1" table:row="6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4" table:acceptance-state="accepted">
          <table:cell-address table:column="1" table:row="6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5" table:acceptance-state="accepted">
          <table:cell-address table:column="1" table:row="6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6" table:acceptance-state="accepted">
          <table:cell-address table:column="1" table:row="6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7" table:acceptance-state="accepted">
          <table:cell-address table:column="1" table:row="6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8" table:acceptance-state="accepted">
          <table:cell-address table:column="1" table:row="6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9" table:acceptance-state="accepted">
          <table:cell-address table:column="1" table:row="6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0" table:acceptance-state="accepted">
          <table:cell-address table:column="1" table:row="6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1" table:acceptance-state="accepted">
          <table:cell-address table:column="1" table:row="6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2" table:acceptance-state="accepted">
          <table:cell-address table:column="1" table:row="6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3" table:acceptance-state="accepted">
          <table:cell-address table:column="1" table:row="6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4" table:acceptance-state="accepted">
          <table:cell-address table:column="1" table:row="6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5" table:acceptance-state="accepted">
          <table:cell-address table:column="1" table:row="6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6" table:acceptance-state="accepted">
          <table:cell-address table:column="1" table:row="6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7" table:acceptance-state="accepted">
          <table:cell-address table:column="1" table:row="6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8" table:acceptance-state="accepted">
          <table:cell-address table:column="1" table:row="6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9" table:acceptance-state="accepted">
          <table:cell-address table:column="1" table:row="6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0" table:acceptance-state="accepted">
          <table:cell-address table:column="1" table:row="6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1" table:acceptance-state="accepted">
          <table:cell-address table:column="1" table:row="6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2" table:acceptance-state="accepted">
          <table:cell-address table:column="1" table:row="6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3" table:acceptance-state="accepted">
          <table:cell-address table:column="1" table:row="6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4" table:acceptance-state="accepted">
          <table:cell-address table:column="1" table:row="6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5" table:acceptance-state="accepted">
          <table:cell-address table:column="1" table:row="6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6" table:acceptance-state="accepted">
          <table:cell-address table:column="1" table:row="6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7" table:acceptance-state="accepted">
          <table:cell-address table:column="1" table:row="6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8" table:acceptance-state="accepted">
          <table:cell-address table:column="1" table:row="6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9" table:acceptance-state="accepted">
          <table:cell-address table:column="1" table:row="6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0" table:acceptance-state="accepted">
          <table:cell-address table:column="1" table:row="6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1" table:acceptance-state="accepted">
          <table:cell-address table:column="1" table:row="6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2" table:acceptance-state="accepted">
          <table:cell-address table:column="1" table:row="6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3" table:acceptance-state="accepted">
          <table:cell-address table:column="1" table:row="6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4" table:acceptance-state="accepted">
          <table:cell-address table:column="1" table:row="6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5" table:acceptance-state="accepted">
          <table:cell-address table:column="1" table:row="6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6" table:acceptance-state="accepted">
          <table:cell-address table:column="1" table:row="6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7" table:acceptance-state="accepted">
          <table:cell-address table:column="1" table:row="6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8" table:acceptance-state="accepted">
          <table:cell-address table:column="1" table:row="6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9" table:acceptance-state="accepted">
          <table:cell-address table:column="1" table:row="6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0" table:acceptance-state="accepted">
          <table:cell-address table:column="1" table:row="6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1" table:acceptance-state="accepted">
          <table:cell-address table:column="1" table:row="6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2" table:acceptance-state="accepted">
          <table:cell-address table:column="1" table:row="6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3" table:acceptance-state="accepted">
          <table:cell-address table:column="1" table:row="6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4" table:acceptance-state="accepted">
          <table:cell-address table:column="1" table:row="6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5" table:acceptance-state="accepted">
          <table:cell-address table:column="1" table:row="6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6" table:acceptance-state="accepted">
          <table:cell-address table:column="1" table:row="6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7" table:acceptance-state="accepted">
          <table:cell-address table:column="1" table:row="6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8" table:acceptance-state="accepted">
          <table:cell-address table:column="1" table:row="6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9" table:acceptance-state="accepted">
          <table:cell-address table:column="1" table:row="6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0" table:acceptance-state="accepted">
          <table:cell-address table:column="1" table:row="6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1" table:acceptance-state="accepted">
          <table:cell-address table:column="1" table:row="6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2" table:acceptance-state="accepted">
          <table:cell-address table:column="1" table:row="6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3" table:acceptance-state="accepted">
          <table:cell-address table:column="1" table:row="6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4" table:acceptance-state="accepted">
          <table:cell-address table:column="1" table:row="6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5" table:acceptance-state="accepted">
          <table:cell-address table:column="1" table:row="6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6" table:acceptance-state="accepted">
          <table:cell-address table:column="1" table:row="6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7" table:acceptance-state="accepted">
          <table:cell-address table:column="1" table:row="6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8" table:acceptance-state="accepted">
          <table:cell-address table:column="1" table:row="6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9" table:acceptance-state="accepted">
          <table:cell-address table:column="1" table:row="6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0" table:acceptance-state="accepted">
          <table:cell-address table:column="1" table:row="6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1" table:acceptance-state="accepted">
          <table:cell-address table:column="1" table:row="6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2" table:acceptance-state="accepted">
          <table:cell-address table:column="1" table:row="6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3" table:acceptance-state="accepted">
          <table:cell-address table:column="1" table:row="6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4" table:acceptance-state="accepted">
          <table:cell-address table:column="1" table:row="6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5" table:acceptance-state="accepted">
          <table:cell-address table:column="1" table:row="6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6" table:acceptance-state="accepted">
          <table:cell-address table:column="1" table:row="6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7" table:acceptance-state="accepted">
          <table:cell-address table:column="1" table:row="6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8" table:acceptance-state="accepted">
          <table:cell-address table:column="1" table:row="6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9" table:acceptance-state="accepted">
          <table:cell-address table:column="1" table:row="6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0" table:acceptance-state="accepted">
          <table:cell-address table:column="1" table:row="6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1" table:acceptance-state="accepted">
          <table:cell-address table:column="1" table:row="6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2" table:acceptance-state="accepted">
          <table:cell-address table:column="1" table:row="6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3" table:acceptance-state="accepted">
          <table:cell-address table:column="1" table:row="6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4" table:acceptance-state="accepted">
          <table:cell-address table:column="1" table:row="6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5" table:acceptance-state="accepted">
          <table:cell-address table:column="1" table:row="6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6" table:acceptance-state="accepted">
          <table:cell-address table:column="1" table:row="6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7" table:acceptance-state="accepted">
          <table:cell-address table:column="1" table:row="6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8" table:acceptance-state="accepted">
          <table:cell-address table:column="1" table:row="6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9" table:acceptance-state="accepted">
          <table:cell-address table:column="1" table:row="7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0" table:acceptance-state="accepted">
          <table:cell-address table:column="1" table:row="7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1" table:acceptance-state="accepted">
          <table:cell-address table:column="1" table:row="7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2" table:acceptance-state="accepted">
          <table:cell-address table:column="1" table:row="7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3" table:acceptance-state="accepted">
          <table:cell-address table:column="1" table:row="7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4" table:acceptance-state="accepted">
          <table:cell-address table:column="1" table:row="7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5" table:acceptance-state="accepted">
          <table:cell-address table:column="1" table:row="7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6" table:acceptance-state="accepted">
          <table:cell-address table:column="1" table:row="7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7" table:acceptance-state="accepted">
          <table:cell-address table:column="1" table:row="7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8" table:acceptance-state="accepted">
          <table:cell-address table:column="1" table:row="7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9" table:acceptance-state="accepted">
          <table:cell-address table:column="1" table:row="7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0" table:acceptance-state="accepted">
          <table:cell-address table:column="1" table:row="7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1" table:acceptance-state="accepted">
          <table:cell-address table:column="1" table:row="7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2" table:acceptance-state="accepted">
          <table:cell-address table:column="1" table:row="7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3" table:acceptance-state="accepted">
          <table:cell-address table:column="1" table:row="7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4" table:acceptance-state="accepted">
          <table:cell-address table:column="1" table:row="7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5" table:acceptance-state="accepted">
          <table:cell-address table:column="1" table:row="7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6" table:acceptance-state="accepted">
          <table:cell-address table:column="1" table:row="7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7" table:acceptance-state="accepted">
          <table:cell-address table:column="1" table:row="7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8" table:acceptance-state="accepted">
          <table:cell-address table:column="1" table:row="7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9" table:acceptance-state="accepted">
          <table:cell-address table:column="1" table:row="7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0" table:acceptance-state="accepted">
          <table:cell-address table:column="1" table:row="7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1" table:acceptance-state="accepted">
          <table:cell-address table:column="1" table:row="7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2" table:acceptance-state="accepted">
          <table:cell-address table:column="1" table:row="7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3" table:acceptance-state="accepted">
          <table:cell-address table:column="1" table:row="7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4" table:acceptance-state="accepted">
          <table:cell-address table:column="1" table:row="7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5" table:acceptance-state="accepted">
          <table:cell-address table:column="1" table:row="7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6" table:acceptance-state="accepted">
          <table:cell-address table:column="1" table:row="7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7" table:acceptance-state="accepted">
          <table:cell-address table:column="1" table:row="7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8" table:acceptance-state="accepted">
          <table:cell-address table:column="1" table:row="7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9" table:acceptance-state="accepted">
          <table:cell-address table:column="1" table:row="7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0" table:acceptance-state="accepted">
          <table:cell-address table:column="1" table:row="7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1" table:acceptance-state="accepted">
          <table:cell-address table:column="1" table:row="7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2" table:acceptance-state="accepted">
          <table:cell-address table:column="1" table:row="7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3" table:acceptance-state="accepted">
          <table:cell-address table:column="1" table:row="7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4" table:acceptance-state="accepted">
          <table:cell-address table:column="1" table:row="7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5" table:acceptance-state="accepted">
          <table:cell-address table:column="1" table:row="7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6" table:acceptance-state="accepted">
          <table:cell-address table:column="1" table:row="7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7" table:acceptance-state="accepted">
          <table:cell-address table:column="1" table:row="7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8" table:acceptance-state="accepted">
          <table:cell-address table:column="1" table:row="7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9" table:acceptance-state="accepted">
          <table:cell-address table:column="1" table:row="7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0" table:acceptance-state="accepted">
          <table:cell-address table:column="1" table:row="7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1" table:acceptance-state="accepted">
          <table:cell-address table:column="1" table:row="7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2" table:acceptance-state="accepted">
          <table:cell-address table:column="1" table:row="7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3" table:acceptance-state="accepted">
          <table:cell-address table:column="1" table:row="7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4" table:acceptance-state="accepted">
          <table:cell-address table:column="1" table:row="7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5" table:acceptance-state="accepted">
          <table:cell-address table:column="1" table:row="7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6" table:acceptance-state="accepted">
          <table:cell-address table:column="1" table:row="7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7" table:acceptance-state="accepted">
          <table:cell-address table:column="1" table:row="7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8" table:acceptance-state="accepted">
          <table:cell-address table:column="1" table:row="7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9" table:acceptance-state="accepted">
          <table:cell-address table:column="1" table:row="7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0" table:acceptance-state="accepted">
          <table:cell-address table:column="1" table:row="7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1" table:acceptance-state="accepted">
          <table:cell-address table:column="1" table:row="7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2" table:acceptance-state="accepted">
          <table:cell-address table:column="1" table:row="7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3" table:acceptance-state="accepted">
          <table:cell-address table:column="1" table:row="7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4" table:acceptance-state="accepted">
          <table:cell-address table:column="1" table:row="7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5" table:acceptance-state="accepted">
          <table:cell-address table:column="1" table:row="7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6" table:acceptance-state="accepted">
          <table:cell-address table:column="1" table:row="7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7" table:acceptance-state="accepted">
          <table:cell-address table:column="1" table:row="7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8" table:acceptance-state="accepted">
          <table:cell-address table:column="1" table:row="7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9" table:acceptance-state="accepted">
          <table:cell-address table:column="1" table:row="7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0" table:acceptance-state="accepted">
          <table:cell-address table:column="1" table:row="7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1" table:acceptance-state="accepted">
          <table:cell-address table:column="1" table:row="7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2" table:acceptance-state="accepted">
          <table:cell-address table:column="1" table:row="7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3" table:acceptance-state="accepted">
          <table:cell-address table:column="1" table:row="7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4" table:acceptance-state="accepted">
          <table:cell-address table:column="1" table:row="7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5" table:acceptance-state="accepted">
          <table:cell-address table:column="1" table:row="7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6" table:acceptance-state="accepted">
          <table:cell-address table:column="1" table:row="7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7" table:acceptance-state="accepted">
          <table:cell-address table:column="1" table:row="7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8" table:acceptance-state="accepted">
          <table:cell-address table:column="1" table:row="7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9" table:acceptance-state="accepted">
          <table:cell-address table:column="1" table:row="7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0" table:acceptance-state="accepted">
          <table:cell-address table:column="1" table:row="7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1" table:acceptance-state="accepted">
          <table:cell-address table:column="1" table:row="7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2" table:acceptance-state="accepted">
          <table:cell-address table:column="1" table:row="7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3" table:acceptance-state="accepted">
          <table:cell-address table:column="1" table:row="7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4" table:acceptance-state="accepted">
          <table:cell-address table:column="1" table:row="7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5" table:acceptance-state="accepted">
          <table:cell-address table:column="1" table:row="7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6" table:acceptance-state="accepted">
          <table:cell-address table:column="1" table:row="7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7" table:acceptance-state="accepted">
          <table:cell-address table:column="1" table:row="7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8" table:acceptance-state="accepted">
          <table:cell-address table:column="1" table:row="7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9" table:acceptance-state="accepted">
          <table:cell-address table:column="1" table:row="7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0" table:acceptance-state="accepted">
          <table:cell-address table:column="1" table:row="7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1" table:acceptance-state="accepted">
          <table:cell-address table:column="1" table:row="7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2" table:acceptance-state="accepted">
          <table:cell-address table:column="1" table:row="7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3" table:acceptance-state="accepted">
          <table:cell-address table:column="1" table:row="7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4" table:acceptance-state="accepted">
          <table:cell-address table:column="1" table:row="7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5" table:acceptance-state="accepted">
          <table:cell-address table:column="1" table:row="7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6" table:acceptance-state="accepted">
          <table:cell-address table:column="1" table:row="7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7" table:acceptance-state="accepted">
          <table:cell-address table:column="1" table:row="7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8" table:acceptance-state="accepted">
          <table:cell-address table:column="1" table:row="7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9" table:acceptance-state="accepted">
          <table:cell-address table:column="1" table:row="7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0" table:acceptance-state="accepted">
          <table:cell-address table:column="1" table:row="7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1" table:acceptance-state="accepted">
          <table:cell-address table:column="1" table:row="7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2" table:acceptance-state="accepted">
          <table:cell-address table:column="1" table:row="7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3" table:acceptance-state="accepted">
          <table:cell-address table:column="1" table:row="7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4" table:acceptance-state="accepted">
          <table:cell-address table:column="1" table:row="7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5" table:acceptance-state="accepted">
          <table:cell-address table:column="1" table:row="7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6" table:acceptance-state="accepted">
          <table:cell-address table:column="1" table:row="7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7" table:acceptance-state="accepted">
          <table:cell-address table:column="1" table:row="7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8" table:acceptance-state="accepted">
          <table:cell-address table:column="1" table:row="7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9" table:acceptance-state="accepted">
          <table:cell-address table:column="1" table:row="8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0" table:acceptance-state="accepted">
          <table:cell-address table:column="1" table:row="8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1" table:acceptance-state="accepted">
          <table:cell-address table:column="1" table:row="8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2" table:acceptance-state="accepted">
          <table:cell-address table:column="1" table:row="8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3" table:acceptance-state="accepted">
          <table:cell-address table:column="1" table:row="8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4" table:acceptance-state="accepted">
          <table:cell-address table:column="1" table:row="8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5" table:acceptance-state="accepted">
          <table:cell-address table:column="1" table:row="8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6" table:acceptance-state="accepted">
          <table:cell-address table:column="1" table:row="8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7" table:acceptance-state="accepted">
          <table:cell-address table:column="1" table:row="8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8" table:acceptance-state="accepted">
          <table:cell-address table:column="1" table:row="8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9" table:acceptance-state="accepted">
          <table:cell-address table:column="1" table:row="8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0" table:acceptance-state="accepted">
          <table:cell-address table:column="1" table:row="8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1" table:acceptance-state="accepted">
          <table:cell-address table:column="1" table:row="8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2" table:acceptance-state="accepted">
          <table:cell-address table:column="1" table:row="8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3" table:acceptance-state="accepted">
          <table:cell-address table:column="1" table:row="8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4" table:acceptance-state="accepted">
          <table:cell-address table:column="1" table:row="8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5" table:acceptance-state="accepted">
          <table:cell-address table:column="1" table:row="8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6" table:acceptance-state="accepted">
          <table:cell-address table:column="1" table:row="8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7" table:acceptance-state="accepted">
          <table:cell-address table:column="1" table:row="8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8" table:acceptance-state="accepted">
          <table:cell-address table:column="1" table:row="8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9" table:acceptance-state="accepted">
          <table:cell-address table:column="1" table:row="8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0" table:acceptance-state="accepted">
          <table:cell-address table:column="1" table:row="8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1" table:acceptance-state="accepted">
          <table:cell-address table:column="1" table:row="8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2" table:acceptance-state="accepted">
          <table:cell-address table:column="1" table:row="8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3" table:acceptance-state="accepted">
          <table:cell-address table:column="1" table:row="8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4" table:acceptance-state="accepted">
          <table:cell-address table:column="1" table:row="8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5" table:acceptance-state="accepted">
          <table:cell-address table:column="1" table:row="8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6" table:acceptance-state="accepted">
          <table:cell-address table:column="1" table:row="8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7" table:acceptance-state="accepted">
          <table:cell-address table:column="1" table:row="8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8" table:acceptance-state="accepted">
          <table:cell-address table:column="1" table:row="8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9" table:acceptance-state="accepted">
          <table:cell-address table:column="1" table:row="8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0" table:acceptance-state="accepted">
          <table:cell-address table:column="1" table:row="8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1" table:acceptance-state="accepted">
          <table:cell-address table:column="1" table:row="8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2" table:acceptance-state="accepted">
          <table:cell-address table:column="1" table:row="794" table:table="0"/>
          <office:change-info>
            <dc:creator> </dc:creator>
            <dc:date>2018-12-09T17:50:37.491000000</dc:date>
          </office:change-info>
          <table:previous table:id="ct3313">
            <table:change-track-table-cell office:value-type="string">
              <text:p>X</text:p>
            </table:change-track-table-cell>
          </table:previous>
        </table:cell-content-change>
        <table:cell-content-change table:id="ct3353" table:acceptance-state="accepted">
          <table:cell-address table:column="1" table:row="795" table:table="0"/>
          <office:change-info>
            <dc:creator> </dc:creator>
            <dc:date>2018-12-09T17:50:37.491000000</dc:date>
          </office:change-info>
          <table:previous table:id="ct3314">
            <table:change-track-table-cell office:value-type="string">
              <text:p>X</text:p>
            </table:change-track-table-cell>
          </table:previous>
        </table:cell-content-change>
        <table:cell-content-change table:id="ct3354" table:acceptance-state="accepted">
          <table:cell-address table:column="1" table:row="796" table:table="0"/>
          <office:change-info>
            <dc:creator> </dc:creator>
            <dc:date>2018-12-09T17:50:37.491000000</dc:date>
          </office:change-info>
          <table:previous table:id="ct3315">
            <table:change-track-table-cell office:value-type="string">
              <text:p>X</text:p>
            </table:change-track-table-cell>
          </table:previous>
        </table:cell-content-change>
        <table:cell-content-change table:id="ct3355" table:acceptance-state="accepted">
          <table:cell-address table:column="1" table:row="791" table:table="0"/>
          <office:change-info>
            <dc:creator> </dc:creator>
            <dc:date>2018-12-09T17:51:46.320000000</dc:date>
          </office:change-info>
          <table:previous table:id="ct3310">
            <table:change-track-table-cell office:value-type="string">
              <text:p>X</text:p>
            </table:change-track-table-cell>
          </table:previous>
        </table:cell-content-change>
        <table:cell-content-change table:id="ct3356" table:acceptance-state="accepted">
          <table:cell-address table:column="1" table:row="792" table:table="0"/>
          <office:change-info>
            <dc:creator> </dc:creator>
            <dc:date>2018-12-09T17:51:46.320000000</dc:date>
          </office:change-info>
          <table:previous table:id="ct3311">
            <table:change-track-table-cell office:value-type="string">
              <text:p>X</text:p>
            </table:change-track-table-cell>
          </table:previous>
        </table:cell-content-change>
        <table:cell-content-change table:id="ct3357" table:acceptance-state="accepted">
          <table:cell-address table:column="1" table:row="788" table:table="0"/>
          <office:change-info>
            <dc:creator> </dc:creator>
            <dc:date>2018-12-09T17:51:51.608000000</dc:date>
          </office:change-info>
          <table:previous table:id="ct3307">
            <table:change-track-table-cell office:value-type="string">
              <text:p>X</text:p>
            </table:change-track-table-cell>
          </table:previous>
        </table:cell-content-change>
        <table:cell-content-change table:id="ct3358" table:acceptance-state="accepted">
          <table:cell-address table:column="1" table:row="773" table:table="0"/>
          <office:change-info>
            <dc:creator> </dc:creator>
            <dc:date>2018-12-09T17:52:04.790000000</dc:date>
          </office:change-info>
          <table:previous table:id="ct3292">
            <table:change-track-table-cell office:value-type="string">
              <text:p>X</text:p>
            </table:change-track-table-cell>
          </table:previous>
        </table:cell-content-change>
        <table:cell-content-change table:id="ct3359" table:acceptance-state="accepted">
          <table:cell-address table:column="1" table:row="774" table:table="0"/>
          <office:change-info>
            <dc:creator> </dc:creator>
            <dc:date>2018-12-09T17:52:04.790000000</dc:date>
          </office:change-info>
          <table:previous table:id="ct3293">
            <table:change-track-table-cell office:value-type="string">
              <text:p>X</text:p>
            </table:change-track-table-cell>
          </table:previous>
        </table:cell-content-change>
        <table:cell-content-change table:id="ct3360" table:acceptance-state="accepted">
          <table:cell-address table:column="1" table:row="721" table:table="0"/>
          <office:change-info>
            <dc:creator> </dc:creator>
            <dc:date>2018-12-09T17:52:22.948000000</dc:date>
          </office:change-info>
          <table:previous table:id="ct3240">
            <table:change-track-table-cell office:value-type="string">
              <text:p>X</text:p>
            </table:change-track-table-cell>
          </table:previous>
        </table:cell-content-change>
        <table:cell-content-change table:id="ct3361" table:acceptance-state="accepted">
          <table:cell-address table:column="1" table:row="718" table:table="0"/>
          <office:change-info>
            <dc:creator> </dc:creator>
            <dc:date>2018-12-09T17:52:26.505000000</dc:date>
          </office:change-info>
          <table:previous table:id="ct3237">
            <table:change-track-table-cell office:value-type="string">
              <text:p>X</text:p>
            </table:change-track-table-cell>
          </table:previous>
        </table:cell-content-change>
        <table:cell-content-change table:id="ct3362" table:acceptance-state="accepted">
          <table:cell-address table:column="1" table:row="708" table:table="0"/>
          <office:change-info>
            <dc:creator> </dc:creator>
            <dc:date>2018-12-09T17:52:49.780000000</dc:date>
          </office:change-info>
          <table:previous table:id="ct3227">
            <table:change-track-table-cell office:value-type="string">
              <text:p>X</text:p>
            </table:change-track-table-cell>
          </table:previous>
        </table:cell-content-change>
        <table:cell-content-change table:id="ct3363" table:acceptance-state="accepted">
          <table:cell-address table:column="1" table:row="709" table:table="0"/>
          <office:change-info>
            <dc:creator> </dc:creator>
            <dc:date>2018-12-09T17:52:49.780000000</dc:date>
          </office:change-info>
          <table:previous table:id="ct3228">
            <table:change-track-table-cell office:value-type="string">
              <text:p>X</text:p>
            </table:change-track-table-cell>
          </table:previous>
        </table:cell-content-change>
        <table:cell-content-change table:id="ct3364" table:acceptance-state="accepted">
          <table:cell-address table:column="1" table:row="710" table:table="0"/>
          <office:change-info>
            <dc:creator> </dc:creator>
            <dc:date>2018-12-09T17:52:49.780000000</dc:date>
          </office:change-info>
          <table:previous table:id="ct3229">
            <table:change-track-table-cell office:value-type="string">
              <text:p>X</text:p>
            </table:change-track-table-cell>
          </table:previous>
        </table:cell-content-change>
        <table:cell-content-change table:id="ct3365" table:acceptance-state="accepted">
          <table:cell-address table:column="1" table:row="711" table:table="0"/>
          <office:change-info>
            <dc:creator> </dc:creator>
            <dc:date>2018-12-09T17:52:49.780000000</dc:date>
          </office:change-info>
          <table:previous table:id="ct3230">
            <table:change-track-table-cell office:value-type="string">
              <text:p>X</text:p>
            </table:change-track-table-cell>
          </table:previous>
        </table:cell-content-change>
        <table:cell-content-change table:id="ct3366" table:acceptance-state="accepted">
          <table:cell-address table:column="1" table:row="699" table:table="0"/>
          <office:change-info>
            <dc:creator> </dc:creator>
            <dc:date>2018-12-09T17:52:55.318000000</dc:date>
          </office:change-info>
          <table:previous table:id="ct3218">
            <table:change-track-table-cell office:value-type="string">
              <text:p>X</text:p>
            </table:change-track-table-cell>
          </table:previous>
        </table:cell-content-change>
        <table:cell-content-change table:id="ct3367" table:acceptance-state="accepted">
          <table:cell-address table:column="1" table:row="700" table:table="0"/>
          <office:change-info>
            <dc:creator> </dc:creator>
            <dc:date>2018-12-09T17:52:55.318000000</dc:date>
          </office:change-info>
          <table:previous table:id="ct3219">
            <table:change-track-table-cell office:value-type="string">
              <text:p>X</text:p>
            </table:change-track-table-cell>
          </table:previous>
        </table:cell-content-change>
        <table:cell-content-change table:id="ct3368" table:acceptance-state="accepted">
          <table:cell-address table:column="1" table:row="697" table:table="0"/>
          <office:change-info>
            <dc:creator> </dc:creator>
            <dc:date>2018-12-09T17:53:04.600000000</dc:date>
          </office:change-info>
          <table:previous table:id="ct3216">
            <table:change-track-table-cell office:value-type="string">
              <text:p>X</text:p>
            </table:change-track-table-cell>
          </table:previous>
        </table:cell-content-change>
        <table:cell-content-change table:id="ct3369" table:acceptance-state="accepted">
          <table:cell-address table:column="1" table:row="694" table:table="0"/>
          <office:change-info>
            <dc:creator> </dc:creator>
            <dc:date>2018-12-09T17:53:16.207000000</dc:date>
          </office:change-info>
          <table:previous table:id="ct3213">
            <table:change-track-table-cell office:value-type="string">
              <text:p>X</text:p>
            </table:change-track-table-cell>
          </table:previous>
        </table:cell-content-change>
        <table:cell-content-change table:id="ct3370" table:acceptance-state="accepted">
          <table:cell-address table:column="1" table:row="692" table:table="0"/>
          <office:change-info>
            <dc:creator> </dc:creator>
            <dc:date>2018-12-09T17:53:20.528000000</dc:date>
          </office:change-info>
          <table:previous table:id="ct3211">
            <table:change-track-table-cell office:value-type="string">
              <text:p>X</text:p>
            </table:change-track-table-cell>
          </table:previous>
        </table:cell-content-change>
        <table:cell-content-change table:id="ct3371" table:acceptance-state="accepted">
          <table:cell-address table:column="1" table:row="690" table:table="0"/>
          <office:change-info>
            <dc:creator> </dc:creator>
            <dc:date>2018-12-09T17:53:24.834000000</dc:date>
          </office:change-info>
          <table:previous table:id="ct3209">
            <table:change-track-table-cell office:value-type="string">
              <text:p>X</text:p>
            </table:change-track-table-cell>
          </table:previous>
        </table:cell-content-change>
        <table:cell-content-change table:id="ct3372" table:acceptance-state="accepted">
          <table:cell-address table:column="1" table:row="687" table:table="0"/>
          <office:change-info>
            <dc:creator> </dc:creator>
            <dc:date>2018-12-09T17:53:31.354000000</dc:date>
          </office:change-info>
          <table:previous table:id="ct3206">
            <table:change-track-table-cell office:value-type="string">
              <text:p>X</text:p>
            </table:change-track-table-cell>
          </table:previous>
        </table:cell-content-change>
        <table:cell-content-change table:id="ct3373" table:acceptance-state="accepted">
          <table:cell-address table:column="1" table:row="676" table:table="0"/>
          <office:change-info>
            <dc:creator> </dc:creator>
            <dc:date>2018-12-09T17:53:44.661000000</dc:date>
          </office:change-info>
          <table:previous table:id="ct3195">
            <table:change-track-table-cell office:value-type="string">
              <text:p>X</text:p>
            </table:change-track-table-cell>
          </table:previous>
        </table:cell-content-change>
        <table:cell-content-change table:id="ct3374" table:acceptance-state="accepted">
          <table:cell-address table:column="1" table:row="570" table:table="0"/>
          <office:change-info>
            <dc:creator> </dc:creator>
            <dc:date>2018-12-09T17:54:39.200000000</dc:date>
          </office:change-info>
          <table:previous table:id="ct3092">
            <table:change-track-table-cell office:value-type="string">
              <text:p>X</text:p>
            </table:change-track-table-cell>
          </table:previous>
        </table:cell-content-change>
        <table:cell-content-change table:id="ct3375" table:acceptance-state="accepted">
          <table:cell-address table:column="1" table:row="571" table:table="0"/>
          <office:change-info>
            <dc:creator> </dc:creator>
            <dc:date>2018-12-09T17:54:39.200000000</dc:date>
          </office:change-info>
          <table:previous table:id="ct3093">
            <table:change-track-table-cell office:value-type="string">
              <text:p>X</text:p>
            </table:change-track-table-cell>
          </table:previous>
        </table:cell-content-change>
        <table:cell-content-change table:id="ct3376" table:acceptance-state="accepted">
          <table:cell-address table:column="1" table:row="567" table:table="0"/>
          <office:change-info>
            <dc:creator> </dc:creator>
            <dc:date>2018-12-09T17:54:52.118000000</dc:date>
          </office:change-info>
          <table:previous table:id="ct3089">
            <table:change-track-table-cell office:value-type="string">
              <text:p>X</text:p>
            </table:change-track-table-cell>
          </table:previous>
        </table:cell-content-change>
        <table:cell-content-change table:id="ct3377" table:acceptance-state="accepted">
          <table:cell-address table:column="1" table:row="568" table:table="0"/>
          <office:change-info>
            <dc:creator> </dc:creator>
            <dc:date>2018-12-09T17:54:52.118000000</dc:date>
          </office:change-info>
          <table:previous table:id="ct3090">
            <table:change-track-table-cell office:value-type="string">
              <text:p>X</text:p>
            </table:change-track-table-cell>
          </table:previous>
        </table:cell-content-change>
        <table:cell-content-change table:id="ct3378" table:acceptance-state="accepted">
          <table:cell-address table:column="1" table:row="562" table:table="0"/>
          <office:change-info>
            <dc:creator> </dc:creator>
            <dc:date>2018-12-09T17:55:16.532000000</dc:date>
          </office:change-info>
          <table:previous table:id="ct3084">
            <table:change-track-table-cell office:value-type="string">
              <text:p>X</text:p>
            </table:change-track-table-cell>
          </table:previous>
        </table:cell-content-change>
        <table:cell-content-change table:id="ct3379" table:acceptance-state="accepted">
          <table:cell-address table:column="1" table:row="563" table:table="0"/>
          <office:change-info>
            <dc:creator> </dc:creator>
            <dc:date>2018-12-09T17:55:16.532000000</dc:date>
          </office:change-info>
          <table:previous table:id="ct3085">
            <table:change-track-table-cell office:value-type="string">
              <text:p>X</text:p>
            </table:change-track-table-cell>
          </table:previous>
        </table:cell-content-change>
        <table:cell-content-change table:id="ct3380" table:acceptance-state="accepted">
          <table:cell-address table:column="1" table:row="560" table:table="0"/>
          <office:change-info>
            <dc:creator> </dc:creator>
            <dc:date>2018-12-09T17:55:30.963000000</dc:date>
          </office:change-info>
          <table:previous table:id="ct3082">
            <table:change-track-table-cell office:value-type="string">
              <text:p>X</text:p>
            </table:change-track-table-cell>
          </table:previous>
        </table:cell-content-change>
        <table:cell-content-change table:id="ct3381" table:acceptance-state="accepted">
          <table:cell-address table:column="1" table:row="557" table:table="0"/>
          <office:change-info>
            <dc:creator> </dc:creator>
            <dc:date>2018-12-09T17:55:45.252000000</dc:date>
          </office:change-info>
          <table:previous table:id="ct3079">
            <table:change-track-table-cell office:value-type="string">
              <text:p>X</text:p>
            </table:change-track-table-cell>
          </table:previous>
        </table:cell-content-change>
        <table:cell-content-change table:id="ct3382" table:acceptance-state="accepted">
          <table:cell-address table:column="1" table:row="543" table:table="0"/>
          <office:change-info>
            <dc:creator> </dc:creator>
            <dc:date>2018-12-09T17:56:21.413000000</dc:date>
          </office:change-info>
          <table:previous table:id="ct3066">
            <table:change-track-table-cell office:value-type="string">
              <text:p>X</text:p>
            </table:change-track-table-cell>
          </table:previous>
        </table:cell-content-change>
        <table:cell-content-change table:id="ct3383" table:acceptance-state="accepted">
          <table:cell-address table:column="1" table:row="527" table:table="0"/>
          <office:change-info>
            <dc:creator> </dc:creator>
            <dc:date>2018-12-09T17:57:21.067000000</dc:date>
          </office:change-info>
          <table:previous table:id="ct3050">
            <table:change-track-table-cell office:value-type="string">
              <text:p>X</text:p>
            </table:change-track-table-cell>
          </table:previous>
        </table:cell-content-change>
        <table:cell-content-change table:id="ct3384" table:acceptance-state="accepted">
          <table:cell-address table:column="1" table:row="499" table:table="0"/>
          <office:change-info>
            <dc:creator> </dc:creator>
            <dc:date>2018-12-09T17:58:25.092000000</dc:date>
          </office:change-info>
          <table:previous table:id="ct3022">
            <table:change-track-table-cell office:value-type="string">
              <text:p>X</text:p>
            </table:change-track-table-cell>
          </table:previous>
        </table:cell-content-change>
        <table:cell-content-change table:id="ct3385" table:acceptance-state="accepted">
          <table:cell-address table:column="1" table:row="497" table:table="0"/>
          <office:change-info>
            <dc:creator> </dc:creator>
            <dc:date>2018-12-09T17:58:34.467000000</dc:date>
          </office:change-info>
          <table:previous table:id="ct3020">
            <table:change-track-table-cell office:value-type="string">
              <text:p>X</text:p>
            </table:change-track-table-cell>
          </table:previous>
        </table:cell-content-change>
        <table:cell-content-change table:id="ct3386" table:acceptance-state="accepted">
          <table:cell-address table:column="2" table:row="497" table:table="0"/>
          <office:change-info>
            <dc:creator> </dc:creator>
            <dc:date>2018-12-09T17:59:04.061000000</dc:date>
          </office:change-info>
          <table:previous table:id="ct597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3387" table:acceptance-state="accepted">
          <table:cell-address table:column="3" table:row="497" table:table="0"/>
          <office:change-info>
            <dc:creator> </dc:creator>
            <dc:date>2018-12-09T17:59:09.209000000</dc:date>
          </office:change-info>
          <table:previous table:id="ct599">
            <table:change-track-table-cell office:value-type="string">
              <text:p>\nDe-activate titles if selected.</text:p>
            </table:change-track-table-cell>
          </table:previous>
        </table:cell-content-change>
        <table:cell-content-change table:id="ct3388" table:acceptance-state="accepted">
          <table:cell-address table:column="2" table:row="496" table:table="0"/>
          <office:change-info>
            <dc:creator> </dc:creator>
            <dc:date>2018-12-09T18:00:15.525000000</dc:date>
          </office:change-info>
          <table:previous table:id="ct1406">
            <table:change-track-table-cell office:value-type="string">
              <text:p>Attention, l'anglais ("en") ne s'applique pas aux titres de graphiques. </text:p>
            </table:change-track-table-cell>
          </table:previous>
        </table:cell-content-change>
        <table:cell-content-change table:id="ct3389" table:acceptance-state="accepted">
          <table:cell-address table:column="2" table:row="496" table:table="0"/>
          <office:change-info>
            <dc:creator> </dc:creator>
            <dc:date>2018-12-09T18:00:30.876000000</dc:date>
          </office:change-info>
          <table:previous table:id="ct3388">
            <table:change-track-table-cell office:value-type="string">
              <text:p>Language</text:p>
            </table:change-track-table-cell>
          </table:previous>
        </table:cell-content-change>
        <table:cell-content-change table:id="ct3390" table:acceptance-state="accepted">
          <table:cell-address table:column="2" table:row="497" table:table="0"/>
          <office:change-info>
            <dc:creator> </dc:creator>
            <dc:date>2018-12-09T18:01:01.077000000</dc:date>
          </office:change-info>
          <table:previous table:id="ct3386">
            <table:change-track-table-cell/>
          </table:previous>
        </table:cell-content-change>
        <table:cell-content-change table:id="ct3391" table:acceptance-state="accepted">
          <table:cell-address table:column="3" table:row="496" table:table="0"/>
          <office:change-info>
            <dc:creator> </dc:creator>
            <dc:date>2018-12-09T18:01:17.130000000</dc:date>
          </office:change-info>
          <table:previous table:id="ct596">
            <table:change-track-table-cell office:value-type="string">
              <text:p>Caution, English ("en") only applies for labels, not titles. </text:p>
            </table:change-track-table-cell>
          </table:previous>
        </table:cell-content-change>
        <table:cell-content-change table:id="ct3392" table:acceptance-state="accepted">
          <table:cell-address table:column="3" table:row="497" table:table="0"/>
          <office:change-info>
            <dc:creator> </dc:creator>
            <dc:date>2018-12-09T18:01:55.116000000</dc:date>
          </office:change-info>
          <table:previous table:id="ct3387">
            <table:change-track-table-cell/>
          </table:previous>
        </table:cell-content-change>
        <table:cell-content-change table:id="ct3393" table:acceptance-state="accepted">
          <table:cell-address table:column="1" table:row="482" table:table="0"/>
          <office:change-info>
            <dc:creator> </dc:creator>
            <dc:date>2018-12-09T18:02:28.983000000</dc:date>
          </office:change-info>
          <table:previous table:id="ct3005">
            <table:change-track-table-cell office:value-type="string">
              <text:p>X</text:p>
            </table:change-track-table-cell>
          </table:previous>
        </table:cell-content-change>
        <table:cell-content-change table:id="ct3394" table:acceptance-state="accepted">
          <table:cell-address table:column="1" table:row="473" table:table="0"/>
          <office:change-info>
            <dc:creator> </dc:creator>
            <dc:date>2018-12-09T18:02:36.939000000</dc:date>
          </office:change-info>
          <table:previous table:id="ct2996">
            <table:change-track-table-cell office:value-type="string">
              <text:p>X</text:p>
            </table:change-track-table-cell>
          </table:previous>
        </table:cell-content-change>
        <table:cell-content-change table:id="ct3395" table:acceptance-state="accepted">
          <table:cell-address table:column="1" table:row="463" table:table="0"/>
          <office:change-info>
            <dc:creator> </dc:creator>
            <dc:date>2018-12-09T18:02:50.605000000</dc:date>
          </office:change-info>
          <table:previous table:id="ct2986">
            <table:change-track-table-cell office:value-type="string">
              <text:p>X</text:p>
            </table:change-track-table-cell>
          </table:previous>
        </table:cell-content-change>
        <table:cell-content-change table:id="ct3396" table:acceptance-state="accepted">
          <table:cell-address table:column="1" table:row="423" table:table="0"/>
          <office:change-info>
            <dc:creator> </dc:creator>
            <dc:date>2018-12-09T18:04:18.949000000</dc:date>
          </office:change-info>
          <table:previous table:id="ct2946">
            <table:change-track-table-cell office:value-type="string">
              <text:p>X</text:p>
            </table:change-track-table-cell>
          </table:previous>
        </table:cell-content-change>
        <table:cell-content-change table:id="ct3397" table:acceptance-state="accepted">
          <table:cell-address table:column="1" table:row="424" table:table="0"/>
          <office:change-info>
            <dc:creator> </dc:creator>
            <dc:date>2018-12-09T18:04:18.949000000</dc:date>
          </office:change-info>
          <table:previous table:id="ct2947">
            <table:change-track-table-cell office:value-type="string">
              <text:p>X</text:p>
            </table:change-track-table-cell>
          </table:previous>
        </table:cell-content-change>
        <table:cell-content-change table:id="ct3398" table:acceptance-state="accepted">
          <table:cell-address table:column="1" table:row="395" table:table="0"/>
          <office:change-info>
            <dc:creator> </dc:creator>
            <dc:date>2018-12-09T18:05:03.705000000</dc:date>
          </office:change-info>
          <table:previous table:id="ct2918">
            <table:change-track-table-cell office:value-type="string">
              <text:p>X</text:p>
            </table:change-track-table-cell>
          </table:previous>
        </table:cell-content-change>
        <table:cell-content-change table:id="ct3399" table:acceptance-state="accepted">
          <table:cell-address table:column="1" table:row="393" table:table="0"/>
          <office:change-info>
            <dc:creator> </dc:creator>
            <dc:date>2018-12-09T18:05:12.737000000</dc:date>
          </office:change-info>
          <table:previous table:id="ct2916">
            <table:change-track-table-cell office:value-type="string">
              <text:p>X</text:p>
            </table:change-track-table-cell>
          </table:previous>
        </table:cell-content-change>
        <table:cell-content-change table:id="ct3400" table:acceptance-state="accepted">
          <table:cell-address table:column="1" table:row="351" table:table="0"/>
          <office:change-info>
            <dc:creator> </dc:creator>
            <dc:date>2018-12-09T18:06:33.952000000</dc:date>
          </office:change-info>
          <table:previous table:id="ct2874">
            <table:change-track-table-cell office:value-type="string">
              <text:p>X</text:p>
            </table:change-track-table-cell>
          </table:previous>
        </table:cell-content-change>
        <table:cell-content-change table:id="ct3401" table:acceptance-state="accepted">
          <table:cell-address table:column="1" table:row="350" table:table="0"/>
          <office:change-info>
            <dc:creator> </dc:creator>
            <dc:date>2018-12-09T18:06:42.689000000</dc:date>
          </office:change-info>
          <table:previous table:id="ct2873">
            <table:change-track-table-cell office:value-type="string">
              <text:p>X</text:p>
            </table:change-track-table-cell>
          </table:previous>
        </table:cell-content-change>
        <table:cell-content-change table:id="ct3402" table:acceptance-state="accepted">
          <table:cell-address table:column="1" table:row="313" table:table="0"/>
          <office:change-info>
            <dc:creator> </dc:creator>
            <dc:date>2018-12-09T18:07:49.474000000</dc:date>
          </office:change-info>
          <table:previous table:id="ct2836">
            <table:change-track-table-cell office:value-type="string">
              <text:p>X</text:p>
            </table:change-track-table-cell>
          </table:previous>
        </table:cell-content-change>
        <table:cell-content-change table:id="ct3403" table:acceptance-state="accepted">
          <table:cell-address table:column="1" table:row="131" table:table="0"/>
          <office:change-info>
            <dc:creator> </dc:creator>
            <dc:date>2018-12-09T18:09:21.471000000</dc:date>
          </office:change-info>
          <table:previous table:id="ct2655">
            <table:change-track-table-cell office:value-type="string">
              <text:p>X</text:p>
            </table:change-track-table-cell>
          </table:previous>
        </table:cell-content-change>
        <table:cell-content-change table:id="ct3404" table:acceptance-state="accepted">
          <table:cell-address table:column="1" table:row="136" table:table="0"/>
          <office:change-info>
            <dc:creator> </dc:creator>
            <dc:date>2018-12-09T18:09:26.463000000</dc:date>
          </office:change-info>
          <table:previous table:id="ct2660">
            <table:change-track-table-cell office:value-type="string">
              <text:p>X</text:p>
            </table:change-track-table-cell>
          </table:previous>
        </table:cell-content-change>
        <table:cell-content-change table:id="ct3405" table:acceptance-state="accepted">
          <table:cell-address table:column="1" table:row="138" table:table="0"/>
          <office:change-info>
            <dc:creator> </dc:creator>
            <dc:date>2018-12-09T18:09:31.907000000</dc:date>
          </office:change-info>
          <table:previous table:id="ct2662">
            <table:change-track-table-cell office:value-type="string">
              <text:p>X</text:p>
            </table:change-track-table-cell>
          </table:previous>
        </table:cell-content-change>
        <table:cell-content-change table:id="ct3406" table:acceptance-state="accepted">
          <table:cell-address table:column="1" table:row="146" table:table="0"/>
          <office:change-info>
            <dc:creator> </dc:creator>
            <dc:date>2018-12-09T18:09:41.376000000</dc:date>
          </office:change-info>
          <table:previous table:id="ct2670">
            <table:change-track-table-cell office:value-type="string">
              <text:p>X</text:p>
            </table:change-track-table-cell>
          </table:previous>
        </table:cell-content-change>
        <table:cell-content-change table:id="ct3407" table:acceptance-state="accepted">
          <table:cell-address table:column="1" table:row="438" table:table="0"/>
          <office:change-info>
            <dc:creator> </dc:creator>
            <dc:date>2018-12-09T18:10:21.406000000</dc:date>
          </office:change-info>
          <table:previous table:id="ct2961">
            <table:change-track-table-cell office:value-type="string">
              <text:p>X</text:p>
            </table:change-track-table-cell>
          </table:previous>
        </table:cell-content-change>
        <table:cell-content-change table:id="ct3408" table:acceptance-state="accepted">
          <table:cell-address table:column="1" table:row="635" table:table="0"/>
          <office:change-info>
            <dc:creator> </dc:creator>
            <dc:date>2018-12-09T18:10:40.251000000</dc:date>
          </office:change-info>
          <table:previous table:id="ct3154">
            <table:change-track-table-cell office:value-type="string">
              <text:p>X</text:p>
            </table:change-track-table-cell>
          </table:previous>
        </table:cell-content-change>
        <table:cell-content-change table:id="ct3409" table:acceptance-state="accepted">
          <table:cell-address table:column="1" table:row="636" table:table="0"/>
          <office:change-info>
            <dc:creator> </dc:creator>
            <dc:date>2018-12-09T18:10:40.251000000</dc:date>
          </office:change-info>
          <table:previous table:id="ct3155">
            <table:change-track-table-cell office:value-type="string">
              <text:p>X</text:p>
            </table:change-track-table-cell>
          </table:previous>
        </table:cell-content-change>
        <table:cell-content-change table:id="ct3410" table:acceptance-state="accepted">
          <table:cell-address table:column="1" table:row="637" table:table="0"/>
          <office:change-info>
            <dc:creator> </dc:creator>
            <dc:date>2018-12-09T18:10:40.251000000</dc:date>
          </office:change-info>
          <table:previous table:id="ct3156">
            <table:change-track-table-cell office:value-type="string">
              <text:p>X</text:p>
            </table:change-track-table-cell>
          </table:previous>
        </table:cell-content-change>
        <table:cell-content-change table:id="ct3411" table:acceptance-state="accepted">
          <table:cell-address table:column="2" table:row="795" table:table="0"/>
          <office:change-info>
            <dc:creator> </dc:creator>
            <dc:date>2018-12-09T18:39:00.261000000</dc:date>
          </office:change-info>
          <table:previous table:id="ct2324">
            <table:change-track-table-cell office:value-type="string">
              <text:p><text:s/>moyen</text:p>
            </table:change-track-table-cell>
          </table:previous>
        </table:cell-content-change>
        <table:cell-content-change table:id="ct3412" table:acceptance-state="accepted">
          <table:cell-address table:column="3" table:row="22" table:table="0"/>
          <office:change-info>
            <dc:creator> </dc:creator>
            <dc:date>2019-01-20T11:08:11.419000000</dc:date>
          </office:change-info>
          <table:previous table:id="ct34">
            <table:change-track-table-cell office:value-type="string">
              <text:p>Biodiversity and fished resource indicators</text:p>
            </table:change-track-table-cell>
          </table:previous>
        </table:cell-content-change>
        <table:cell-content-change table:id="ct3413" table:acceptance-state="accepted">
          <table:cell-address table:column="3" table:row="70" table:table="0"/>
          <office:change-info>
            <dc:creator> </dc:creator>
            <dc:date>2019-01-20T11:08:37.566000000</dc:date>
          </office:change-info>
          <table:previous>
            <table:change-track-table-cell office:value-type="string">
              <text:p>You can...</text:p>
            </table:change-track-table-cell>
          </table:previous>
        </table:cell-content-change>
        <table:cell-content-change table:id="ct3414" table:acceptance-state="accepted">
          <table:cell-address table:column="3" table:row="70" table:table="0"/>
          <office:change-info>
            <dc:creator> </dc:creator>
            <dc:date>2019-01-20T11:08:37.581000000</dc:date>
          </office:change-info>
          <table:previous table:id="ct3413">
            <table:change-track-table-cell office:value-type="string">
              <text:p>You may...</text:p>
            </table:change-track-table-cell>
          </table:previous>
        </table:cell-content-change>
        <table:cell-content-change table:id="ct3415" table:acceptance-state="accepted">
          <table:cell-address table:column="3" table:row="30" table:table="0"/>
          <office:change-info>
            <dc:creator> </dc:creator>
            <dc:date>2019-01-20T11:11:14.292000000</dc:date>
          </office:change-info>
          <table:previous>
            <table:change-track-table-cell office:value-type="string">
              <text:p>Close all graphics</text:p>
            </table:change-track-table-cell>
          </table:previous>
        </table:cell-content-change>
        <table:cell-content-change table:id="ct3416" table:acceptance-state="accepted">
          <table:cell-address table:column="3" table:row="73" table:table="0"/>
          <office:change-info>
            <dc:creator> </dc:creator>
            <dc:date>2019-01-20T11:12:00.589000000</dc:date>
          </office:change-info>
          <table:previous>
            <table:change-track-table-cell office:value-type="string">
              <text:p>Restore data</text:p>
            </table:change-track-table-cell>
          </table:previous>
        </table:cell-content-change>
        <table:cell-content-change table:id="ct3417" table:acceptance-state="accepted">
          <table:cell-address table:column="3" table:row="86" table:table="0"/>
          <office:change-info>
            <dc:creator> </dc:creator>
            <dc:date>2019-01-20T11:18:08.688000000</dc:date>
          </office:change-info>
          <table:previous>
            <table:change-track-table-cell office:value-type="string">
              <text:p>-&gt; Number of species codes in the observations file: </text:p>
            </table:change-track-table-cell>
          </table:previous>
        </table:cell-content-change>
        <table:cell-content-change table:id="ct3418" table:acceptance-state="accepted">
          <table:cell-address table:column="3" table:row="87" table:table="0"/>
          <office:change-info>
            <dc:creator> </dc:creator>
            <dc:date>2019-01-20T11:18:19.359000000</dc:date>
          </office:change-info>
          <table:previous>
            <table:change-track-table-cell office:value-type="string">
              <text:p>-&gt; Number of observation units in the observations file: </text:p>
            </table:change-track-table-cell>
          </table:previous>
        </table:cell-content-change>
        <table:cell-content-change table:id="ct3419" table:acceptance-state="accepted">
          <table:cell-address table:column="3" table:row="159" table:table="0"/>
          <office:change-info>
            <dc:creator> </dc:creator>
            <dc:date>2019-01-20T11:19:36.921000000</dc:date>
          </office:change-info>
          <table:previous>
            <table:change-track-table-cell office:value-type="string">
              <text:p><text:s text:c="2"/>* start with standard treatments (graphics &amp; statistical analyses).</text:p>
            </table:change-track-table-cell>
          </table:previous>
        </table:cell-content-change>
        <table:cell-content-change table:id="ct3420" table:acceptance-state="accepted">
          <table:cell-address table:column="3" table:row="159" table:table="0"/>
          <office:change-info>
            <dc:creator> </dc:creator>
            <dc:date>2019-01-20T11:19:56.733000000</dc:date>
          </office:change-info>
          <table:previous table:id="ct3419">
            <table:change-track-table-cell office:value-type="string">
              <text:p><text:s text:c="2"/>* get started with standard treatments (graphics &amp; statistical analyses).</text:p>
            </table:change-track-table-cell>
          </table:previous>
        </table:cell-content-change>
        <table:cell-content-change table:id="ct3421" table:acceptance-state="accepted">
          <table:cell-address table:column="3" table:row="163" table:table="0"/>
          <office:change-info>
            <dc:creator> </dc:creator>
            <dc:date>2019-01-20T11:29:12.351000000</dc:date>
          </office:change-info>
          <table:previous>
            <table:change-track-table-cell office:value-type="string">
              <text:p>\n <text:s/>* start with standard treatments (graphics &amp; statistical analyses).</text:p>
            </table:change-track-table-cell>
          </table:previous>
        </table:cell-content-change>
        <table:cell-content-change table:id="ct3422" table:acceptance-state="accepted">
          <table:cell-address table:column="3" table:row="444" table:table="0"/>
          <office:change-info>
            <dc:creator> </dc:creator>
            <dc:date>2019-01-20T11:33:29.432000000</dc:date>
          </office:change-info>
          <table:previous table:id="ct259">
            <table:change-track-table-cell office:value-type="string">
              <text:p>List of species reference factors</text:p>
            </table:change-track-table-cell>
          </table:previous>
        </table:cell-content-change>
        <table:cell-content-change table:id="ct3423" table:acceptance-state="accepted">
          <table:cell-address table:column="3" table:row="452" table:table="0"/>
          <office:change-info>
            <dc:creator> </dc:creator>
            <dc:date>2019-01-20T11:34:31.663000000</dc:date>
          </office:change-info>
          <table:previous table:id="ct299">
            <table:change-track-table-cell office:value-type="string">
              <text:p>List of grouping factors</text:p>
            </table:change-track-table-cell>
          </table:previous>
        </table:cell-content-change>
        <table:insertion table:id="ct3424" table:acceptance-state="accepted" table:type="row" table:position="547" table:table="0">
          <office:change-info>
            <dc:creator> </dc:creator>
            <dc:date>2019-01-20T11:41:35.026000000</dc:date>
          </office:change-info>
          <table:dependencies>
            <table:dependency table:id="ct3428"/>
            <table:dependency table:id="ct3427"/>
            <table:dependency table:id="ct3426"/>
            <table:dependency table:id="ct3425"/>
          </table:dependencies>
        </table:insertion>
        <table:cell-content-change table:id="ct3425" table:acceptance-state="accepted">
          <table:cell-address table:column="0" table:row="547" table:table="0"/>
          <office:change-info>
            <dc:creator> </dc:creator>
            <dc:date>2019-01-20T11:41:39.815000000</dc:date>
          </office:change-info>
          <table:previous>
            <table:change-track-table-cell/>
          </table:previous>
        </table:cell-content-change>
        <table:cell-content-change table:id="ct3426" table:acceptance-state="accepted">
          <table:cell-address table:column="1" table:row="547" table:table="0"/>
          <office:change-info>
            <dc:creator> </dc:creator>
            <dc:date>2019-01-20T11:41:42.655000000</dc:date>
          </office:change-info>
          <table:previous>
            <table:change-track-table-cell/>
          </table:previous>
        </table:cell-content-change>
        <table:cell-content-change table:id="ct3427" table:acceptance-state="accepted">
          <table:cell-address table:column="2" table:row="547" table:table="0"/>
          <office:change-info>
            <dc:creator> </dc:creator>
            <dc:date>2019-01-20T11:42:02.842000000</dc:date>
          </office:change-info>
          <table:previous>
            <table:change-track-table-cell/>
          </table:previous>
        </table:cell-content-change>
        <table:cell-content-change table:id="ct3428" table:acceptance-state="accepted">
          <table:cell-address table:column="3" table:row="547" table:table="0"/>
          <office:change-info>
            <dc:creator> </dc:creator>
            <dc:date>2019-01-20T11:42:45.338000000</dc:date>
          </office:change-info>
          <table:previous>
            <table:change-track-table-cell/>
          </table:previous>
        </table:cell-content-change>
        <table:cell-content-change table:id="ct3429" table:acceptance-state="accepted">
          <table:cell-address table:column="3" table:row="532" table:table="0"/>
          <office:change-info>
            <dc:creator> </dc:creator>
            <dc:date>2019-01-20T11:51:22.959000000</dc:date>
          </office:change-info>
          <table:previous table:id="ct802">
            <table:change-track-table-cell office:value-type="string">
              <text:p>has been suppressed</text:p>
            </table:change-track-table-cell>
          </table:previous>
        </table:cell-content-change>
        <table:cell-content-change table:id="ct3430" table:acceptance-state="accepted">
          <table:cell-address table:column="3" table:row="533" table:table="0"/>
          <office:change-info>
            <dc:creator> </dc:creator>
            <dc:date>2019-01-20T11:51:28.716000000</dc:date>
          </office:change-info>
          <table:previous table:id="ct803">
            <table:change-track-table-cell office:value-type="string">
              <text:p>have been suppressed</text:p>
            </table:change-track-table-cell>
          </table:previous>
        </table:cell-content-change>
        <table:cell-content-change table:id="ct3431" table:acceptance-state="accepted">
          <table:cell-address table:column="3" table:row="506" table:table="0"/>
          <office:change-info>
            <dc:creator> </dc:creator>
            <dc:date>2019-01-20T12:09:21.938000000</dc:date>
          </office:change-info>
          <table:previous table:id="ct666">
            <table:change-track-table-cell office:value-type="string">
              <text:p>Text size (multiple) : </text:p>
            </table:change-track-table-cell>
          </table:previous>
        </table:cell-content-change>
        <table:cell-content-change table:id="ct3432" table:acceptance-state="accepted">
          <table:cell-address table:column="3" table:row="123" table:table="0"/>
          <office:change-info>
            <dc:creator> </dc:creator>
            <dc:date>2019-01-23T18:27:50.140000000</dc:date>
          </office:change-info>
          <table:previous>
            <table:change-track-table-cell office:value-type="string">
              <text:p><text:s/>in the observation file</text:p>
            </table:change-track-table-cell>
          </table:previous>
        </table:cell-content-change>
        <table:cell-content-change table:id="ct3433" table:acceptance-state="accepted">
          <table:cell-address table:column="3" table:row="42" table:table="0"/>
          <office:change-info>
            <dc:creator> </dc:creator>
            <dc:date>2019-01-23T18:31:27.312000000</dc:date>
          </office:change-info>
          <table:previous table:id="ct44">
            <table:change-track-table-cell office:value-type="string">
              <text:p>Per species or species size class:</text:p>
            </table:change-track-table-cell>
          </table:previous>
        </table:cell-content-change>
        <table:cell-content-change table:id="ct3434" table:acceptance-state="accepted">
          <table:cell-address table:column="3" table:row="43" table:table="0"/>
          <office:change-info>
            <dc:creator> </dc:creator>
            <dc:date>2019-01-23T18:32:36.075000000</dc:date>
          </office:change-info>
          <table:previous table:id="ct70">
            <table:change-track-table-cell office:value-type="string">
              <text:p>Several species or species-size class, aggregated per station:</text:p>
            </table:change-track-table-cell>
          </table:previous>
        </table:cell-content-change>
        <table:cell-content-change table:id="ct3435" table:acceptance-state="accepted">
          <table:cell-address table:column="2" table:row="43" table:table="0"/>
          <office:change-info>
            <dc:creator> </dc:creator>
            <dc:date>2019-01-23T18:34:00.765000000</dc:date>
          </office:change-info>
          <table:previous>
            <table:change-track-table-cell office:value-type="string">
              <text:p>Plusieurs espèces ou classes de taille, agrégées par unité d'observation :</text:p>
            </table:change-track-table-cell>
          </table:previous>
        </table:cell-content-change>
        <table:cell-content-change table:id="ct3436" table:acceptance-state="accepted">
          <table:cell-address table:column="3" table:row="605" table:table="0"/>
          <office:change-info>
            <dc:creator> </dc:creator>
            <dc:date>2019-02-01T15:00:49.920000000</dc:date>
          </office:change-info>
          <table:previous>
            <table:change-track-table-cell office:value-type="string">
              <text:p>Selection of variables for the </text:p>
            </table:change-track-table-cell>
          </table:previous>
        </table:cell-content-change>
        <table:cell-content-change table:id="ct3437" table:acceptance-state="accepted">
          <table:cell-address table:column="3" table:row="580" table:table="0"/>
          <office:change-info>
            <dc:creator> </dc:creator>
            <dc:date>2019-02-01T15:01:40.128000000</dc:date>
          </office:change-info>
          <table:previous table:id="ct102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3438" table:acceptance-state="accepted">
          <table:cell-address table:column="3" table:row="581" table:table="0"/>
          <office:change-info>
            <dc:creator> </dc:creator>
            <dc:date>2019-02-01T15:01:45.647000000</dc:date>
          </office:change-info>
          <table:previous table:id="ct102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3439" table:acceptance-state="accepted">
          <table:cell-address table:column="3" table:row="582" table:table="0"/>
          <office:change-info>
            <dc:creator> </dc:creator>
            <dc:date>2019-02-01T15:01:51.415000000</dc:date>
          </office:change-info>
          <table:previous table:id="ct1040">
            <table:change-track-table-cell office:value-type="string">
              <text:p>barplots/boxplots (metrics aggregated/station</text:p>
            </table:change-track-table-cell>
          </table:previous>
        </table:cell-content-change>
        <table:cell-content-change table:id="ct3440" table:acceptance-state="accepted">
          <table:cell-address table:column="3" table:row="583" table:table="0"/>
          <office:change-info>
            <dc:creator> </dc:creator>
            <dc:date>2019-02-01T15:01:59.622000000</dc:date>
          </office:change-info>
          <table:previous table:id="ct1041">
            <table:change-track-table-cell office:value-type="string">
              <text:p>barplots/boxplots (metrics/species/station</text:p>
            </table:change-track-table-cell>
          </table:previous>
        </table:cell-content-change>
        <table:cell-content-change table:id="ct3441" table:acceptance-state="accepted">
          <table:cell-address table:column="3" table:row="584" table:table="0"/>
          <office:change-info>
            <dc:creator> </dc:creator>
            <dc:date>2019-02-01T15:02:05.926000000</dc:date>
          </office:change-info>
          <table:previous table:id="ct1042">
            <table:change-track-table-cell office:value-type="string">
              <text:p>symbols/colour scale (metrics aggregated/station</text:p>
            </table:change-track-table-cell>
          </table:previous>
        </table:cell-content-change>
        <table:cell-content-change table:id="ct3442" table:acceptance-state="accepted">
          <table:cell-address table:column="3" table:row="585" table:table="0"/>
          <office:change-info>
            <dc:creator> </dc:creator>
            <dc:date>2019-02-01T15:02:10.357000000</dc:date>
          </office:change-info>
          <table:previous table:id="ct1043">
            <table:change-track-table-cell office:value-type="string">
              <text:p>symbols/colour scale (metrics/species/station</text:p>
            </table:change-track-table-cell>
          </table:previous>
        </table:cell-content-change>
        <table:cell-content-change table:id="ct3443" table:acceptance-state="accepted">
          <table:cell-address table:column="3" table:row="596" table:table="0"/>
          <office:change-info>
            <dc:creator> </dc:creator>
            <dc:date>2019-02-01T15:07:28.397000000</dc:date>
          </office:change-info>
          <table:previous table:id="ct1291">
            <table:change-track-table-cell office:value-type="string">
              <text:p>Selection of the grouping factor(s) (same plot)</text:p>
            </table:change-track-table-cell>
          </table:previous>
        </table:cell-content-change>
        <table:cell-content-change table:id="ct3444" table:acceptance-state="accepted">
          <table:cell-address table:column="3" table:row="586" table:table="0"/>
          <office:change-info>
            <dc:creator> </dc:creator>
            <dc:date>2019-02-01T15:09:31.963000000</dc:date>
          </office:change-info>
          <table:previous table:id="ct1272">
            <table:change-track-table-cell office:value-type="string">
              <text:p>Represented metrics: </text:p>
            </table:change-track-table-cell>
          </table:previous>
        </table:cell-content-change>
        <table:cell-content-change table:id="ct3445" table:acceptance-state="accepted">
          <table:cell-address table:column="3" table:row="582" table:table="0"/>
          <office:change-info>
            <dc:creator> </dc:creator>
            <dc:date>2019-02-01T15:09:38.197000000</dc:date>
          </office:change-info>
          <table:previous table:id="ct3439">
            <table:change-track-table-cell office:value-type="string">
              <text:p>barplots/boxplots (metrics /station</text:p>
            </table:change-track-table-cell>
          </table:previous>
        </table:cell-content-change>
        <table:cell-content-change table:id="ct3446" table:acceptance-state="accepted">
          <table:cell-address table:column="3" table:row="583" table:table="0"/>
          <office:change-info>
            <dc:creator> </dc:creator>
            <dc:date>2019-02-01T15:09:40.002000000</dc:date>
          </office:change-info>
          <table:previous table:id="ct3440">
            <table:change-track-table-cell office:value-type="string">
              <text:p>barplots/boxplots (metrics /species/station</text:p>
            </table:change-track-table-cell>
          </table:previous>
        </table:cell-content-change>
        <table:cell-content-change table:id="ct3447" table:acceptance-state="accepted">
          <table:cell-address table:column="3" table:row="584" table:table="0"/>
          <office:change-info>
            <dc:creator> </dc:creator>
            <dc:date>2019-02-01T15:09:41.454000000</dc:date>
          </office:change-info>
          <table:previous table:id="ct3441">
            <table:change-track-table-cell office:value-type="string">
              <text:p>symbols/colour scale (metrics /station</text:p>
            </table:change-track-table-cell>
          </table:previous>
        </table:cell-content-change>
        <table:cell-content-change table:id="ct3448" table:acceptance-state="accepted">
          <table:cell-address table:column="3" table:row="585" table:table="0"/>
          <office:change-info>
            <dc:creator> </dc:creator>
            <dc:date>2019-02-01T15:09:45.775000000</dc:date>
          </office:change-info>
          <table:previous table:id="ct3442">
            <table:change-track-table-cell office:value-type="string">
              <text:p>symbols/colour scale (metrics /species/station</text:p>
            </table:change-track-table-cell>
          </table:previous>
        </table:cell-content-change>
        <table:cell-content-change table:id="ct3449" table:acceptance-state="accepted">
          <table:cell-address table:column="3" table:row="580" table:table="0"/>
          <office:change-info>
            <dc:creator> </dc:creator>
            <dc:date>2019-02-01T15:10:01.347000000</dc:date>
          </office:change-info>
          <table:previous table:id="ct3437">
            <table:change-track-table-cell office:value-type="string">
              <text:p>barplots (metrics /station</text:p>
            </table:change-track-table-cell>
          </table:previous>
        </table:cell-content-change>
        <table:cell-content-change table:id="ct3450" table:acceptance-state="accepted">
          <table:cell-address table:column="3" table:row="581" table:table="0"/>
          <office:change-info>
            <dc:creator> </dc:creator>
            <dc:date>2019-02-01T15:10:03.794000000</dc:date>
          </office:change-info>
          <table:previous table:id="ct3438">
            <table:change-track-table-cell office:value-type="string">
              <text:p>barplots (metrics /species/station</text:p>
            </table:change-track-table-cell>
          </table:previous>
        </table:cell-content-change>
        <table:cell-content-change table:id="ct3451" table:acceptance-state="accepted">
          <table:cell-address table:column="3" table:row="576" table:table="0"/>
          <office:change-info>
            <dc:creator> </dc:creator>
            <dc:date>2019-02-01T15:12:52.609000000</dc:date>
          </office:change-info>
          <table:previous table:id="ct1009">
            <table:change-track-table-cell office:value-type="string">
              <text:p>boxplots (metrics aggregated/station)</text:p>
            </table:change-track-table-cell>
          </table:previous>
        </table:cell-content-change>
        <table:cell-content-change table:id="ct3452" table:acceptance-state="accepted">
          <table:cell-address table:column="3" table:row="577" table:table="0"/>
          <office:change-info>
            <dc:creator> </dc:creator>
            <dc:date>2019-02-01T15:13:01.300000000</dc:date>
          </office:change-info>
          <table:previous table:id="ct1010">
            <table:change-track-table-cell office:value-type="string">
              <text:p>linear models (metrics aggregated/station</text:p>
            </table:change-track-table-cell>
          </table:previous>
        </table:cell-content-change>
        <table:cell-content-change table:id="ct3453" table:acceptance-state="accepted">
          <table:cell-address table:column="3" table:row="572" table:table="0"/>
          <office:change-info>
            <dc:creator> </dc:creator>
            <dc:date>2019-02-01T15:13:06.096000000</dc:date>
          </office:change-info>
          <table:previous table:id="ct1002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3454" table:acceptance-state="accepted">
          <table:cell-address table:column="3" table:row="573" table:table="0"/>
          <office:change-info>
            <dc:creator> </dc:creator>
            <dc:date>2019-02-01T15:13:10.582000000</dc:date>
          </office:change-info>
          <table:previous table:id="ct1004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3455" table:acceptance-state="accepted">
          <table:cell-address table:column="3" table:row="576" table:table="0"/>
          <office:change-info>
            <dc:creator> </dc:creator>
            <dc:date>2019-02-01T15:13:13.522000000</dc:date>
          </office:change-info>
          <table:previous table:id="ct3451">
            <table:change-track-table-cell office:value-type="string">
              <text:p>boxplots (metrics /station)</text:p>
            </table:change-track-table-cell>
          </table:previous>
        </table:cell-content-change>
        <table:cell-content-change table:id="ct3456" table:acceptance-state="accepted">
          <table:cell-address table:column="3" table:row="577" table:table="0"/>
          <office:change-info>
            <dc:creator> </dc:creator>
            <dc:date>2019-02-01T15:13:18.108000000</dc:date>
          </office:change-info>
          <table:previous table:id="ct3452">
            <table:change-track-table-cell office:value-type="string">
              <text:p>linear models (metrics /station</text:p>
            </table:change-track-table-cell>
          </table:previous>
        </table:cell-content-change>
        <table:cell-content-change table:id="ct3457" table:acceptance-state="accepted">
          <table:cell-address table:column="3" table:row="578" table:table="0"/>
          <office:change-info>
            <dc:creator> </dc:creator>
            <dc:date>2019-02-01T15:13:26.474000000</dc:date>
          </office:change-info>
          <table:previous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3458" table:acceptance-state="accepted">
          <table:cell-address table:column="3" table:row="579" table:table="0"/>
          <office:change-info>
            <dc:creator> </dc:creator>
            <dc:date>2019-02-01T15:13:53.706000000</dc:date>
          </office:change-info>
          <table:previous table:id="ct1012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3459" table:acceptance-state="accepted">
          <table:cell-address table:column="3" table:row="587" table:table="0"/>
          <office:change-info>
            <dc:creator> </dc:creator>
            <dc:date>2019-02-01T15:46:03.188000000</dc:date>
          </office:change-info>
          <table:previous table:id="ct1273">
            <table:change-track-table-cell office:value-type="string">
              <text:p>Explained metrics: </text:p>
            </table:change-track-table-cell>
          </table:previous>
        </table:cell-content-change>
        <table:cell-content-change table:id="ct3460" table:acceptance-state="accepted">
          <table:cell-address table:column="3" table:row="588" table:table="0"/>
          <office:change-info>
            <dc:creator> </dc:creator>
            <dc:date>2019-02-01T15:46:07.226000000</dc:date>
          </office:change-info>
          <table:previous table:id="ct1277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3461" table:acceptance-state="accepted">
          <table:cell-address table:column="3" table:row="589" table:table="0"/>
          <office:change-info>
            <dc:creator> </dc:creator>
            <dc:date>2019-02-01T15:47:40.148000000</dc:date>
          </office:change-info>
          <table:previous table:id="ct1279">
            <table:change-track-table-cell office:value-type="string">
              <text:p>Calculated metrics: “occurrence frequency” (/species group, over stations)</text:p>
            </table:change-track-table-cell>
          </table:previous>
        </table:cell-content-change>
        <table:cell-content-change table:id="ct3462" table:acceptance-state="accepted">
          <table:cell-address table:column="3" table:row="46" table:table="0"/>
          <office:change-info>
            <dc:creator> </dc:creator>
            <dc:date>2019-02-01T15:50:37.275000000</dc:date>
          </office:change-info>
          <table:previous table:id="ct51"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3463" table:acceptance-state="accepted">
          <table:cell-address table:column="3" table:row="51" table:table="0"/>
          <office:change-info>
            <dc:creator> </dc:creator>
            <dc:date>2019-02-01T15:50:46.884000000</dc:date>
          </office:change-info>
          <table:previous>
            <table:change-track-table-cell office:value-type="string">
              <text:p>Occurrence frequency (/observation units factor)...</text:p>
            </table:change-track-table-cell>
          </table:previous>
        </table:cell-content-change>
        <table:cell-content-change table:id="ct3464" table:acceptance-state="accepted">
          <table:cell-address table:column="3" table:row="51" table:table="0"/>
          <office:change-info>
            <dc:creator> </dc:creator>
            <dc:date>2019-02-01T15:51:03.549000000</dc:date>
          </office:change-info>
          <table:previous table:id="ct3463">
            <table:change-track-table-cell office:value-type="string">
              <text:p>Occurrence frequency (/station factor)...</text:p>
            </table:change-track-table-cell>
          </table:previous>
        </table:cell-content-change>
        <table:cell-content-change table:id="ct3465" table:acceptance-state="accepted">
          <table:cell-address table:column="3" table:row="46" table:table="0"/>
          <office:change-info>
            <dc:creator> </dc:creator>
            <dc:date>2019-02-01T15:51:45.117000000</dc:date>
          </office:change-info>
          <table:previous table:id="ct3462">
            <table:change-track-table-cell office:value-type="string">
              <text:p>Frequency (over stations)...</text:p>
            </table:change-track-table-cell>
          </table:previous>
        </table:cell-content-change>
        <table:cell-content-change table:id="ct3466" table:acceptance-state="accepted">
          <table:cell-address table:column="3" table:row="46" table:table="0"/>
          <office:change-info>
            <dc:creator> </dc:creator>
            <dc:date>2019-02-01T15:51:45.118000000</dc:date>
          </office:change-info>
          <table:previous table:id="ct3465">
            <table:change-track-table-cell office:value-type="string">
              <text:p>Frequencies...</text:p>
            </table:change-track-table-cell>
          </table:previous>
        </table:cell-content-change>
        <table:cell-content-change table:id="ct3467" table:acceptance-state="accepted">
          <table:cell-address table:column="3" table:row="574" table:table="0"/>
          <office:change-info>
            <dc:creator> </dc:creator>
            <dc:date>2019-02-01T15:56:07.323000000</dc:date>
          </office:change-info>
          <table:previous table:id="ct1005">
            <table:change-track-table-cell office:value-type="string">
              <text:p>occurrence frequencies</text:p>
            </table:change-track-table-cell>
          </table:previous>
        </table:cell-content-change>
        <table:cell-content-change table:id="ct3468" table:acceptance-state="accepted">
          <table:cell-address table:column="3" table:row="575" table:table="0"/>
          <office:change-info>
            <dc:creator> </dc:creator>
            <dc:date>2019-02-01T15:56:14.911000000</dc:date>
          </office:change-info>
          <table:previous table:id="ct1006">
            <table:change-track-table-cell office:value-type="string">
              <text:p>occurrence frequencies</text:p>
            </table:change-track-table-cell>
          </table:previous>
        </table:cell-content-change>
        <table:insertion table:id="ct3469" table:acceptance-state="accepted" table:type="row" table:position="606" table:table="0">
          <office:change-info>
            <dc:creator> </dc:creator>
            <dc:date>2019-02-01T15:58:44.360000000</dc:date>
          </office:change-info>
          <table:dependencies>
            <table:dependency table:id="ct3476"/>
            <table:dependency table:id="ct3475"/>
            <table:dependency table:id="ct3473"/>
            <table:dependency table:id="ct3472"/>
            <table:dependency table:id="ct3471"/>
            <table:dependency table:id="ct3470"/>
          </table:dependencies>
        </table:insertion>
        <table:cell-content-change table:id="ct3470" table:acceptance-state="accepted">
          <table:cell-address table:column="1" table:row="606" table:table="0"/>
          <office:change-info>
            <dc:creator> </dc:creator>
            <dc:date>2019-02-01T15:58:49.870000000</dc:date>
          </office:change-info>
          <table:previous>
            <table:change-track-table-cell/>
          </table:previous>
        </table:cell-content-change>
        <table:cell-content-change table:id="ct3471" table:acceptance-state="accepted">
          <table:cell-address table:column="3" table:row="606" table:table="0"/>
          <office:change-info>
            <dc:creator> </dc:creator>
            <dc:date>2019-02-01T15:59:18.540000000</dc:date>
          </office:change-info>
          <table:previous>
            <table:change-track-table-cell/>
          </table:previous>
        </table:cell-content-change>
        <table:cell-content-change table:id="ct3472" table:acceptance-state="accepted">
          <table:cell-address table:column="2" table:row="606" table:table="0"/>
          <office:change-info>
            <dc:creator> </dc:creator>
            <dc:date>2019-02-01T15:59:59.636000000</dc:date>
          </office:change-info>
          <table:previous>
            <table:change-track-table-cell/>
          </table:previous>
        </table:cell-content-change>
        <table:cell-content-change table:id="ct3473" table:acceptance-state="accepted">
          <table:cell-address table:column="3" table:row="606" table:table="0"/>
          <office:change-info>
            <dc:creator> </dc:creator>
            <dc:date>2019-02-01T16:00:04.454000000</dc:date>
          </office:change-info>
          <table:previous table:id="ct3471">
            <table:change-track-table-cell office:value-type="string">
              <text:p>Selection of explanatory factors and subsets for</text:p>
            </table:change-track-table-cell>
          </table:previous>
        </table:cell-content-change>
        <table:cell-content-change table:id="ct3474" table:acceptance-state="accepted">
          <table:cell-address table:column="2" table:row="605" table:table="0"/>
          <office:change-info>
            <dc:creator> </dc:creator>
            <dc:date>2019-02-01T16:00:43.318000000</dc:date>
          </office:change-info>
          <table:previous table:id="ct1234">
            <table:change-track-table-cell office:value-type="string">
              <text:p>Sélection des variables pour les </text:p>
            </table:change-track-table-cell>
          </table:previous>
        </table:cell-content-change>
        <table:cell-content-change table:id="ct3475" table:acceptance-state="accepted">
          <table:cell-address table:column="0" table:row="606" table:table="0"/>
          <office:change-info>
            <dc:creator> </dc:creator>
            <dc:date>2019-02-01T16:00:58.046000000</dc:date>
          </office:change-info>
          <table:previous>
            <table:change-track-table-cell/>
          </table:previous>
        </table:cell-content-change>
        <table:cell-content-change table:id="ct3476" table:acceptance-state="accepted">
          <table:cell-address table:column="0" table:row="606" table:table="0"/>
          <office:change-info>
            <dc:creator> </dc:creator>
            <dc:date>2019-02-01T16:01:06.623000000</dc:date>
          </office:change-info>
          <table:previous table:id="ct3475">
            <table:change-track-table-cell office:value-type="string">
              <text:p>selectionVariables.WT</text:p>
            </table:change-track-table-cell>
          </table:previous>
        </table:cell-content-change>
        <table:cell-content-change table:id="ct3477" table:acceptance-state="accepted">
          <table:cell-address table:column="3" table:row="588" table:table="0"/>
          <office:change-info>
            <dc:creator> </dc:creator>
            <dc:date>2019-02-01T16:13:19.840000000</dc:date>
          </office:change-info>
          <table:previous table:id="ct3460">
            <table:change-track-table-cell office:value-type="string">
              <text:p>Calculated metric: “occurrence frequency” (/species, over stations)</text:p>
            </table:change-track-table-cell>
          </table:previous>
        </table:cell-content-change>
        <table:cell-content-change table:id="ct3478" table:acceptance-state="accepted">
          <table:cell-address table:column="3" table:row="589" table:table="0"/>
          <office:change-info>
            <dc:creator> </dc:creator>
            <dc:date>2019-02-01T16:13:52.414000000</dc:date>
          </office:change-info>
          <table:previous table:id="ct3461">
            <table:change-track-table-cell office:value-type="string">
              <text:p>Calculated metric: “occurrence frequency” (/species group, over stations)</text:p>
            </table:change-track-table-cell>
          </table:previous>
        </table:cell-content-change>
        <table:cell-content-change table:id="ct3479" table:acceptance-state="accepted">
          <table:cell-address table:column="3" table:row="588" table:table="0"/>
          <office:change-info>
            <dc:creator> </dc:creator>
            <dc:date>2019-02-01T16:14:26.262000000</dc:date>
          </office:change-info>
          <table:previous table:id="ct3477">
            <table:change-track-table-cell office:value-type="string">
              <text:p>Plotted metric: “occurrence frequency” (/species, over stations)</text:p>
            </table:change-track-table-cell>
          </table:previous>
        </table:cell-content-change>
        <table:cell-content-change table:id="ct3480" table:acceptance-state="accepted">
          <table:cell-address table:column="3" table:row="589" table:table="0"/>
          <office:change-info>
            <dc:creator> </dc:creator>
            <dc:date>2019-02-01T16:33:44.882000000</dc:date>
          </office:change-info>
          <table:previous table:id="ct3478">
            <table:change-track-table-cell office:value-type="string">
              <text:p>Plotted metric: “occurrence frequency” (/species group, over stations)</text:p>
            </table:change-track-table-cell>
          </table:previous>
        </table:cell-content-change>
        <table:cell-content-change table:id="ct3481" table:acceptance-state="accepted">
          <table:cell-address table:column="3" table:row="588" table:table="0"/>
          <office:change-info>
            <dc:creator> </dc:creator>
            <dc:date>2019-02-01T16:33:55.681000000</dc:date>
          </office:change-info>
          <table:previous table:id="ct3479">
            <table:change-track-table-cell office:value-type="string">
              <text:p>Plotted metric:frequency (/species, over stations)</text:p>
            </table:change-track-table-cell>
          </table:previous>
        </table:cell-content-change>
        <table:cell-content-change table:id="ct3482" table:acceptance-state="accepted">
          <table:cell-address table:column="3" table:row="588" table:table="0"/>
          <office:change-info>
            <dc:creator> </dc:creator>
            <dc:date>2019-02-01T16:34:20.738000000</dc:date>
          </office:change-info>
          <table:previous table:id="ct3481">
            <table:change-track-table-cell office:value-type="string">
              <text:p>Plotted metric: frequency (/species, over stations)</text:p>
            </table:change-track-table-cell>
          </table:previous>
        </table:cell-content-change>
        <table:cell-content-change table:id="ct3483" table:acceptance-state="accepted">
          <table:cell-address table:column="3" table:row="589" table:table="0"/>
          <office:change-info>
            <dc:creator> </dc:creator>
            <dc:date>2019-02-01T16:34:29.691000000</dc:date>
          </office:change-info>
          <table:previous table:id="ct3480">
            <table:change-track-table-cell office:value-type="string">
              <text:p>Plotted metric: frequency per species group, and explanatory factor(s)</text:p>
            </table:change-track-table-cell>
          </table:previous>
        </table:cell-content-change>
        <table:cell-content-change table:id="ct3484" table:acceptance-state="accepted">
          <table:cell-address table:column="3" table:row="598" table:table="0"/>
          <office:change-info>
            <dc:creator> </dc:creator>
            <dc:date>2019-02-01T16:44:10.589000000</dc:date>
          </office:change-info>
          <table:previous table:id="ct1294">
            <table:change-track-table-cell office:value-type="string">
              <text:p>Selection of the grouping/explaining factor(s)</text:p>
            </table:change-track-table-cell>
          </table:previous>
        </table:cell-content-change>
        <table:cell-content-change table:id="ct3485" table:acceptance-state="accepted">
          <table:cell-address table:column="3" table:row="599" table:table="0"/>
          <office:change-info>
            <dc:creator> </dc:creator>
            <dc:date>2019-02-01T16:44:22.342000000</dc:date>
          </office:change-info>
          <table:previous table:id="ct1297">
            <table:change-track-table-cell office:value-type="string">
              <text:p>Selection of the explaining factor(s) (the order does not matter)</text:p>
            </table:change-track-table-cell>
          </table:previous>
        </table:cell-content-change>
        <table:cell-content-change table:id="ct3486" table:acceptance-state="accepted">
          <table:cell-address table:column="3" table:row="597" table:table="0"/>
          <office:change-info>
            <dc:creator> </dc:creator>
            <dc:date>2019-02-01T16:44:35.212000000</dc:date>
          </office:change-info>
          <table:previous table:id="ct1292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3487" table:acceptance-state="accepted">
          <table:cell-address table:column="3" table:row="598" table:table="0"/>
          <office:change-info>
            <dc:creator> </dc:creator>
            <dc:date>2019-02-01T16:44:55.614000000</dc:date>
          </office:change-info>
          <table:previous table:id="ct3484">
            <table:change-track-table-cell office:value-type="string">
              <text:p>Selection of explanatory factor(s)</text:p>
            </table:change-track-table-cell>
          </table:previous>
        </table:cell-content-change>
        <table:cell-content-change table:id="ct3488" table:acceptance-state="accepted">
          <table:cell-address table:column="3" table:row="493" table:table="0"/>
          <office:change-info>
            <dc:creator> </dc:creator>
            <dc:date>2019-02-01T17:23:41.967000000</dc:date>
          </office:change-info>
          <table:previous table:id="ct580">
            <table:change-track-table-cell office:value-type="string">
              <text:p>Graphics options</text:p>
            </table:change-track-table-cell>
          </table:previous>
        </table:cell-content-change>
        <table:cell-content-change table:id="ct3489" table:acceptance-state="accepted">
          <table:cell-address table:column="3" table:row="21" table:table="0"/>
          <office:change-info>
            <dc:creator> </dc:creator>
            <dc:date>2019-02-01T17:23:54.601000000</dc:date>
          </office:change-info>
          <table:previous table:id="ct1265">
            <table:change-track-table-cell office:value-type="string">
              <text:p><text:s text:c="2"/>Graphics options... <text:s/></text:p>
            </table:change-track-table-cell>
          </table:previous>
        </table:cell-content-change>
        <table:cell-content-change table:id="ct3490" table:acceptance-state="accepted">
          <table:cell-address table:column="3" table:row="59" table:table="0"/>
          <office:change-info>
            <dc:creator> </dc:creator>
            <dc:date>2019-02-01T17:24:02.692000000</dc:date>
          </office:change-info>
          <table:previous>
            <table:change-track-table-cell office:value-type="string">
              <text:p>Graphics options...</text:p>
            </table:change-track-table-cell>
          </table:previous>
        </table:cell-content-change>
        <table:cell-content-change table:id="ct3491" table:acceptance-state="accepted">
          <table:cell-address table:column="3" table:row="462" table:table="0"/>
          <office:change-info>
            <dc:creator> </dc:creator>
            <dc:date>2019-02-01T17:25:28.889000000</dc:date>
          </office:change-info>
          <table:previous table:id="ct363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3492" table:acceptance-state="accepted">
          <table:cell-address table:column="3" table:row="463" table:table="0"/>
          <office:change-info>
            <dc:creator> </dc:creator>
            <dc:date>2019-02-01T17:25:58.657000000</dc:date>
          </office:change-info>
          <table:previous table:id="ct367">
            <table:change-track-table-cell office:value-type="string">
              <text:p><text:s text:c="4"/>(low numbers)</text:p>
            </table:change-track-table-cell>
          </table:previous>
        </table:cell-content-change>
        <table:insertion table:id="ct3493" table:acceptance-state="accepted" table:type="row" table:position="633" table:table="0">
          <office:change-info>
            <dc:creator> </dc:creator>
            <dc:date>2019-02-03T14:52:19.318000000</dc:date>
          </office:change-info>
          <table:dependencies>
            <table:dependency table:id="ct3504"/>
            <table:dependency table:id="ct3500"/>
            <table:dependency table:id="ct3498"/>
            <table:dependency table:id="ct3496"/>
          </table:dependencies>
        </table:insertion>
        <table:insertion table:id="ct3494" table:acceptance-state="accepted" table:type="row" table:position="632" table:table="0">
          <office:change-info>
            <dc:creator> </dc:creator>
            <dc:date>2019-02-03T14:52:22.138000000</dc:date>
          </office:change-info>
          <table:dependencies>
            <table:dependency table:id="ct3503"/>
            <table:dependency table:id="ct3502"/>
            <table:dependency table:id="ct3501"/>
            <table:dependency table:id="ct3499"/>
            <table:dependency table:id="ct3497"/>
            <table:dependency table:id="ct3495"/>
          </table:dependencies>
        </table:insertion>
        <table:cell-content-change table:id="ct3495" table:acceptance-state="accepted">
          <table:cell-address table:column="0" table:row="632" table:table="0"/>
          <office:change-info>
            <dc:creator> </dc:creator>
            <dc:date>2019-02-03T14:52:29.405000000</dc:date>
          </office:change-info>
          <table:previous>
            <table:change-track-table-cell/>
          </table:previous>
        </table:cell-content-change>
        <table:cell-content-change table:id="ct3496" table:acceptance-state="accepted">
          <table:cell-address table:column="0" table:row="633" table:table="0"/>
          <office:change-info>
            <dc:creator> </dc:creator>
            <dc:date>2019-02-03T14:52:29.405000000</dc:date>
          </office:change-info>
          <table:previous>
            <table:change-track-table-cell/>
          </table:previous>
        </table:cell-content-change>
        <table:cell-content-change table:id="ct3497" table:acceptance-state="accepted">
          <table:cell-address table:column="1" table:row="632" table:table="0"/>
          <office:change-info>
            <dc:creator> </dc:creator>
            <dc:date>2019-02-03T14:52:32.609000000</dc:date>
          </office:change-info>
          <table:previous>
            <table:change-track-table-cell/>
          </table:previous>
        </table:cell-content-change>
        <table:cell-content-change table:id="ct3498" table:acceptance-state="accepted">
          <table:cell-address table:column="1" table:row="633" table:table="0"/>
          <office:change-info>
            <dc:creator> </dc:creator>
            <dc:date>2019-02-03T14:52:32.609000000</dc:date>
          </office:change-info>
          <table:previous>
            <table:change-track-table-cell/>
          </table:previous>
        </table:cell-content-change>
        <table:cell-content-change table:id="ct3499" table:acceptance-state="accepted">
          <table:cell-address table:column="0" table:row="632" table:table="0"/>
          <office:change-info>
            <dc:creator> </dc:creator>
            <dc:date>2019-02-03T14:52:50.169000000</dc:date>
          </office:change-info>
          <table:previous table:id="ct3495">
            <table:change-track-table-cell office:value-type="string">
              <text:p>graphTitle.vals</text:p>
            </table:change-track-table-cell>
          </table:previous>
        </table:cell-content-change>
        <table:cell-content-change table:id="ct3500" table:acceptance-state="accepted">
          <table:cell-address table:column="0" table:row="633" table:table="0"/>
          <office:change-info>
            <dc:creator> </dc:creator>
            <dc:date>2019-02-03T14:52:57.187000000</dc:date>
          </office:change-info>
          <table:previous table:id="ct3496">
            <table:change-track-table-cell office:value-type="string">
              <text:p>graphTitle.vals</text:p>
            </table:change-track-table-cell>
          </table:previous>
        </table:cell-content-change>
        <table:cell-content-change table:id="ct3501" table:acceptance-state="accepted">
          <table:cell-address table:column="2" table:row="632" table:table="0"/>
          <office:change-info>
            <dc:creator> </dc:creator>
            <dc:date>2019-02-03T14:53:20.643000000</dc:date>
          </office:change-info>
          <table:previous>
            <table:change-track-table-cell/>
          </table:previous>
        </table:cell-content-change>
        <table:cell-content-change table:id="ct3502" table:acceptance-state="accepted">
          <table:cell-address table:column="2" table:row="632" table:table="0"/>
          <office:change-info>
            <dc:creator> </dc:creator>
            <dc:date>2019-02-03T14:53:23.571000000</dc:date>
          </office:change-info>
          <table:previous table:id="ct3501">
            <table:change-track-table-cell office:value-type="string">
              <text:p>Distribution de</text:p>
            </table:change-track-table-cell>
          </table:previous>
        </table:cell-content-change>
        <table:cell-content-change table:id="ct3503" table:acceptance-state="accepted">
          <table:cell-address table:column="3" table:row="632" table:table="0"/>
          <office:change-info>
            <dc:creator> </dc:creator>
            <dc:date>2019-02-03T14:53:42.566000000</dc:date>
          </office:change-info>
          <table:previous>
            <table:change-track-table-cell/>
          </table:previous>
        </table:cell-content-change>
        <table:deletion table:id="ct3504" table:acceptance-state="accepted" table:type="row" table:position="633" table:table="0">
          <office:change-info>
            <dc:creator> </dc:creator>
            <dc:date>2019-02-03T14:54:06.470000000</dc:date>
          </office:change-info>
          <table:deletions>
            <table:cell-content-deletion table:id="ct3498">
              <table:change-track-table-cell office:value-type="string">
                <text:p>X</text:p>
              </table:change-track-table-cell>
            </table:cell-content-deletion>
            <table:cell-content-deletion table:id="ct3500">
              <table:change-track-table-cell office:value-type="string">
                <text:p>graphTitle.barplots</text:p>
              </table:change-track-table-cell>
            </table:cell-content-deletion>
            <table:change-deletion table:id="ct3493"/>
          </table:deletions>
        </table:deletion>
        <table:cell-content-change table:id="ct3505" table:acceptance-state="accepted">
          <table:cell-address table:column="3" table:row="251" table:table="0"/>
          <office:change-info>
            <dc:creator> </dc:creator>
            <dc:date>2019-02-03T16:39:29.039000000</dc:date>
          </office:change-info>
          <table:previous>
            <table:change-track-table-cell office:value-type="string">
              <text:p>\n(current dataset with subsetting)\n</text:p>
            </table:change-track-table-cell>
          </table:previous>
        </table:cell-content-change>
        <table:cell-content-change table:id="ct3506" table:acceptance-state="accepted">
          <table:cell-address table:column="3" table:row="250" table:table="0"/>
          <office:change-info>
            <dc:creator> </dc:creator>
            <dc:date>2019-02-03T16:43:01.481000000</dc:date>
          </office:change-info>
          <table:previous>
            <table:change-track-table-cell office:value-type="string">
              <text:p>Filling rate of fields from </text:p>
            </table:change-track-table-cell>
          </table:previous>
        </table:cell-content-change>
        <table:cell-content-change table:id="ct3507" table:acceptance-state="accepted">
          <table:cell-address table:column="2" table:row="250" table:table="0"/>
          <office:change-info>
            <dc:creator> </dc:creator>
            <dc:date>2019-02-03T16:43:51.085000000</dc:date>
          </office:change-info>
          <table:previous>
            <table:change-track-table-cell office:value-type="string">
              <text:p>Taux de renseignement des champs de </text:p>
            </table:change-track-table-cell>
          </table:previous>
        </table:cell-content-change>
        <table:cell-content-change table:id="ct3508" table:acceptance-state="accepted">
          <table:cell-address table:column="3" table:row="249" table:table="0"/>
          <office:change-info>
            <dc:creator> </dc:creator>
            <dc:date>2019-02-03T17:38:56.665000000</dc:date>
          </office:change-info>
          <table:previous>
            <table:change-track-table-cell office:value-type="string">
              <text:p>Information on </text:p>
            </table:change-track-table-cell>
          </table:previous>
        </table:cell-content-change>
        <table:cell-content-change table:id="ct3509" table:acceptance-state="accepted">
          <table:cell-address table:column="2" table:row="249" table:table="0"/>
          <office:change-info>
            <dc:creator> </dc:creator>
            <dc:date>2019-02-03T17:39:06.545000000</dc:date>
          </office:change-info>
          <table:previous>
            <table:change-track-table-cell office:value-type="string">
              <text:p>Informations sur </text:p>
            </table:change-track-table-cell>
          </table:previous>
        </table:cell-content-change>
        <table:cell-content-change table:id="ct3510" table:acceptance-state="accepted">
          <table:cell-address table:column="2" table:row="249" table:table="0"/>
          <office:change-info>
            <dc:creator> </dc:creator>
            <dc:date>2019-02-03T17:39:18.506000000</dc:date>
          </office:change-info>
          <table:previous table:id="ct3509">
            <table:change-track-table-cell office:value-type="string">
              <text:p>Informations sur le référentiel espèces :</text:p>
            </table:change-track-table-cell>
          </table:previous>
        </table:cell-content-change>
        <table:insertion table:id="ct3511" table:acceptance-state="accepted" table:type="row" table:position="3" table:table="0">
          <office:change-info>
            <dc:creator> </dc:creator>
            <dc:date>2019-02-03T17:41:47.484000000</dc:date>
          </office:change-info>
          <table:dependencies>
            <table:dependency table:id="ct3518"/>
            <table:dependency table:id="ct3517"/>
            <table:dependency table:id="ct3516"/>
            <table:dependency table:id="ct3515"/>
            <table:dependency table:id="ct3514"/>
            <table:dependency table:id="ct3513"/>
            <table:dependency table:id="ct3512"/>
          </table:dependencies>
        </table:insertion>
        <table:cell-content-change table:id="ct3512" table:acceptance-state="accepted">
          <table:cell-address table:column="0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3" table:acceptance-state="accepted">
          <table:cell-address table:column="1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4" table:acceptance-state="accepted">
          <table:cell-address table:column="2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5" table:acceptance-state="accepted">
          <table:cell-address table:column="3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6" table:acceptance-state="accepted">
          <table:cell-address table:column="0" table:row="3" table:table="0"/>
          <office:change-info>
            <dc:creator> </dc:creator>
            <dc:date>2019-02-03T17:41:59.534000000</dc:date>
          </office:change-info>
          <table:previous table:id="ct3512">
            <table:change-track-table-cell office:value-type="string">
              <text:p>graphTitle.and</text:p>
            </table:change-track-table-cell>
          </table:previous>
        </table:cell-content-change>
        <table:cell-content-change table:id="ct3517" table:acceptance-state="accepted">
          <table:cell-address table:column="2" table:row="3" table:table="0"/>
          <office:change-info>
            <dc:creator> </dc:creator>
            <dc:date>2019-02-03T17:42:05.446000000</dc:date>
          </office:change-info>
          <table:previous table:id="ct3514">
            <table:change-track-table-cell office:value-type="string">
              <text:p><text:s/>et </text:p>
            </table:change-track-table-cell>
          </table:previous>
        </table:cell-content-change>
        <table:cell-content-change table:id="ct3518" table:acceptance-state="accepted">
          <table:cell-address table:column="3" table:row="3" table:table="0"/>
          <office:change-info>
            <dc:creator> </dc:creator>
            <dc:date>2019-02-03T17:42:11.164000000</dc:date>
          </office:change-info>
          <table:previous table:id="ct3515">
            <table:change-track-table-cell office:value-type="string">
              <text:p><text:s/>and </text:p>
            </table:change-track-table-cell>
          </table:previous>
        </table:cell-content-change>
        <table:cell-content-change table:id="ct3519" table:acceptance-state="accepted">
          <table:cell-address table:column="3" table:row="250" table:table="0"/>
          <office:change-info>
            <dc:creator> </dc:creator>
            <dc:date>2019-02-03T18:13:33.167000000</dc:date>
          </office:change-info>
          <table:previous table:id="ct3506">
            <table:change-track-table-cell office:value-type="string">
              <text:p>Documentation rate of the species reference table </text:p>
            </table:change-track-table-cell>
          </table:previous>
        </table:cell-content-change>
        <table:cell-content-change table:id="ct3520" table:acceptance-state="accepted">
          <table:cell-address table:column="3" table:row="250" table:table="0"/>
          <office:change-info>
            <dc:creator> </dc:creator>
            <dc:date>2019-02-03T18:14:06.488000000</dc:date>
          </office:change-info>
          <table:previous table:id="ct3519">
            <table:change-track-table-cell office:value-type="string">
              <text:p>Documentation rate of the species reference table for observed species</text:p>
            </table:change-track-table-cell>
          </table:previous>
        </table:cell-content-change>
        <table:cell-content-change table:id="ct3521" table:acceptance-state="accepted">
          <table:cell-address table:column="3" table:row="251" table:table="0"/>
          <office:change-info>
            <dc:creator> </dc:creator>
            <dc:date>2019-02-03T18:14:21.080000000</dc:date>
          </office:change-info>
          <table:previous table:id="ct3505">
            <table:change-track-table-cell office:value-type="string">
              <text:p>\n(current subset of dataset if applying)\n</text:p>
            </table:change-track-table-cell>
          </table:previous>
        </table:cell-content-change>
        <table:cell-content-change table:id="ct3522" table:acceptance-state="accepted">
          <table:cell-address table:column="3" table:row="275" table:table="0"/>
          <office:change-info>
            <dc:creator> </dc:creator>
            <dc:date>2019-02-03T18:45:56.469000000</dc:date>
          </office:change-info>
          <table:previous>
            <table:change-track-table-cell office:value-type="string">
              <text:p><text:s/>\n\n\t* number of observed categories = </text:p>
            </table:change-track-table-cell>
          </table:previous>
        </table:cell-content-change>
        <table:cell-content-change table:id="ct3523" table:acceptance-state="accepted">
          <table:cell-address table:column="3" table:row="276" table:table="0"/>
          <office:change-info>
            <dc:creator> </dc:creator>
            <dc:date>2019-02-03T18:46:34.006000000</dc:date>
          </office:change-info>
          <table:previous>
            <table:change-track-table-cell office:value-type="string">
              <text:p><text:s/>\n\t* number of taxonomic (biotic) observed categories = </text:p>
            </table:change-track-table-cell>
          </table:previous>
        </table:cell-content-change>
        <table:cell-content-change table:id="ct3524" table:acceptance-state="accepted">
          <table:cell-address table:column="3" table:row="278" table:table="0"/>
          <office:change-info>
            <dc:creator> </dc:creator>
            <dc:date>2019-02-03T18:46:54.749000000</dc:date>
          </office:change-info>
          <table:previous>
            <table:change-track-table-cell office:value-type="string">
              <text:p><text:s/>\n\These information account for current subset criteria.</text:p>
            </table:change-track-table-cell>
          </table:previous>
        </table:cell-content-change>
        <table:cell-content-change table:id="ct3525" table:acceptance-state="accepted">
          <table:cell-address table:column="3" table:row="278" table:table="0"/>
          <office:change-info>
            <dc:creator> </dc:creator>
            <dc:date>2019-02-03T18:47:29.960000000</dc:date>
          </office:change-info>
          <table:previous table:id="ct3524">
            <table:change-track-table-cell office:value-type="string">
              <text:p><text:s/>\n\These information accounts for current subset criteria.</text:p>
            </table:change-track-table-cell>
          </table:previous>
        </table:cell-content-change>
        <table:cell-content-change table:id="ct3526" table:acceptance-state="accepted">
          <table:cell-address table:column="3" table:row="275" table:table="0"/>
          <office:change-info>
            <dc:creator> </dc:creator>
            <dc:date>2019-02-03T18:50:35.599000000</dc:date>
          </office:change-info>
          <table:previous table:id="ct3522">
            <table:change-track-table-cell office:value-type="string">
              <text:p><text:s/>\n\n\t* number of observed taxa/categories = </text:p>
            </table:change-track-table-cell>
          </table:previous>
        </table:cell-content-change>
        <table:insertion table:id="ct3527" table:acceptance-state="accepted" table:type="row" table:position="187" table:table="0">
          <office:change-info>
            <dc:creator> </dc:creator>
            <dc:date>2019-02-03T20:57:02.651000000</dc:date>
          </office:change-info>
          <table:dependencies>
            <table:dependency table:id="ct3531"/>
            <table:dependency table:id="ct3530"/>
            <table:dependency table:id="ct3529"/>
            <table:dependency table:id="ct3528"/>
          </table:dependencies>
        </table:insertion>
        <table:cell-content-change table:id="ct3528" table:acceptance-state="accepted">
          <table:cell-address table:column="0" table:row="187" table:table="0"/>
          <office:change-info>
            <dc:creator> </dc:creator>
            <dc:date>2019-02-03T20:57:07.836000000</dc:date>
          </office:change-info>
          <table:previous>
            <table:change-track-table-cell/>
          </table:previous>
        </table:cell-content-change>
        <table:cell-content-change table:id="ct3529" table:acceptance-state="accepted">
          <table:cell-address table:column="0" table:row="187" table:table="0"/>
          <office:change-info>
            <dc:creator> </dc:creator>
            <dc:date>2019-02-03T20:57:24.143000000</dc:date>
          </office:change-info>
          <table:previous table:id="ct3528">
            <table:change-track-table-cell office:value-type="string">
              <text:p>logFmsg.saveInfoRefspe.1</text:p>
            </table:change-track-table-cell>
          </table:previous>
        </table:cell-content-change>
        <table:cell-content-change table:id="ct3530" table:acceptance-state="accepted">
          <table:cell-address table:column="2" table:row="187" table:table="0"/>
          <office:change-info>
            <dc:creator> </dc:creator>
            <dc:date>2019-02-03T20:58:07.778000000</dc:date>
          </office:change-info>
          <table:previous>
            <table:change-track-table-cell/>
          </table:previous>
        </table:cell-content-change>
        <table:cell-content-change table:id="ct3531" table:acceptance-state="accepted">
          <table:cell-address table:column="3" table:row="187" table:table="0"/>
          <office:change-info>
            <dc:creator> </dc:creator>
            <dc:date>2019-02-03T20:58:29.075000000</dc:date>
          </office:change-info>
          <table:previous>
            <table:change-track-table-cell/>
          </table:previous>
        </table:cell-content-change>
        <table:cell-content-change table:id="ct3532" table:acceptance-state="accepted">
          <table:cell-address table:column="3" table:row="270" table:table="0"/>
          <office:change-info>
            <dc:creator> </dc:creator>
            <dc:date>2019-02-03T21:16:06.215000000</dc:date>
          </office:change-info>
          <table:previous>
            <table:change-track-table-cell office:value-type="string">
              <text:p><text:s/>min/unitobs</text:p>
            </table:change-track-table-cell>
          </table:previous>
        </table:cell-content-change>
        <table:cell-content-change table:id="ct3533" table:acceptance-state="accepted">
          <table:cell-address table:column="3" table:row="271" table:table="0"/>
          <office:change-info>
            <dc:creator> </dc:creator>
            <dc:date>2019-02-03T21:16:18.088000000</dc:date>
          </office:change-info>
          <table:previous>
            <table:change-track-table-cell office:value-type="string">
              <text:p><text:s/>max/unitobs</text:p>
            </table:change-track-table-cell>
          </table:previous>
        </table:cell-content-change>
        <table:cell-content-change table:id="ct3534">
          <table:cell-address table:column="3" table:row="594" table:table="0"/>
          <office:change-info>
            <dc:creator> </dc:creator>
            <dc:date>2019-02-04T00:17:15.964000000</dc:date>
          </office:change-info>
          <table:previous table:id="ct1287">
            <table:change-track-table-cell office:value-type="string">
              <text:p>Subset species... (optional, all by default)</text:p>
            </table:change-track-table-cell>
          </table:previous>
        </table:cell-content-change>
        <table:cell-content-change table:id="ct3535">
          <table:cell-address table:column="3" table:row="594" table:table="0"/>
          <office:change-info>
            <dc:creator> </dc:creator>
            <dc:date>2019-02-04T00:17:15.964000000</dc:date>
          </office:change-info>
          <table:previous table:id="ct3534">
            <table:change-track-table-cell office:value-type="string">
              <text:p>Subset species per... (optional, all by default)</text:p>
            </table:change-track-table-cell>
          </table:previous>
        </table:cell-content-change>
        <table:cell-content-change table:id="ct3536">
          <table:cell-address table:column="3" table:row="595" table:table="0"/>
          <office:change-info>
            <dc:creator> </dc:creator>
            <dc:date>2019-02-04T00:17:29.778000000</dc:date>
          </office:change-info>
          <table:previous table:id="ct1289">
            <table:change-track-table-cell office:value-type="string">
              <text:p>Split the analyses/plots per factor level (optional, 'code_espece' or 'identifiant' recommended)</text:p>
            </table:change-track-table-cell>
          </table:previous>
        </table:cell-content-change>
        <table:cell-content-change table:id="ct3537">
          <table:cell-address table:column="3" table:row="595" table:table="0"/>
          <office:change-info>
            <dc:creator> </dc:creator>
            <dc:date>2019-02-04T00:17:29.778000000</dc:date>
          </office:change-info>
          <table:previous table:id="ct3536">
            <table:change-track-table-cell office:value-type="string">
              <text:p>Split the analyses/plots per... \n(optional, 'code_espece' or 'identifiant' recommended)</text:p>
            </table:change-track-table-cell>
          </table:previous>
        </table:cell-content-change>
        <table:insertion table:id="ct3538" table:type="row" table:position="591" table:table="0">
          <office:change-info>
            <dc:creator> </dc:creator>
            <dc:date>2019-02-04T00:17:59.304000000</dc:date>
          </office:change-info>
          <table:dependencies>
            <table:dependency table:id="ct3545"/>
            <table:dependency table:id="ct3543"/>
            <table:dependency table:id="ct3541"/>
            <table:dependency table:id="ct3540"/>
            <table:dependency table:id="ct3539"/>
          </table:dependencies>
        </table:insertion>
        <table:cell-content-change table:id="ct3539">
          <table:cell-address table:column="0" table:row="591" table:table="0"/>
          <office:change-info>
            <dc:creator> </dc:creator>
            <dc:date>2019-02-04T00:18:03.173000000</dc:date>
          </office:change-info>
          <table:previous>
            <table:change-track-table-cell/>
          </table:previous>
        </table:cell-content-change>
        <table:cell-content-change table:id="ct3540">
          <table:cell-address table:column="1" table:row="591" table:table="0"/>
          <office:change-info>
            <dc:creator> </dc:creator>
            <dc:date>2019-02-04T00:18:05.644000000</dc:date>
          </office:change-info>
          <table:previous>
            <table:change-track-table-cell/>
          </table:previous>
        </table:cell-content-change>
        <table:cell-content-change table:id="ct3541">
          <table:cell-address table:column="0" table:row="591" table:table="0"/>
          <office:change-info>
            <dc:creator> </dc:creator>
            <dc:date>2019-02-04T00:18:35.707000000</dc:date>
          </office:change-info>
          <table:previous table:id="ct3539">
            <table:change-track-table-cell office:value-type="string">
              <text:p>titreSelVar.f.FS.graphFact</text:p>
            </table:change-track-table-cell>
          </table:previous>
        </table:cell-content-change>
        <table:cell-content-change table:id="ct3542">
          <table:cell-address table:column="3" table:row="590" table:table="0"/>
          <office:change-info>
            <dc:creator> </dc:creator>
            <dc:date>2019-02-04T00:18:50.992000000</dc:date>
          </office:change-info>
          <table:previous table:id="ct1282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3543">
          <table:cell-address table:column="3" table:row="591" table:table="0"/>
          <office:change-info>
            <dc:creator> </dc:creator>
            <dc:date>2019-02-04T00:18:53.550000000</dc:date>
          </office:change-info>
          <table:previous>
            <table:change-track-table-cell/>
          </table:previous>
        </table:cell-content-change>
        <table:cell-content-change table:id="ct3544">
          <table:cell-address table:column="2" table:row="590" table:table="0"/>
          <office:change-info>
            <dc:creator> </dc:creator>
            <dc:date>2019-02-04T00:19:03.507000000</dc:date>
          </office:change-info>
          <table:previous table:id="ct1115">
            <table:change-track-table-cell office:value-type="string">
              <text:p>Créer un graphique par facteur... <text:s/>(optionnel, 'code_espece' ou 'identifiant' conseillé)</text:p>
            </table:change-track-table-cell>
          </table:previous>
        </table:cell-content-change>
        <table:cell-content-change table:id="ct3545">
          <table:cell-address table:column="2" table:row="591" table:table="0"/>
          <office:change-info>
            <dc:creator> </dc:creator>
            <dc:date>2019-02-04T00:19:04.646000000</dc:date>
          </office:change-info>
          <table:previous>
            <table:change-track-table-cell/>
          </table:previous>
        </table:cell-content-change>
        <table:cell-content-change table:id="ct3546">
          <table:cell-address table:column="2" table:row="590" table:table="0"/>
          <office:change-info>
            <dc:creator> </dc:creator>
            <dc:date>2019-02-04T00:19:36.796000000</dc:date>
          </office:change-info>
          <table:previous table:id="ct3544">
            <table:change-track-table-cell office:value-type="string">
              <text:p>Créer un graphique par facteur... <text:s/>(optionnel, 'code_espece' ou 'identifiant</text:p>
            </table:change-track-table-cell>
          </table:previous>
        </table:cell-content-change>
        <table:cell-content-change table:id="ct3547">
          <table:cell-address table:column="3" table:row="590" table:table="0"/>
          <office:change-info>
            <dc:creator> </dc:creator>
            <dc:date>2019-02-04T00:19:45.773000000</dc:date>
          </office:change-info>
          <table:previous table:id="ct3542">
            <table:change-track-table-cell office:value-type="string">
              <text:p>Generate a plot per factor level (optional, 'code_espece' or 'identifiant</text:p>
            </table:change-track-table-cell>
          </table:previous>
        </table:cell-content-change>
        <table:cell-content-change table:id="ct3548">
          <table:cell-address table:column="3" table:row="592" table:table="0"/>
          <office:change-info>
            <dc:creator> </dc:creator>
            <dc:date>2019-02-04T00:19:54.320000000</dc:date>
          </office:change-info>
          <table:previous table:id="ct1290">
            <table:change-track-table-cell office:value-type="string">
              <text:p>Split the analyses per factor level (optional, 'code_espece' or 'identifiant' recommended)</text:p>
            </table:change-track-table-cell>
          </table:previous>
        </table:cell-content-change>
        <table:cell-content-change table:id="ct3549">
          <table:cell-address table:column="3" table:row="593" table:table="0"/>
          <office:change-info>
            <dc:creator> </dc:creator>
            <dc:date>2019-02-04T00:20:01.830000000</dc:date>
          </office:change-info>
          <table:previous table:id="ct1286">
            <table:change-track-table-cell office:value-type="string">
              <text:p>Split the plots per factor level (optional, 'code_espece' or 'identifiant' recommended)</text:p>
            </table:change-track-table-cell>
          </table:previous>
        </table:cell-content-change>
        <table:cell-content-change table:id="ct3550">
          <table:cell-address table:column="3" table:row="595" table:table="0"/>
          <office:change-info>
            <dc:creator> </dc:creator>
            <dc:date>2019-02-04T00:20:24.191000000</dc:date>
          </office:change-info>
          <table:previous table:id="ct3537">
            <table:change-track-table-cell office:value-type="string">
              <text:p>Split the analyses/plots per… \n(optional, 'code_espece' or 'identifiant' recommended)</text:p>
            </table:change-track-table-cell>
          </table:previous>
        </table:cell-content-change>
        <table:cell-content-change table:id="ct3551">
          <table:cell-address table:column="3" table:row="592" table:table="0"/>
          <office:change-info>
            <dc:creator> </dc:creator>
            <dc:date>2019-02-04T00:20:35.403000000</dc:date>
          </office:change-info>
          <table:previous table:id="ct3548">
            <table:change-track-table-cell office:value-type="string">
              <text:p>Split the analyses per factor level (optional, '</text:p>
            </table:change-track-table-cell>
          </table:previous>
        </table:cell-content-change>
        <table:cell-content-change table:id="ct3552">
          <table:cell-address table:column="3" table:row="592" table:table="0"/>
          <office:change-info>
            <dc:creator> </dc:creator>
            <dc:date>2019-02-04T00:21:47.445000000</dc:date>
          </office:change-info>
          <table:previous table:id="ct3551">
            <table:change-track-table-cell office:value-type="string">
              <text:p>Split the analyses per factor level (optional; NB. if <text:s/>'</text:p>
            </table:change-track-table-cell>
          </table:previous>
        </table:cell-content-change>
        <table:cell-content-change table:id="ct3553">
          <table:cell-address table:column="3" table:row="593" table:table="0"/>
          <office:change-info>
            <dc:creator> </dc:creator>
            <dc:date>2019-02-04T00:22:12.752000000</dc:date>
          </office:change-info>
          <table:previous table:id="ct3549">
            <table:change-track-table-cell office:value-type="string">
              <text:p>Split the plots per factor level (optional, '</text:p>
            </table:change-track-table-cell>
          </table:previous>
        </table:cell-content-change>
        <table:cell-content-change table:id="ct3554">
          <table:cell-address table:column="3" table:row="595" table:table="0"/>
          <office:change-info>
            <dc:creator> </dc:creator>
            <dc:date>2019-02-04T00:22:18.973000000</dc:date>
          </office:change-info>
          <table:previous table:id="ct3550">
            <table:change-track-table-cell office:value-type="string">
              <text:p>Split the analyses/plots per… (optional, '</text:p>
            </table:change-track-table-cell>
          </table:previous>
        </table:cell-content-change>
        <table:cell-content-change table:id="ct3555">
          <table:cell-address table:column="3" table:row="590" table:table="0"/>
          <office:change-info>
            <dc:creator> </dc:creator>
            <dc:date>2019-02-04T00:22:45.269000000</dc:date>
          </office:change-info>
          <table:previous table:id="ct3547">
            <table:change-track-table-cell office:value-type="string">
              <text:p>Generate a plot per factor level (optional, '</text:p>
            </table:change-track-table-cell>
          </table:previous>
        </table:cell-content-change>
        <table:cell-content-change table:id="ct3556">
          <table:cell-address table:column="2" table:row="592" table:table="0"/>
          <office:change-info>
            <dc:creator> </dc:creator>
            <dc:date>2019-02-04T00:26:01.185000000</dc:date>
          </office:change-info>
          <table:previous table:id="ct1117">
            <table:change-track-table-cell office:value-type="string">
              <text:p>Séparer les analyses par facteur... <text:s/>(optionnel, 'code_espece' ou 'identifiant' conseillé)</text:p>
            </table:change-track-table-cell>
          </table:previous>
        </table:cell-content-change>
        <table:cell-content-change table:id="ct3557">
          <table:cell-address table:column="2" table:row="593" table:table="0"/>
          <office:change-info>
            <dc:creator> </dc:creator>
            <dc:date>2019-02-04T00:26:19.172000000</dc:date>
          </office:change-info>
          <table:previous table:id="ct1119">
            <table:change-track-table-cell office:value-type="string">
              <text:p>Séparer les graphiques par facteur... <text:s/>(optionnel, 'code_espece' ou 'identifiant' conseillé)</text:p>
            </table:change-track-table-cell>
          </table:previous>
        </table:cell-content-change>
        <table:cell-content-change table:id="ct3558">
          <table:cell-address table:column="2" table:row="593" table:table="0"/>
          <office:change-info>
            <dc:creator> </dc:creator>
            <dc:date>2019-02-04T00:26:19.172000000</dc:date>
          </office:change-info>
          <table:previous table:id="ct3557">
            <table:change-track-table-cell office:value-type="string">
              <text:p>Séparer les graphiques par facteur...\n <text:s/>(optionnel ; si référentiel espèces, '</text:p>
            </table:change-track-table-cell>
          </table:previous>
        </table:cell-content-change>
        <table:cell-content-change table:id="ct3559">
          <table:cell-address table:column="2" table:row="595" table:table="0"/>
          <office:change-info>
            <dc:creator> </dc:creator>
            <dc:date>2019-02-04T00:26:34.094000000</dc:date>
          </office:change-info>
          <table:previous table:id="ct1129">
            <table:change-track-table-cell office:value-type="string">
              <text:p>Séparer les graphiques/analyses par facteur... <text:s/>(optionnel, 'code_espece' ou 'identifiant' conseillé)</text:p>
            </table:change-track-table-cell>
          </table:previous>
        </table:cell-content-change>
        <table:insertion table:id="ct3560" table:type="row" table:position="4" table:table="0">
          <office:change-info>
            <dc:creator> </dc:creator>
            <dc:date>2019-02-04T00:27:36.333000000</dc:date>
          </office:change-info>
          <table:dependencies>
            <table:dependency table:id="ct3564"/>
            <table:dependency table:id="ct3563"/>
            <table:dependency table:id="ct3562"/>
            <table:dependency table:id="ct3561"/>
          </table:dependencies>
        </table:insertion>
        <table:cell-content-change table:id="ct3561">
          <table:cell-address table:column="0" table:row="4" table:table="0"/>
          <office:change-info>
            <dc:creator> </dc:creator>
            <dc:date>2019-02-04T00:27:44.329000000</dc:date>
          </office:change-info>
          <table:previous>
            <table:change-track-table-cell/>
          </table:previous>
        </table:cell-content-change>
        <table:cell-content-change table:id="ct3562">
          <table:cell-address table:column="1" table:row="4" table:table="0"/>
          <office:change-info>
            <dc:creator> </dc:creator>
            <dc:date>2019-02-04T00:27:46.285000000</dc:date>
          </office:change-info>
          <table:previous>
            <table:change-track-table-cell/>
          </table:previous>
        </table:cell-content-change>
        <table:cell-content-change table:id="ct3563">
          <table:cell-address table:column="2" table:row="4" table:table="0"/>
          <office:change-info>
            <dc:creator> </dc:creator>
            <dc:date>2019-02-04T00:27:51.393000000</dc:date>
          </office:change-info>
          <table:previous>
            <table:change-track-table-cell/>
          </table:previous>
        </table:cell-content-change>
        <table:cell-content-change table:id="ct3564">
          <table:cell-address table:column="3" table:row="4" table:table="0"/>
          <office:change-info>
            <dc:creator> </dc:creator>
            <dc:date>2019-02-04T00:27:54.645000000</dc:date>
          </office:change-info>
          <table:previous>
            <table:change-track-table-cell/>
          </table:previous>
        </table:cell-content-change>
        <table:cell-content-change table:id="ct3565">
          <table:cell-address table:column="3" table:row="590" table:table="0"/>
          <office:change-info>
            <dc:creator> </dc:creator>
            <dc:date>2019-02-04T00:37:33.913000000</dc:date>
          </office:change-info>
          <table:previous table:id="ct3555">
            <table:change-track-table-cell office:value-type="string">
              <text:p>Generate a plot per… \n (optional; NB if species characteristic, </text:p>
            </table:change-track-table-cell>
          </table:previous>
        </table:cell-content-change>
        <table:cell-content-change table:id="ct3566">
          <table:cell-address table:column="3" table:row="590" table:table="0"/>
          <office:change-info>
            <dc:creator> </dc:creator>
            <dc:date>2019-02-04T00:37:33.928000000</dc:date>
          </office:change-info>
          <table:previous table:id="ct3565">
            <table:change-track-table-cell office:value-type="string">
              <text:p>Generate a plot per... \n (optional; NB if species characteristic, '</text:p>
            </table:change-track-table-cell>
          </table:previous>
        </table:cell-content-change>
        <table:cell-content-change table:id="ct3567">
          <table:cell-address table:column="3" table:row="592" table:table="0"/>
          <office:change-info>
            <dc:creator> </dc:creator>
            <dc:date>2019-02-04T00:37:40.206000000</dc:date>
          </office:change-info>
          <table:previous table:id="ct3552">
            <table:change-track-table-cell office:value-type="string">
              <text:p>Split the analyses per… \n (optional; NB if species characteristic, '</text:p>
            </table:change-track-table-cell>
          </table:previous>
        </table:cell-content-change>
        <table:cell-content-change table:id="ct3568">
          <table:cell-address table:column="3" table:row="592" table:table="0"/>
          <office:change-info>
            <dc:creator> </dc:creator>
            <dc:date>2019-02-04T00:37:40.208000000</dc:date>
          </office:change-info>
          <table:previous table:id="ct3567">
            <table:change-track-table-cell office:value-type="string">
              <text:p>Split the analyses per... \n (optional; NB if species characteristic, '</text:p>
            </table:change-track-table-cell>
          </table:previous>
        </table:cell-content-change>
        <table:cell-content-change table:id="ct3569">
          <table:cell-address table:column="3" table:row="593" table:table="0"/>
          <office:change-info>
            <dc:creator> </dc:creator>
            <dc:date>2019-02-04T00:37:45.721000000</dc:date>
          </office:change-info>
          <table:previous table:id="ct3553">
            <table:change-track-table-cell office:value-type="string">
              <text:p>Split the plots per… \n (optional; NB if species characteristic, </text:p>
            </table:change-track-table-cell>
          </table:previous>
        </table:cell-content-change>
        <table:cell-content-change table:id="ct3570">
          <table:cell-address table:column="3" table:row="593" table:table="0"/>
          <office:change-info>
            <dc:creator> </dc:creator>
            <dc:date>2019-02-04T00:37:45.724000000</dc:date>
          </office:change-info>
          <table:previous table:id="ct3569">
            <table:change-track-table-cell office:value-type="string">
              <text:p>Split the plots per... \n (optional; NB if species characteristic, '</text:p>
            </table:change-track-table-cell>
          </table:previous>
        </table:cell-content-change>
        <table:cell-content-change table:id="ct3571">
          <table:cell-address table:column="3" table:row="593" table:table="0"/>
          <office:change-info>
            <dc:creator> </dc:creator>
            <dc:date>2019-02-04T00:37:55.992000000</dc:date>
          </office:change-info>
          <table:previous table:id="ct3570">
            <table:change-track-table-cell office:value-type="string">
              <text:p>Split the plots per… \n (optional; NB if species characteristic, '</text:p>
            </table:change-track-table-cell>
          </table:previous>
        </table:cell-content-change>
        <table:cell-content-change table:id="ct3572">
          <table:cell-address table:column="3" table:row="594" table:table="0"/>
          <office:change-info>
            <dc:creator> </dc:creator>
            <dc:date>2019-02-04T00:39:47.377000000</dc:date>
          </office:change-info>
          <table:previous table:id="ct3535">
            <table:change-track-table-cell office:value-type="string">
              <text:p>Subset species per… (optional, all by default)</text:p>
            </table:change-track-table-cell>
          </table:previous>
        </table:cell-content-change>
        <table:cell-content-change table:id="ct3573">
          <table:cell-address table:column="3" table:row="592" table:table="0"/>
          <office:change-info>
            <dc:creator> </dc:creator>
            <dc:date>2019-02-04T00:40:07.934000000</dc:date>
          </office:change-info>
          <table:previous table:id="ct3568">
            <table:change-track-table-cell office:value-type="string">
              <text:p>Split the analyses per… \n (optional; NB if species characteristic, '</text:p>
            </table:change-track-table-cell>
          </table:previous>
        </table:cell-content-change>
        <table:cell-content-change table:id="ct3574">
          <table:cell-address table:column="3" table:row="590" table:table="0"/>
          <office:change-info>
            <dc:creator> </dc:creator>
            <dc:date>2019-02-04T00:40:19.569000000</dc:date>
          </office:change-info>
          <table:previous table:id="ct3566">
            <table:change-track-table-cell office:value-type="string">
              <text:p>Generate a plot per… \n (optional; NB if species characteristic, '</text:p>
            </table:change-track-table-cell>
          </table:previous>
        </table:cell-content-change>
        <table:cell-content-change table:id="ct3575">
          <table:cell-address table:column="3" table:row="595" table:table="0"/>
          <office:change-info>
            <dc:creator> </dc:creator>
            <dc:date>2019-02-04T00:40:40.705000000</dc:date>
          </office:change-info>
          <table:previous table:id="ct3554">
            <table:change-track-table-cell office:value-type="string">
              <text:p>Split the analyses/plots per… \n (optional; NB if species characteristic, </text:p>
            </table:change-track-table-cell>
          </table:previous>
        </table:cell-content-change>
        <table:cell-content-change table:id="ct3576">
          <table:cell-address table:column="3" table:row="595" table:table="0"/>
          <office:change-info>
            <dc:creator> </dc:creator>
            <dc:date>2019-02-04T00:40:40.707000000</dc:date>
          </office:change-info>
          <table:previous table:id="ct3575">
            <table:change-track-table-cell office:value-type="string">
              <text:p>Split the analyses/plots per... \n (optional; NB if species characteristic, '</text:p>
            </table:change-track-table-cell>
          </table:previous>
        </table:cell-content-change>
        <table:cell-content-change table:id="ct3577">
          <table:cell-address table:column="2" table:row="593" table:table="0"/>
          <office:change-info>
            <dc:creator> </dc:creator>
            <dc:date>2019-02-04T00:41:42.272000000</dc:date>
          </office:change-info>
          <table:previous table:id="ct3558">
            <table:change-track-table-cell office:value-type="string">
              <text:p>Séparer les graphiques par facteur…\n <text:s/>(optionnel ; si référentiel espèces, '</text:p>
            </table:change-track-table-cell>
          </table:previous>
        </table:cell-content-change>
        <table:cell-content-change table:id="ct3578">
          <table:cell-address table:column="3" table:row="46" table:table="0"/>
          <office:change-info>
            <dc:creator> </dc:creator>
            <dc:date>2019-02-04T00:41:42.272000000</dc:date>
          </office:change-info>
          <table:previous table:id="ct3466">
            <table:change-track-table-cell office:value-type="string">
              <text:p>Frequencies…</text:p>
            </table:change-track-table-cell>
          </table:previous>
        </table:cell-content-change>
        <table:cell-content-change table:id="ct3579">
          <table:cell-address table:column="3" table:row="70" table:table="0"/>
          <office:change-info>
            <dc:creator> </dc:creator>
            <dc:date>2019-02-04T00:41:42.272000000</dc:date>
          </office:change-info>
          <table:previous table:id="ct3414">
            <table:change-track-table-cell office:value-type="string">
              <text:p>You may…</text:p>
            </table:change-track-table-cell>
          </table:previous>
        </table:cell-content-change>
        <table:cell-content-change table:id="ct3580">
          <table:cell-address table:column="3" table:row="498" table:table="0"/>
          <office:change-info>
            <dc:creator> </dc:creator>
            <dc:date>2019-02-04T00:41:42.272000000</dc:date>
          </office:change-info>
          <table:previous table:id="ct2363">
            <table:change-track-table-cell office:value-type="string">
              <text:p>Avoid mis-displayed characters\n on other machines…</text:p>
            </table:change-track-table-cell>
          </table:previous>
        </table:cell-content-change>
        <table:cell-content-change table:id="ct3581">
          <table:cell-address table:column="3" table:row="595" table:table="0"/>
          <office:change-info>
            <dc:creator> </dc:creator>
            <dc:date>2019-02-04T00:41:42.272000000</dc:date>
          </office:change-info>
          <table:previous table:id="ct3576">
            <table:change-track-table-cell office:value-type="string">
              <text:p>Split the analyses/plots per… \n (optional; NB if species characteristic, '</text:p>
            </table:change-track-table-cell>
          </table:previous>
        </table:cell-content-change>
        <table:cell-content-change table:id="ct3582">
          <table:cell-address table:column="2" table:row="608" table:table="0"/>
          <office:change-info>
            <dc:creator> </dc:creator>
            <dc:date>2019-02-04T01:14:31.571000000</dc:date>
          </office:change-info>
          <table:previous table:id="ct1236">
            <table:change-track-table-cell office:value-type="string">
              <text:p>du référentiel espèces</text:p>
            </table:change-track-table-cell>
          </table:previous>
        </table:cell-content-change>
        <table:cell-content-change table:id="ct3583">
          <table:cell-address table:column="2" table:row="609" table:table="0"/>
          <office:change-info>
            <dc:creator> </dc:creator>
            <dc:date>2019-02-04T01:14:36.550000000</dc:date>
          </office:change-info>
          <table:previous table:id="ct1241">
            <table:change-track-table-cell office:value-type="string">
              <text:p>d'unité d'observation</text:p>
            </table:change-track-table-cell>
          </table:previous>
        </table:cell-content-change>
        <table:cell-content-change table:id="ct3584">
          <table:cell-address table:column="3" table:row="608" table:table="0"/>
          <office:change-info>
            <dc:creator> </dc:creator>
            <dc:date>2019-02-04T01:15:05.516000000</dc:date>
          </office:change-info>
          <table:previous table:id="ct1310">
            <table:change-track-table-cell office:value-type="string">
              <text:p>from the species reference table</text:p>
            </table:change-track-table-cell>
          </table:previous>
        </table:cell-content-change>
        <table:cell-content-change table:id="ct3585">
          <table:cell-address table:column="3" table:row="609" table:table="0"/>
          <office:change-info>
            <dc:creator> </dc:creator>
            <dc:date>2019-02-04T01:15:12.255000000</dc:date>
          </office:change-info>
          <table:previous table:id="ct1311">
            <table:change-track-table-cell office:value-type="string">
              <text:p>from the station characteristics</text:p>
            </table:change-track-table-cell>
          </table:previous>
        </table:cell-content-change>
        <table:cell-content-change table:id="ct3586">
          <table:cell-address table:column="3" table:row="590" table:table="0"/>
          <office:change-info>
            <dc:creator> </dc:creator>
            <dc:date>2019-02-04T01:15:45.195000000</dc:date>
          </office:change-info>
          <table:previous table:id="ct3574">
            <table:change-track-table-cell office:value-type="string">
              <text:p>Generate a plot per... \n (optional; NB if species characteristic, '</text:p>
            </table:change-track-table-cell>
          </table:previous>
        </table:cell-content-change>
        <table:cell-content-change table:id="ct3587">
          <table:cell-address table:column="2" table:row="193" table:table="0"/>
          <office:change-info>
            <dc:creator>Yves Reecht</dc:creator>
            <dc:date>2020-06-03T12:58:11.470768673</dc:date>
          </office:change-info>
          <table:previous>
            <table:change-track-table-cell office:value-type="string">
              <text:p>Le(s) package(s) suivant(s) est (sont) manquant(s) :\n\ <text:s text:c="3"/>* '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KW.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Plot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s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 window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(including per size class)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groupe d’espèces ou classes de taille, agrégées par unité d'observation :</text:p>
          </table:table-cell>
          <table:table-cell table:style-name="ce15" office:value-type="string" calcext:value-type="string">
            <text:p>Species groups (including per or over size classes)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Frequencies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Frequencies (/station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3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3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Plot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may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imported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imported observations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<text:span text:style-name="T4">-&gt; Number of observation units in the imported</text:span> observations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imported observations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/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/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/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/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get started with graphics &amp; statistical analyses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<text:span text:style-name="T4">\n  * get started with graphics &amp; statistical analyses</text:span>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logFmsg.saveTableCSV</text:p>
          </table:table-cell>
          <table:table-cell/>
          <table:table-cell office:value-type="string" calcext:value-type="string">
            <text:p>Enregistrement du tableau dans le fichier :</text:p>
          </table:table-cell>
          <table:table-cell office:value-type="string" calcext:value-type="string">
            <text:p>Table saved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suivant(s) est (sont) manquant(s) :\n\n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5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5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le référentiel espèces</text:p>
          </table:table-cell>
          <table:table-cell office:value-type="string" calcext:value-type="string">
            <text:p>Information on the species reference table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x de renseignement des champs du référentiel espèces </text:p>
          </table:table-cell>
          <table:table-cell office:value-type="string" calcext:value-type="string">
            <text:p>Documentation rate per field of the species reference table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<text:span text:style-name="T4">\nfor observed species </text:span>(current subset of dataset if apply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in/unitobs</text:p>
          </table:table-cell>
          <table:table-cell office:value-type="string" calcext:value-type="string">
            <text:p><text:s/>min/station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x/unitobs</text:p>
          </table:table-cell>
          <table:table-cell office:value-type="string" calcext:value-type="string">
            <text:p><text:s/>max/station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(biotic and abiotic)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pan text:style-name="T4"> \n\t* number of taxa observed </text:span>(biotic categories)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nThese information accounts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/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6"/>Chargement des données <text:s text:c="5"/></text:p>
          </table:table-cell>
          <table:table-cell office:value-type="string" calcext:value-type="string">
            <text:p><text:s text:c="9"/>Data loading <text:s text:c="8"/>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/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/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/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/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/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/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/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-related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station-related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/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/>for low numbers?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5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/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/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Plot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age pour tous les graphiques</text:p>
          </table:table-cell>
          <table:table-cell office:value-type="string" calcext:value-type="string">
            <text:p>Language for all the graphics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/>
          <table:table-cell office:value-type="string" calcext:value-type="string">
            <text:p>\nN'affecte pas les sorties texte.</text:p>
          </table:table-cell>
          <table:table-cell office:value-type="string" calcext:value-type="string">
            <text:p>\nDoes not affect the text outputs (analysis summaries)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/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multiplier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/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delet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delet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/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CB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sélections POSSIBLES.\n</text:p>
          </table:table-cell>
          <table:table-cell office:value-type="string" calcext:value-type="string">
            <text:p>Multiple selection allowed.\n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/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/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/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/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/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/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/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/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 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 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 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 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 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 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 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 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 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 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 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 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Metric selection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Plotted metric: frequency per species and explanatory factor(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Plotted metric: frequency per species group and explanatory factor(s)</text:p>
          </table:table-cell>
        </table:table-row>
        <table:table-row table:style-name="ro1">
          <table:table-cell table:style-name="ce1" office:value-type="string" calcext:value-type="string">
            <text:p>titreSelVar.f.FS.graphF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graphique par facteur... <text:s/>(optionnel, '</text:p>
          </table:table-cell>
          <table:table-cell table:style-name="ce25" office:value-type="string" calcext:value-type="string">
            <text:p>Generate one plot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S.spRecommend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conseillé)</text:p>
          </table:table-cell>
          <table:table-cell office:value-type="string" calcext:value-type="string">
            <text:p>' recommended)</text:p>
          </table:table-cell>
        </table:table-row>
        <table:table-row table:style-name="ro1">
          <table:table-cell table:style-name="ce1" office:value-type="string" calcext:value-type="string">
            <text:p>titreSelVar.f.FS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analyses par facteur...\n <text:s/>(optionnel ; si référentiel espèces, '</text:p>
          </table:table-cell>
          <table:table-cell table:style-name="ce25" office:value-type="string" calcext:value-type="string">
            <text:p>Split the analyses per... \n (optional; NB if species characteristic, '</text:p>
          </table:table-cell>
        </table:table-row>
        <table:table-row table:style-name="ro1">
          <table:table-cell table:style-name="ce1" office:value-type="string" calcext:value-type="string">
            <text:p>titreSelVar.f.FS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 par facteur...\n <text:s/>(optionnel ; si référentiel espèces, '</text:p>
          </table:table-cell>
          <table:table-cell table:style-name="ce25" office:value-type="string" calcext:value-type="string">
            <text:p>Split the plots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 per... (optional, all by default)</text:p>
          </table:table-cell>
        </table:table-row>
        <table:table-row table:style-name="ro1">
          <table:table-cell table:style-name="ce1" office:value-type="string" calcext:value-type="string">
            <text:p>titreSelVar.f.F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/analyses par facteur...\n <text:s/>(optionnel ; si référentiel espèces, '</text:p>
          </table:table-cell>
          <table:table-cell table:style-name="ce25" office:value-type="string" calcext:value-type="string">
            <text:p>Split the analyses/plots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explanatory factor(s) for plotting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explanatory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explanatory factor(s) for plotting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explanatory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métrique, facteurs et sélections pour les </text:p>
          </table:table-cell>
          <table:table-cell office:value-type="string" calcext:value-type="string">
            <text:p>Selection of metrics, factors and subsets for the </text:p>
          </table:table-cell>
        </table:table-row>
        <table:table-row table:style-name="ro1">
          <table:table-cell office:value-type="string" calcext:value-type="string">
            <text:p>selectionVariables.Occ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facteurs explicatifs et sélections pour les </text:p>
          </table:table-cell>
          <table:table-cell office:value-type="string" calcext:value-type="string">
            <text:p>Selection of explanatory factors and subsets for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...</text:span>du référentiel espèces</text:p>
          </table:table-cell>
          <table:table-cell office:value-type="string" calcext:value-type="string">
            <text:p><text:span text:style-name="T2">...</text:span>species characteristic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...</text:span>d'unité d'observation</text:p>
          </table:table-cell>
          <table:table-cell office:value-type="string" calcext:value-type="string">
            <text:p><text:span text:style-name="T2">...</text:span>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box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ribution de </text:p>
          </table:table-cell>
          <table:table-cell office:value-type="string" calcext:value-type="string">
            <text:p>Distribution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/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/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/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/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/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/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/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/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/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/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/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/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/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/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/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/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/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/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 table:number-columns-repeated="2"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ortiesLM.Graph.ylab.sfxDblCons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print.rpart.ml.node.header.pro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perte, yval, (yprob)</text:p>
          </table:table-cell>
          <table:table-cell office:value-type="string" calcext:value-type="string">
            <text:p>node), split, n, loss, yval, (yprob)</text:p>
          </table:table-cell>
        </table:table-row>
        <table:table-row table:style-name="ro1">
          <table:table-cell office:value-type="string" calcext:value-type="string">
            <text:p>print.rpart.ml.node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déviance, yval</text:p>
          </table:table-cell>
          <table:table-cell office:value-type="string" calcext:value-type="string">
            <text:p>node), split, n, deviance, yval</text:p>
          </table:table-cell>
        </table:table-row>
        <table:table-row table:style-name="ro1">
          <table:table-cell office:value-type="string" calcext:value-type="string">
            <text:p>print.rpart.ml.term.n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que un noeud terminal</text:p>
          </table:table-cell>
          <table:table-cell office:value-type="string" calcext:value-type="string">
            <text:p>denotes terminal node</text:p>
          </table:table-cell>
        </table:table-row>
        <table:table-row table:style-name="ro1">
          <table:table-cell office:value-type="string" calcext:value-type="string">
            <text:p>summary.rpart.ml.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né en </text:p>
          </table:table-cell>
          <table:table-cell office:value-type="string" calcext:value-type="string">
            <text:p>splits as </text:p>
          </table:table-cell>
        </table:table-row>
        <table:table-row table:style-name="ro1">
          <table:table-cell office:value-type="string" calcext:value-type="string">
            <text:p>summary.rpart.ml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mmary.rpart.ml.dash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mmary.rpart.ml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mmary.rpart.ml.2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droite,</text:p>
          </table:table-cell>
          <table:table-cell office:value-type="string" calcext:value-type="string">
            <text:p><text:s/>to the right,</text:p>
          </table:table-cell>
        </table:table-row>
        <table:table-row table:style-name="ro1">
          <table:table-cell office:value-type="string" calcext:value-type="string">
            <text:p>summary.rpart.ml.2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gauche, </text:p>
          </table:table-cell>
          <table:table-cell office:value-type="string" calcext:value-type="string">
            <text:p><text:s/>to the left, </text:p>
          </table:table-cell>
        </table:table-row>
        <table:table-row table:style-name="ro1">
          <table:table-cell office:value-type="string" calcext:value-type="string">
            <text:p>summary.rpart.ml.node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eud #</text:p>
          </table:table-cell>
          <table:table-cell office:value-type="string" calcext:value-type="string">
            <text:p>Node number </text:p>
          </table:table-cell>
        </table:table-row>
        <table:table-row table:style-name="ro1">
          <table:table-cell office:value-type="string" calcext:value-type="string">
            <text:p>summary.rpart.ml.obsNu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summary.rpart.ml.complP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am de complexité</text:p>
          </table:table-cell>
          <table:table-cell office:value-type="string" calcext:value-type="string">
            <text:p>complexity param</text:p>
          </table:table-cell>
        </table:table-row>
        <table:table-row table:style-name="ro1">
          <table:table-cell office:value-type="string" calcext:value-type="string">
            <text:p>summary.rpart.ml.lef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Gauche</text:p>
          </table:table-cell>
          <table:table-cell office:value-type="string" calcext:value-type="string">
            <text:p>left son</text:p>
          </table:table-cell>
        </table:table-row>
        <table:table-row table:style-name="ro1">
          <table:table-cell office:value-type="string" calcext:value-type="string">
            <text:p>summary.rpart.ml.righ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Droit</text:p>
          </table:table-cell>
          <table:table-cell office:value-type="string" calcext:value-type="string">
            <text:p>right son</text:p>
          </table:table-cell>
        </table:table-row>
        <table:table-row table:style-name="ro1">
          <table:table-cell office:value-type="string" calcext:value-type="string">
            <text:p>summary.rpart.ml.obsAbr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ummary.rpart.ml.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servations restantes</text:p>
          </table:table-cell>
          <table:table-cell office:value-type="string" calcext:value-type="string">
            <text:p>observations remain</text:p>
          </table:table-cell>
        </table:table-row>
        <table:table-row table:style-name="ro1">
          <table:table-cell office:value-type="string" calcext:value-type="string">
            <text:p>summary.rpart.ml.1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observation restante</text:p>
          </table:table-cell>
          <table:table-cell office:value-type="string" calcext:value-type="string">
            <text:p>1 observation remains</text:p>
          </table:table-cell>
        </table:table-row>
        <table:table-row table:style-name="ro1">
          <table:table-cell office:value-type="string" calcext:value-type="string">
            <text:p>summary.rpart.ml.prim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initiale :</text:p>
          </table:table-cell>
          <table:table-cell office:value-type="string" calcext:value-type="string">
            <text:p>Primary splits:</text:p>
          </table:table-cell>
        </table:table-row>
        <table:table-row table:style-name="ro1">
          <table:table-cell office:value-type="string" calcext:value-type="string">
            <text:p>summary.rpart.ml.improv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summary.rpart.ml.miss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nquan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ummary.rpart.ml.surrogate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alternative :</text:p>
          </table:table-cell>
          <table:table-cell office:value-type="string" calcext:value-type="string">
            <text:p>Surrogate splits:</text:p>
          </table:table-cell>
        </table:table-row>
        <table:table-row table:style-name="ro1">
          <table:table-cell office:value-type="string" calcext:value-type="string">
            <text:p>sortiesMRT.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el :</text:p>
          </table:table-cell>
          <table:table-cell office:value-type="string" calcext:value-type="string">
            <text:p>Call:</text:p>
          </table:table-cell>
        </table:table-row>
        <table:table-row table:style-name="ro1">
          <table:table-cell office:value-type="string" calcext:value-type="string">
            <text:p>sortiesMRT.print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ultat général :</text:p>
          </table:table-cell>
          <table:table-cell office:value-type="string" calcext:value-type="string">
            <text:p>Main results:</text:p>
          </table:table-cell>
        </table:table-row>
        <table:table-row table:style-name="ro1">
          <table:table-cell office:value-type="string" calcext:value-type="string">
            <text:p>sortiesMRT.deta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tails :</text:p>
          </table:table-cell>
          <table:table-cell office:value-type="string" calcext:value-type="string">
            <text:p>Detailed output:</text:p>
          </table:table-cell>
        </table:table-row>
        <table:table-row table:style-name="ro1">
          <table:table-cell office:value-type="string" calcext:value-type="string">
            <text:p>WP2MRT.esp.graphTitle.pf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 de régression multivariée</text:p>
          </table:table-cell>
          <table:table-cell office:value-type="string" calcext:value-type="string">
            <text:p>Multivariate regression tree</text:p>
          </table:table-cell>
        </table:table-row>
        <table:table-row table:style-name="ro1">
          <table:table-cell office:value-type="string" calcext:value-type="string">
            <text:p>barplotOccurrence.le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(</text:p>
          </table:table-cell>
          <table:table-cell office:value-type="string" calcext:value-type="string">
            <text:p>Number of observation (</text:p>
          </table:table-cell>
        </table:table-row>
        <table:table-row table:style-name="ro1">
          <table:table-cell office:value-type="string" calcext:value-type="string">
            <text:p>barplotOccurrence.le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unités d'observation x nb espèces)</text:p>
          </table:table-cell>
          <table:table-cell office:value-type="string" calcext:value-type="string">
            <text:p>nb station x nb species)</text:p>
          </table:table-cell>
        </table:table-row>
        <table:table-row table:style-name="ro1">
          <table:table-cell office:value-type="string" calcext:value-type="string">
            <text:p>barplotOccurrence.unitobs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unités d'observation</text:p>
          </table:table-cell>
          <table:table-cell office:value-type="string" calcext:value-type="string">
            <text:p>Number of stations</text:p>
          </table:table-cell>
        </table:table-row>
        <table:table-row table:style-name="ro1">
          <table:table-cell office:value-type="string" calcext:value-type="string">
            <text:p>WP2barplot.esp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arre</text:p>
          </table:table-cell>
          <table:table-cell office:value-type="string" calcext:value-type="string">
            <text:p>Number of records per bar</text:p>
          </table:table-cell>
        </table:table-row>
        <table:table-row table:style-name="ro1">
          <table:table-cell office:value-type="string" calcext:value-type="string">
            <text:p>initInnerTkProgressBa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gression :</text:p>
          </table:table-cell>
          <table:table-cell office:value-type="string" calcext:value-type="string">
            <text:p>Progress:</text:p>
          </table:table-cell>
        </table:table-row>
        <table:table-row table:style-name="ro1" table:number-rows-repeated="10477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4:57:44.15570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6-03T14:58:11.473068515</dc:date>
    <meta:editing-duration>P2DT1H38M6S</meta:editing-duration>
    <meta:editing-cycles>906</meta:editing-cycles>
    <meta:generator>LibreOffice/6.4.3.2$Linux_X86_64 LibreOffice_project/40$Build-2</meta:generator>
    <dc:creator>Yves Reecht</dc:creator>
    <meta:document-statistic meta:table-count="1" meta:cell-count="3271" meta:object-count="0"/>
  </office:meta>
</office:document-meta>
</file>